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1"/>
    </style:style>
    <style:style style:name="Sect1" style:family="section">
      <style:section-properties text:dont-balance-text-columns="false" style:editable="false">
        <style:columns fo:column-count="4" fo:column-gap="0in">
          <style:column style:rel-width="16383*" fo:start-indent="0in" fo:end-indent="0in"/>
          <style:column style:rel-width="16383*" fo:start-indent="0in" fo:end-indent="0in"/>
          <style:column style:rel-width="16383*" fo:start-indent="0in" fo:end-indent="0in"/>
          <style:column style:rel-width="16386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">Full Numerical List</text:p>
        <text:p text:style-name="P1">1. 111111</text:p>
        <text:p text:style-name="P1">2. 111112</text:p>
        <text:p text:style-name="P1">3. 111113</text:p>
        <text:p text:style-name="P1">4. 111114</text:p>
        <text:p text:style-name="P1">5. 111121</text:p>
        <text:p text:style-name="P1">6. 111122</text:p>
        <text:p text:style-name="P1">7. 111123</text:p>
        <text:p text:style-name="P1">8. 111124</text:p>
        <text:p text:style-name="P1">9. 111131</text:p>
        <text:p text:style-name="P1">10. 111132</text:p>
        <text:p text:style-name="P1">11. 111133</text:p>
        <text:p text:style-name="P1">12. 111134</text:p>
        <text:p text:style-name="P1">13. 111141</text:p>
        <text:p text:style-name="P1">14. 111142</text:p>
        <text:p text:style-name="P1">15. 111143</text:p>
        <text:p text:style-name="P1">16. 111144</text:p>
        <text:p text:style-name="P1">17. 111211</text:p>
        <text:p text:style-name="P1">18. 111212</text:p>
        <text:p text:style-name="P1">19. 111213</text:p>
        <text:p text:style-name="P1">20. 111214</text:p>
        <text:p text:style-name="P1">21. 111221</text:p>
        <text:p text:style-name="P1">22. 111222</text:p>
        <text:p text:style-name="P1">23. 111223</text:p>
        <text:p text:style-name="P1">24. 111224</text:p>
        <text:p text:style-name="P1">25. 111231</text:p>
        <text:p text:style-name="P1">26. 111232</text:p>
        <text:p text:style-name="P1">27. 111233</text:p>
        <text:p text:style-name="P1">28. 111234</text:p>
        <text:p text:style-name="P1">29. 111241</text:p>
        <text:p text:style-name="P1">30. 111242</text:p>
        <text:p text:style-name="P1">31. 111243</text:p>
        <text:p text:style-name="P1">32. 111244</text:p>
        <text:p text:style-name="P1">33. 111311</text:p>
        <text:p text:style-name="P1">34. 111312</text:p>
        <text:p text:style-name="P1">35. 111313</text:p>
        <text:p text:style-name="P1">36. 111314</text:p>
        <text:p text:style-name="P1">37. 111321</text:p>
        <text:p text:style-name="P1">38. 111322</text:p>
        <text:p text:style-name="P1">39. 111323</text:p>
        <text:p text:style-name="P1">40. 111324</text:p>
        <text:p text:style-name="P1">41. 111331</text:p>
        <text:p text:style-name="P1">42. 111332</text:p>
        <text:p text:style-name="P1">43. 111333</text:p>
        <text:p text:style-name="P1">44. 111334</text:p>
        <text:p text:style-name="P1">45. 111341</text:p>
        <text:p text:style-name="P1">46. 111342</text:p>
        <text:p text:style-name="P1">47. 111343</text:p>
        <text:p text:style-name="P1">48. 111344</text:p>
        <text:p text:style-name="P1">49. 111411</text:p>
        <text:p text:style-name="P1">50. 111412</text:p>
        <text:p text:style-name="P1">51. 111413</text:p>
        <text:p text:style-name="P1">52. 111414</text:p>
        <text:p text:style-name="P1">53. 111421</text:p>
        <text:p text:style-name="P1">54. 111422</text:p>
        <text:p text:style-name="P1">55. 111423</text:p>
        <text:p text:style-name="P1">56. 111424</text:p>
        <text:p text:style-name="P1">57. 111431</text:p>
        <text:p text:style-name="P1">58. 111432</text:p>
        <text:p text:style-name="P1">59. 111433</text:p>
        <text:p text:style-name="P1">60. 111434</text:p>
        <text:p text:style-name="P1">61. 111441</text:p>
        <text:p text:style-name="P1">62. 111442</text:p>
        <text:p text:style-name="P1">63. 111443</text:p>
        <text:p text:style-name="P1">64. 111444</text:p>
        <text:p text:style-name="P1">65. 112111</text:p>
        <text:p text:style-name="P1">66. 112112</text:p>
        <text:p text:style-name="P1">67. 112113</text:p>
        <text:p text:style-name="P1">68. 112114</text:p>
        <text:p text:style-name="P1">69. 112121</text:p>
        <text:p text:style-name="P1">70. 112122</text:p>
        <text:p text:style-name="P1">71. 112123</text:p>
        <text:p text:style-name="P1">72. 112124</text:p>
        <text:p text:style-name="P1">73. 112131</text:p>
        <text:p text:style-name="P1">74. 112132</text:p>
        <text:p text:style-name="P1">75. 112133</text:p>
        <text:p text:style-name="P1">76. 112134</text:p>
        <text:p text:style-name="P1">77. 112141</text:p>
        <text:p text:style-name="P1">78. 112142</text:p>
        <text:p text:style-name="P1">79. 112143</text:p>
        <text:p text:style-name="P1">80. 112144</text:p>
        <text:p text:style-name="P1">81. 112211</text:p>
        <text:p text:style-name="P1">82. 112212</text:p>
        <text:p text:style-name="P1">83. 112213</text:p>
        <text:p text:style-name="P1">84. 112214</text:p>
        <text:p text:style-name="P1">85. 112221</text:p>
        <text:p text:style-name="P1">86. 112222</text:p>
        <text:p text:style-name="P1">87. 112223</text:p>
        <text:p text:style-name="P1">88. 112224</text:p>
        <text:p text:style-name="P1">89. 112231</text:p>
        <text:p text:style-name="P1">90. 112232</text:p>
        <text:p text:style-name="P1">91. 112233</text:p>
        <text:p text:style-name="P1">92. 112234</text:p>
        <text:p text:style-name="P1">93. 112241</text:p>
        <text:p text:style-name="P1">94. 112242</text:p>
        <text:p text:style-name="P1">95. 112243</text:p>
        <text:p text:style-name="P1">96. 112244</text:p>
        <text:p text:style-name="P1">97. 112311</text:p>
        <text:p text:style-name="P1">98. 112312</text:p>
        <text:p text:style-name="P1">99. 112313</text:p>
        <text:p text:style-name="P1">100. 112314</text:p>
        <text:p text:style-name="P1">101. 112321</text:p>
        <text:p text:style-name="P1">102. 112322</text:p>
        <text:p text:style-name="P1">103. 112323</text:p>
        <text:p text:style-name="P1">104. 112324</text:p>
        <text:p text:style-name="P1">105. 112331</text:p>
        <text:p text:style-name="P1">106. 112332</text:p>
        <text:p text:style-name="P1">107. 112333</text:p>
        <text:p text:style-name="P1">108. 112334</text:p>
        <text:p text:style-name="P1">109. 112341</text:p>
        <text:p text:style-name="P1">110. 112342</text:p>
        <text:p text:style-name="P1">111. 112343</text:p>
        <text:p text:style-name="P1">112. 112344</text:p>
        <text:p text:style-name="P1">113. 112411</text:p>
        <text:p text:style-name="P1">114. 112412</text:p>
        <text:p text:style-name="P1">115. 112413</text:p>
        <text:p text:style-name="P1">116. 112414</text:p>
        <text:p text:style-name="P1">117. 112421</text:p>
        <text:p text:style-name="P1">118. 112422</text:p>
        <text:p text:style-name="P1">119. 112423</text:p>
        <text:p text:style-name="P1">120. 112424</text:p>
        <text:p text:style-name="P1">121. 112431</text:p>
        <text:p text:style-name="P1">122. 112432</text:p>
        <text:p text:style-name="P1">123. 112433</text:p>
        <text:p text:style-name="P1">124. 112434</text:p>
        <text:p text:style-name="P1">125. 112441</text:p>
        <text:p text:style-name="P1">126. 112442</text:p>
        <text:p text:style-name="P1">127. 112443</text:p>
        <text:p text:style-name="P1">128. 112444</text:p>
        <text:p text:style-name="P1">129. 113111</text:p>
        <text:p text:style-name="P1">130. 113112</text:p>
        <text:p text:style-name="P1">131. 113113</text:p>
        <text:p text:style-name="P1">132. 113114</text:p>
        <text:p text:style-name="P1">133. 113121</text:p>
        <text:p text:style-name="P1">134. 113122</text:p>
        <text:p text:style-name="P1">135. 113123</text:p>
        <text:p text:style-name="P1">136. 113124</text:p>
        <text:p text:style-name="P1">137. 113131</text:p>
        <text:p text:style-name="P1">138. 113132</text:p>
        <text:p text:style-name="P1">139. 113133</text:p>
        <text:p text:style-name="P1">140. 113134</text:p>
        <text:p text:style-name="P1">141. 113141</text:p>
        <text:p text:style-name="P1">142. 113142</text:p>
        <text:p text:style-name="P1">143. 113143</text:p>
        <text:p text:style-name="P1">144. 113144</text:p>
        <text:p text:style-name="P1">145. 113211</text:p>
        <text:p text:style-name="P1">146. 113212</text:p>
        <text:p text:style-name="P1">147. 113213</text:p>
        <text:p text:style-name="P1">148. 113214</text:p>
        <text:p text:style-name="P1">149. 113221</text:p>
        <text:p text:style-name="P1">150. 113222</text:p>
        <text:p text:style-name="P1">151. 113223</text:p>
        <text:p text:style-name="P1">152. 113224</text:p>
        <text:p text:style-name="P1">153. 113231</text:p>
        <text:p text:style-name="P1">154. 113232</text:p>
        <text:p text:style-name="P1">155. 113233</text:p>
        <text:p text:style-name="P1">156. 113234</text:p>
        <text:p text:style-name="P1">157. 113241</text:p>
        <text:p text:style-name="P1">158. 113242</text:p>
        <text:p text:style-name="P1">159. 113243</text:p>
        <text:p text:style-name="P1">160. 113244</text:p>
        <text:p text:style-name="P1">161. 113311</text:p>
        <text:p text:style-name="P1">162. 113312</text:p>
        <text:p text:style-name="P1">163. 113313</text:p>
        <text:p text:style-name="P1">164. 113314</text:p>
        <text:p text:style-name="P1">165. 113321</text:p>
        <text:p text:style-name="P1">166. 113322</text:p>
        <text:p text:style-name="P1">167. 113323</text:p>
        <text:p text:style-name="P1">168. 113324</text:p>
        <text:p text:style-name="P1">169. 113331</text:p>
        <text:p text:style-name="P1">170. 113332</text:p>
        <text:p text:style-name="P1">171. 113333</text:p>
        <text:p text:style-name="P1">172. 113334</text:p>
        <text:p text:style-name="P1">173. 113341</text:p>
        <text:p text:style-name="P1">174. 113342</text:p>
        <text:p text:style-name="P1">175. 113343</text:p>
        <text:p text:style-name="P1">176. 113344</text:p>
        <text:p text:style-name="P1">177. 113411</text:p>
        <text:p text:style-name="P1">178. 113412</text:p>
        <text:p text:style-name="P1">179. 113413</text:p>
        <text:p text:style-name="P1">180. 113414</text:p>
        <text:p text:style-name="P1">181. 113421</text:p>
        <text:p text:style-name="P1">182. 113422</text:p>
        <text:p text:style-name="P1">183. 113423</text:p>
        <text:p text:style-name="P1">184. 113424</text:p>
        <text:p text:style-name="P1">185. 113431</text:p>
        <text:p text:style-name="P1">186. 113432</text:p>
        <text:p text:style-name="P1">187. 113433</text:p>
        <text:p text:style-name="P1">188. 113434</text:p>
        <text:p text:style-name="P1">189. 113441</text:p>
        <text:p text:style-name="P1">190. 113442</text:p>
        <text:p text:style-name="P1">191. 113443</text:p>
        <text:p text:style-name="P1">192. 113444</text:p>
        <text:p text:style-name="P1">193. 114111</text:p>
        <text:p text:style-name="P1">194. 114112</text:p>
        <text:p text:style-name="P1"><text:soft-page-break/>195. 114113</text:p>
        <text:p text:style-name="P1">196. 114114</text:p>
        <text:p text:style-name="P1">197. 114121</text:p>
        <text:p text:style-name="P1">198. 114122</text:p>
        <text:p text:style-name="P1">199. 114123</text:p>
        <text:p text:style-name="P1">200. 114124</text:p>
        <text:p text:style-name="P1">201. 114131</text:p>
        <text:p text:style-name="P1">202. 114132</text:p>
        <text:p text:style-name="P1">203. 114133</text:p>
        <text:p text:style-name="P1">204. 114134</text:p>
        <text:p text:style-name="P1">205. 114141</text:p>
        <text:p text:style-name="P1">206. 114142</text:p>
        <text:p text:style-name="P1">207. 114143</text:p>
        <text:p text:style-name="P1">208. 114144</text:p>
        <text:p text:style-name="P1">209. 114211</text:p>
        <text:p text:style-name="P1">210. 114212</text:p>
        <text:p text:style-name="P1">211. 114213</text:p>
        <text:p text:style-name="P1">212. 114214</text:p>
        <text:p text:style-name="P1">213. 114221</text:p>
        <text:p text:style-name="P1">214. 114222</text:p>
        <text:p text:style-name="P1">215. 114223</text:p>
        <text:p text:style-name="P1">216. 114224</text:p>
        <text:p text:style-name="P1">217. 114231</text:p>
        <text:p text:style-name="P1">218. 114232</text:p>
        <text:p text:style-name="P1">219. 114233</text:p>
        <text:p text:style-name="P1">220. 114234</text:p>
        <text:p text:style-name="P1">221. 114241</text:p>
        <text:p text:style-name="P1">222. 114242</text:p>
        <text:p text:style-name="P1">223. 114243</text:p>
        <text:p text:style-name="P1">224. 114244</text:p>
        <text:p text:style-name="P1">225. 114311</text:p>
        <text:p text:style-name="P1">226. 114312</text:p>
        <text:p text:style-name="P1">227. 114313</text:p>
        <text:p text:style-name="P1">228. 114314</text:p>
        <text:p text:style-name="P1">229. 114321</text:p>
        <text:p text:style-name="P1">230. 114322</text:p>
        <text:p text:style-name="P1">231. 114323</text:p>
        <text:p text:style-name="P1">232. 114324</text:p>
        <text:p text:style-name="P1">233. 114331</text:p>
        <text:p text:style-name="P1">234. 114332</text:p>
        <text:p text:style-name="P1">235. 114333</text:p>
        <text:p text:style-name="P1">236. 114334</text:p>
        <text:p text:style-name="P1">237. 114341</text:p>
        <text:p text:style-name="P1">238. 114342</text:p>
        <text:p text:style-name="P1">239. 114343</text:p>
        <text:p text:style-name="P1">240. 114344</text:p>
        <text:p text:style-name="P1">241. 114411</text:p>
        <text:p text:style-name="P1">242. 114412</text:p>
        <text:p text:style-name="P1">243. 114413</text:p>
        <text:p text:style-name="P1">244. 114414</text:p>
        <text:p text:style-name="P1">245. 114421</text:p>
        <text:p text:style-name="P1">246. 114422</text:p>
        <text:p text:style-name="P1">247. 114423</text:p>
        <text:p text:style-name="P1">248. 114424</text:p>
        <text:p text:style-name="P1">249. 114431</text:p>
        <text:p text:style-name="P1">250. 114432</text:p>
        <text:p text:style-name="P1">251. 114433</text:p>
        <text:p text:style-name="P1">252. 114434</text:p>
        <text:p text:style-name="P1">253. 114441</text:p>
        <text:p text:style-name="P1">254. 114442</text:p>
        <text:p text:style-name="P1">255. 114443</text:p>
        <text:p text:style-name="P1">256. 114444</text:p>
        <text:p text:style-name="P1">257. 121111</text:p>
        <text:p text:style-name="P1">258. 121112</text:p>
        <text:p text:style-name="P1">259. 121113</text:p>
        <text:p text:style-name="P1">260. 121114</text:p>
        <text:p text:style-name="P1">261. 121121</text:p>
        <text:p text:style-name="P1">262. 121122</text:p>
        <text:p text:style-name="P1">263. 121123</text:p>
        <text:p text:style-name="P1">264. 121124</text:p>
        <text:p text:style-name="P1">265. 121131</text:p>
        <text:p text:style-name="P1">266. 121132</text:p>
        <text:p text:style-name="P1">267. 121133</text:p>
        <text:p text:style-name="P1">268. 121134</text:p>
        <text:p text:style-name="P1">269. 121141</text:p>
        <text:p text:style-name="P1">270. 121142</text:p>
        <text:p text:style-name="P1">271. 121143</text:p>
        <text:p text:style-name="P1">272. 121144</text:p>
        <text:p text:style-name="P1">273. 121211</text:p>
        <text:p text:style-name="P1">274. 121212</text:p>
        <text:p text:style-name="P1">275. 121213</text:p>
        <text:p text:style-name="P1">276. 121214</text:p>
        <text:p text:style-name="P1">277. 121221</text:p>
        <text:p text:style-name="P1">278. 121222</text:p>
        <text:p text:style-name="P1">279. 121223</text:p>
        <text:p text:style-name="P1">280. 121224</text:p>
        <text:p text:style-name="P1">281. 121231</text:p>
        <text:p text:style-name="P1">282. 121232</text:p>
        <text:p text:style-name="P1">283. 121233</text:p>
        <text:p text:style-name="P1">284. 121234</text:p>
        <text:p text:style-name="P1">285. 121241</text:p>
        <text:p text:style-name="P1">286. 121242</text:p>
        <text:p text:style-name="P1">287. 121243</text:p>
        <text:p text:style-name="P1">288. 121244</text:p>
        <text:p text:style-name="P1">289. 121311</text:p>
        <text:p text:style-name="P1">290. 121312</text:p>
        <text:p text:style-name="P1">291. 121313</text:p>
        <text:p text:style-name="P1">292. 121314</text:p>
        <text:p text:style-name="P1">293. 121321</text:p>
        <text:p text:style-name="P1">294. 121322</text:p>
        <text:p text:style-name="P1">295. 121323</text:p>
        <text:p text:style-name="P1">296. 121324</text:p>
        <text:p text:style-name="P1">297. 121331</text:p>
        <text:p text:style-name="P1">298. 121332</text:p>
        <text:p text:style-name="P1">299. 121333</text:p>
        <text:p text:style-name="P1">300. 121334</text:p>
        <text:p text:style-name="P1">301. 121341</text:p>
        <text:p text:style-name="P1">302. 121342</text:p>
        <text:p text:style-name="P1">303. 121343</text:p>
        <text:p text:style-name="P1">304. 121344</text:p>
        <text:p text:style-name="P1">305. 121411</text:p>
        <text:p text:style-name="P1">306. 121412</text:p>
        <text:p text:style-name="P1">307. 121413</text:p>
        <text:p text:style-name="P1">308. 121414</text:p>
        <text:p text:style-name="P1">309. 121421</text:p>
        <text:p text:style-name="P1">310. 121422</text:p>
        <text:p text:style-name="P1">311. 121423</text:p>
        <text:p text:style-name="P1">312. 121424</text:p>
        <text:p text:style-name="P1">313. 121431</text:p>
        <text:p text:style-name="P1">314. 121432</text:p>
        <text:p text:style-name="P1">315. 121433</text:p>
        <text:p text:style-name="P1">316. 121434</text:p>
        <text:p text:style-name="P1">317. 121441</text:p>
        <text:p text:style-name="P1">318. 121442</text:p>
        <text:p text:style-name="P1">319. 121443</text:p>
        <text:p text:style-name="P1">320. 121444</text:p>
        <text:p text:style-name="P1">321. 122111</text:p>
        <text:p text:style-name="P1">322. 122112</text:p>
        <text:p text:style-name="P1">323. 122113</text:p>
        <text:p text:style-name="P1">324. 122114</text:p>
        <text:p text:style-name="P1">325. 122121</text:p>
        <text:p text:style-name="P1">326. 122122</text:p>
        <text:p text:style-name="P1">327. 122123</text:p>
        <text:p text:style-name="P1">328. 122124</text:p>
        <text:p text:style-name="P1">329. 122131</text:p>
        <text:p text:style-name="P1">330. 122132</text:p>
        <text:p text:style-name="P1">331. 122133</text:p>
        <text:p text:style-name="P1">332. 122134</text:p>
        <text:p text:style-name="P1">333. 122141</text:p>
        <text:p text:style-name="P1">334. 122142</text:p>
        <text:p text:style-name="P1">335. 122143</text:p>
        <text:p text:style-name="P1">336. 122144</text:p>
        <text:p text:style-name="P1">337. 122211</text:p>
        <text:p text:style-name="P1">338. 122212</text:p>
        <text:p text:style-name="P1">339. 122213</text:p>
        <text:p text:style-name="P1">340. 122214</text:p>
        <text:p text:style-name="P1">341. 122221</text:p>
        <text:p text:style-name="P1">342. 122222</text:p>
        <text:p text:style-name="P1">343. 122223</text:p>
        <text:p text:style-name="P1">344. 122224</text:p>
        <text:p text:style-name="P1">345. 122231</text:p>
        <text:p text:style-name="P1">346. 122232</text:p>
        <text:p text:style-name="P1">347. 122233</text:p>
        <text:p text:style-name="P1">348. 122234</text:p>
        <text:p text:style-name="P1">349. 122241</text:p>
        <text:p text:style-name="P1">350. 122242</text:p>
        <text:p text:style-name="P1">351. 122243</text:p>
        <text:p text:style-name="P1">352. 122244</text:p>
        <text:p text:style-name="P1">353. 122311</text:p>
        <text:p text:style-name="P1">354. 122312</text:p>
        <text:p text:style-name="P1">355. 122313</text:p>
        <text:p text:style-name="P1">356. 122314</text:p>
        <text:p text:style-name="P1">357. 122321</text:p>
        <text:p text:style-name="P1">358. 122322</text:p>
        <text:p text:style-name="P1">359. 122323</text:p>
        <text:p text:style-name="P1">360. 122324</text:p>
        <text:p text:style-name="P1">361. 122331</text:p>
        <text:p text:style-name="P1">362. 122332</text:p>
        <text:p text:style-name="P1">363. 122333</text:p>
        <text:p text:style-name="P1">364. 122334</text:p>
        <text:p text:style-name="P1">365. 122341</text:p>
        <text:p text:style-name="P1">366. 122342</text:p>
        <text:p text:style-name="P1">367. 122343</text:p>
        <text:p text:style-name="P1">368. 122344</text:p>
        <text:p text:style-name="P1">369. 122411</text:p>
        <text:p text:style-name="P1">370. 122412</text:p>
        <text:p text:style-name="P1">371. 122413</text:p>
        <text:p text:style-name="P1">372. 122414</text:p>
        <text:p text:style-name="P1">373. 122421</text:p>
        <text:p text:style-name="P1">374. 122422</text:p>
        <text:p text:style-name="P1">375. 122423</text:p>
        <text:p text:style-name="P1">376. 122424</text:p>
        <text:p text:style-name="P1">377. 122431</text:p>
        <text:p text:style-name="P1">378. 122432</text:p>
        <text:p text:style-name="P1">379. 122433</text:p>
        <text:p text:style-name="P1">380. 122434</text:p>
        <text:p text:style-name="P1">381. 122441</text:p>
        <text:p text:style-name="P1">382. 122442</text:p>
        <text:p text:style-name="P1">383. 122443</text:p>
        <text:p text:style-name="P1">384. 122444</text:p>
        <text:p text:style-name="P1">385. 123111</text:p>
        <text:p text:style-name="P1">386. 123112</text:p>
        <text:p text:style-name="P1">387. 123113</text:p>
        <text:p text:style-name="P1">388. 123114</text:p>
        <text:p text:style-name="P1">389. 123121</text:p>
        <text:p text:style-name="P1">390. 123122</text:p>
        <text:p text:style-name="P1"><text:soft-page-break/>391. 123123</text:p>
        <text:p text:style-name="P1">392. 123124</text:p>
        <text:p text:style-name="P1">393. 123131</text:p>
        <text:p text:style-name="P1">394. 123132</text:p>
        <text:p text:style-name="P1">395. 123133</text:p>
        <text:p text:style-name="P1">396. 123134</text:p>
        <text:p text:style-name="P1">397. 123141</text:p>
        <text:p text:style-name="P1">398. 123142</text:p>
        <text:p text:style-name="P1">399. 123143</text:p>
        <text:p text:style-name="P1">400. 123144</text:p>
        <text:p text:style-name="P1">401. 123211</text:p>
        <text:p text:style-name="P1">402. 123212</text:p>
        <text:p text:style-name="P1">403. 123213</text:p>
        <text:p text:style-name="P1">404. 123214</text:p>
        <text:p text:style-name="P1">405. 123221</text:p>
        <text:p text:style-name="P1">406. 123222</text:p>
        <text:p text:style-name="P1">407. 123223</text:p>
        <text:p text:style-name="P1">408. 123224</text:p>
        <text:p text:style-name="P1">409. 123231</text:p>
        <text:p text:style-name="P1">410. 123232</text:p>
        <text:p text:style-name="P1">411. 123233</text:p>
        <text:p text:style-name="P1">412. 123234</text:p>
        <text:p text:style-name="P1">413. 123241</text:p>
        <text:p text:style-name="P1">414. 123242</text:p>
        <text:p text:style-name="P1">415. 123243</text:p>
        <text:p text:style-name="P1">416. 123244</text:p>
        <text:p text:style-name="P1">417. 123311</text:p>
        <text:p text:style-name="P1">418. 123312</text:p>
        <text:p text:style-name="P1">419. 123313</text:p>
        <text:p text:style-name="P1">420. 123314</text:p>
        <text:p text:style-name="P1">421. 123321</text:p>
        <text:p text:style-name="P1">422. 123322</text:p>
        <text:p text:style-name="P1">423. 123323</text:p>
        <text:p text:style-name="P1">424. 123324</text:p>
        <text:p text:style-name="P1">425. 123331</text:p>
        <text:p text:style-name="P1">426. 123332</text:p>
        <text:p text:style-name="P1">427. 123333</text:p>
        <text:p text:style-name="P1">428. 123334</text:p>
        <text:p text:style-name="P1">429. 123341</text:p>
        <text:p text:style-name="P1">430. 123342</text:p>
        <text:p text:style-name="P1">431. 123343</text:p>
        <text:p text:style-name="P1">432. 123344</text:p>
        <text:p text:style-name="P1">433. 123411</text:p>
        <text:p text:style-name="P1">434. 123412</text:p>
        <text:p text:style-name="P1">435. 123413</text:p>
        <text:p text:style-name="P1">436. 123414</text:p>
        <text:p text:style-name="P1">437. 123421</text:p>
        <text:p text:style-name="P1">438. 123422</text:p>
        <text:p text:style-name="P1">439. 123423</text:p>
        <text:p text:style-name="P1">440. 123424</text:p>
        <text:p text:style-name="P1">441. 123431</text:p>
        <text:p text:style-name="P1">442. 123432</text:p>
        <text:p text:style-name="P1">443. 123433</text:p>
        <text:p text:style-name="P1">444. 123434</text:p>
        <text:p text:style-name="P1">445. 123441</text:p>
        <text:p text:style-name="P1">446. 123442</text:p>
        <text:p text:style-name="P1">447. 123443</text:p>
        <text:p text:style-name="P1">448. 123444</text:p>
        <text:p text:style-name="P1">449. 124111</text:p>
        <text:p text:style-name="P1">450. 124112</text:p>
        <text:p text:style-name="P1">451. 124113</text:p>
        <text:p text:style-name="P1">452. 124114</text:p>
        <text:p text:style-name="P1">453. 124121</text:p>
        <text:p text:style-name="P1">454. 124122</text:p>
        <text:p text:style-name="P1">455. 124123</text:p>
        <text:p text:style-name="P1">456. 124124</text:p>
        <text:p text:style-name="P1">457. 124131</text:p>
        <text:p text:style-name="P1">458. 124132</text:p>
        <text:p text:style-name="P1">459. 124133</text:p>
        <text:p text:style-name="P1">460. 124134</text:p>
        <text:p text:style-name="P1">461. 124141</text:p>
        <text:p text:style-name="P1">462. 124142</text:p>
        <text:p text:style-name="P1">463. 124143</text:p>
        <text:p text:style-name="P1">464. 124144</text:p>
        <text:p text:style-name="P1">465. 124211</text:p>
        <text:p text:style-name="P1">466. 124212</text:p>
        <text:p text:style-name="P1">467. 124213</text:p>
        <text:p text:style-name="P1">468. 124214</text:p>
        <text:p text:style-name="P1">469. 124221</text:p>
        <text:p text:style-name="P1">470. 124222</text:p>
        <text:p text:style-name="P1">471. 124223</text:p>
        <text:p text:style-name="P1">472. 124224</text:p>
        <text:p text:style-name="P1">473. 124231</text:p>
        <text:p text:style-name="P1">474. 124232</text:p>
        <text:p text:style-name="P1">475. 124233</text:p>
        <text:p text:style-name="P1">476. 124234</text:p>
        <text:p text:style-name="P1">477. 124241</text:p>
        <text:p text:style-name="P1">478. 124242</text:p>
        <text:p text:style-name="P1">479. 124243</text:p>
        <text:p text:style-name="P1">480. 124244</text:p>
        <text:p text:style-name="P1">481. 124311</text:p>
        <text:p text:style-name="P1">482. 124312</text:p>
        <text:p text:style-name="P1">483. 124313</text:p>
        <text:p text:style-name="P1">484. 124314</text:p>
        <text:p text:style-name="P1">485. 124321</text:p>
        <text:p text:style-name="P1">486. 124322</text:p>
        <text:p text:style-name="P1">487. 124323</text:p>
        <text:p text:style-name="P1">488. 124324</text:p>
        <text:p text:style-name="P1">489. 124331</text:p>
        <text:p text:style-name="P1">490. 124332</text:p>
        <text:p text:style-name="P1">491. 124333</text:p>
        <text:p text:style-name="P1">492. 124334</text:p>
        <text:p text:style-name="P1">493. 124341</text:p>
        <text:p text:style-name="P1">494. 124342</text:p>
        <text:p text:style-name="P1">495. 124343</text:p>
        <text:p text:style-name="P1">496. 124344</text:p>
        <text:p text:style-name="P1">497. 124411</text:p>
        <text:p text:style-name="P1">498. 124412</text:p>
        <text:p text:style-name="P1">499. 124413</text:p>
        <text:p text:style-name="P1">500. 124414</text:p>
        <text:p text:style-name="P1">501. 124421</text:p>
        <text:p text:style-name="P1">502. 124422</text:p>
        <text:p text:style-name="P1">503. 124423</text:p>
        <text:p text:style-name="P1">504. 124424</text:p>
        <text:p text:style-name="P1">505. 124431</text:p>
        <text:p text:style-name="P1">506. 124432</text:p>
        <text:p text:style-name="P1">507. 124433</text:p>
        <text:p text:style-name="P1">508. 124434</text:p>
        <text:p text:style-name="P1">509. 124441</text:p>
        <text:p text:style-name="P1">510. 124442</text:p>
        <text:p text:style-name="P1">511. 124443</text:p>
        <text:p text:style-name="P1">512. 124444</text:p>
        <text:p text:style-name="P1">513. 131111</text:p>
        <text:p text:style-name="P1">514. 131112</text:p>
        <text:p text:style-name="P1">515. 131113</text:p>
        <text:p text:style-name="P1">516. 131114</text:p>
        <text:p text:style-name="P1">517. 131121</text:p>
        <text:p text:style-name="P1">518. 131122</text:p>
        <text:p text:style-name="P1">519. 131123</text:p>
        <text:p text:style-name="P1">520. 131124</text:p>
        <text:p text:style-name="P1">521. 131131</text:p>
        <text:p text:style-name="P1">522. 131132</text:p>
        <text:p text:style-name="P1">523. 131133</text:p>
        <text:p text:style-name="P1">524. 131134</text:p>
        <text:p text:style-name="P1">525. 131141</text:p>
        <text:p text:style-name="P1">526. 131142</text:p>
        <text:p text:style-name="P1">527. 131143</text:p>
        <text:p text:style-name="P1">528. 131144</text:p>
        <text:p text:style-name="P1">529. 131211</text:p>
        <text:p text:style-name="P1">530. 131212</text:p>
        <text:p text:style-name="P1">531. 131213</text:p>
        <text:p text:style-name="P1">532. 131214</text:p>
        <text:p text:style-name="P1">533. 131221</text:p>
        <text:p text:style-name="P1">534. 131222</text:p>
        <text:p text:style-name="P1">535. 131223</text:p>
        <text:p text:style-name="P1">536. 131224</text:p>
        <text:p text:style-name="P1">537. 131231</text:p>
        <text:p text:style-name="P1">538. 131232</text:p>
        <text:p text:style-name="P1">539. 131233</text:p>
        <text:p text:style-name="P1">540. 131234</text:p>
        <text:p text:style-name="P1">541. 131241</text:p>
        <text:p text:style-name="P1">542. 131242</text:p>
        <text:p text:style-name="P1">543. 131243</text:p>
        <text:p text:style-name="P1">544. 131244</text:p>
        <text:p text:style-name="P1">545. 131311</text:p>
        <text:p text:style-name="P1">546. 131312</text:p>
        <text:p text:style-name="P1">547. 131313</text:p>
        <text:p text:style-name="P1">548. 131314</text:p>
        <text:p text:style-name="P1">549. 131321</text:p>
        <text:p text:style-name="P1">550. 131322</text:p>
        <text:p text:style-name="P1">551. 131323</text:p>
        <text:p text:style-name="P1">552. 131324</text:p>
        <text:p text:style-name="P1">553. 131331</text:p>
        <text:p text:style-name="P1">554. 131332</text:p>
        <text:p text:style-name="P1">555. 131333</text:p>
        <text:p text:style-name="P1">556. 131334</text:p>
        <text:p text:style-name="P1">557. 131341</text:p>
        <text:p text:style-name="P1">558. 131342</text:p>
        <text:p text:style-name="P1">559. 131343</text:p>
        <text:p text:style-name="P1">560. 131344</text:p>
        <text:p text:style-name="P1">561. 131411</text:p>
        <text:p text:style-name="P1">562. 131412</text:p>
        <text:p text:style-name="P1">563. 131413</text:p>
        <text:p text:style-name="P1">564. 131414</text:p>
        <text:p text:style-name="P1">565. 131421</text:p>
        <text:p text:style-name="P1">566. 131422</text:p>
        <text:p text:style-name="P1">567. 131423</text:p>
        <text:p text:style-name="P1">568. 131424</text:p>
        <text:p text:style-name="P1">569. 131431</text:p>
        <text:p text:style-name="P1">570. 131432</text:p>
        <text:p text:style-name="P1">571. 131433</text:p>
        <text:p text:style-name="P1">572. 131434</text:p>
        <text:p text:style-name="P1">573. 131441</text:p>
        <text:p text:style-name="P1">574. 131442</text:p>
        <text:p text:style-name="P1">575. 131443</text:p>
        <text:p text:style-name="P1">576. 131444</text:p>
        <text:p text:style-name="P1">577. 132111</text:p>
        <text:p text:style-name="P1">578. 132112</text:p>
        <text:p text:style-name="P1">579. 132113</text:p>
        <text:p text:style-name="P1">580. 132114</text:p>
        <text:p text:style-name="P1">581. 132121</text:p>
        <text:p text:style-name="P1">582. 132122</text:p>
        <text:p text:style-name="P1">583. 132123</text:p>
        <text:p text:style-name="P1">584. 132124</text:p>
        <text:p text:style-name="P1">585. 132131</text:p>
        <text:p text:style-name="P1">586. 132132</text:p>
        <text:p text:style-name="P1"><text:soft-page-break/>587. 132133</text:p>
        <text:p text:style-name="P1">588. 132134</text:p>
        <text:p text:style-name="P1">589. 132141</text:p>
        <text:p text:style-name="P1">590. 132142</text:p>
        <text:p text:style-name="P1">591. 132143</text:p>
        <text:p text:style-name="P1">592. 132144</text:p>
        <text:p text:style-name="P1">593. 132211</text:p>
        <text:p text:style-name="P1">594. 132212</text:p>
        <text:p text:style-name="P1">595. 132213</text:p>
        <text:p text:style-name="P1">596. 132214</text:p>
        <text:p text:style-name="P1">597. 132221</text:p>
        <text:p text:style-name="P1">598. 132222</text:p>
        <text:p text:style-name="P1">599. 132223</text:p>
        <text:p text:style-name="P1">600. 132224</text:p>
        <text:p text:style-name="P1">601. 132231</text:p>
        <text:p text:style-name="P1">602. 132232</text:p>
        <text:p text:style-name="P1">603. 132233</text:p>
        <text:p text:style-name="P1">604. 132234</text:p>
        <text:p text:style-name="P1">605. 132241</text:p>
        <text:p text:style-name="P1">606. 132242</text:p>
        <text:p text:style-name="P1">607. 132243</text:p>
        <text:p text:style-name="P1">608. 132244</text:p>
        <text:p text:style-name="P1">609. 132311</text:p>
        <text:p text:style-name="P1">610. 132312</text:p>
        <text:p text:style-name="P1">611. 132313</text:p>
        <text:p text:style-name="P1">612. 132314</text:p>
        <text:p text:style-name="P1">613. 132321</text:p>
        <text:p text:style-name="P1">614. 132322</text:p>
        <text:p text:style-name="P1">615. 132323</text:p>
        <text:p text:style-name="P1">616. 132324</text:p>
        <text:p text:style-name="P1">617. 132331</text:p>
        <text:p text:style-name="P1">618. 132332</text:p>
        <text:p text:style-name="P1">619. 132333</text:p>
        <text:p text:style-name="P1">620. 132334</text:p>
        <text:p text:style-name="P1">621. 132341</text:p>
        <text:p text:style-name="P1">622. 132342</text:p>
        <text:p text:style-name="P1">623. 132343</text:p>
        <text:p text:style-name="P1">624. 132344</text:p>
        <text:p text:style-name="P1">625. 132411</text:p>
        <text:p text:style-name="P1">626. 132412</text:p>
        <text:p text:style-name="P1">627. 132413</text:p>
        <text:p text:style-name="P1">628. 132414</text:p>
        <text:p text:style-name="P1">629. 132421</text:p>
        <text:p text:style-name="P1">630. 132422</text:p>
        <text:p text:style-name="P1">631. 132423</text:p>
        <text:p text:style-name="P1">632. 132424</text:p>
        <text:p text:style-name="P1">633. 132431</text:p>
        <text:p text:style-name="P1">634. 132432</text:p>
        <text:p text:style-name="P1">635. 132433</text:p>
        <text:p text:style-name="P1">636. 132434</text:p>
        <text:p text:style-name="P1">637. 132441</text:p>
        <text:p text:style-name="P1">638. 132442</text:p>
        <text:p text:style-name="P1">639. 132443</text:p>
        <text:p text:style-name="P1">640. 132444</text:p>
        <text:p text:style-name="P1">641. 133111</text:p>
        <text:p text:style-name="P1">642. 133112</text:p>
        <text:p text:style-name="P1">643. 133113</text:p>
        <text:p text:style-name="P1">644. 133114</text:p>
        <text:p text:style-name="P1">645. 133121</text:p>
        <text:p text:style-name="P1">646. 133122</text:p>
        <text:p text:style-name="P1">647. 133123</text:p>
        <text:p text:style-name="P1">648. 133124</text:p>
        <text:p text:style-name="P1">649. 133131</text:p>
        <text:p text:style-name="P1">650. 133132</text:p>
        <text:p text:style-name="P1">651. 133133</text:p>
        <text:p text:style-name="P1">652. 133134</text:p>
        <text:p text:style-name="P1">653. 133141</text:p>
        <text:p text:style-name="P1">654. 133142</text:p>
        <text:p text:style-name="P1">655. 133143</text:p>
        <text:p text:style-name="P1">656. 133144</text:p>
        <text:p text:style-name="P1">657. 133211</text:p>
        <text:p text:style-name="P1">658. 133212</text:p>
        <text:p text:style-name="P1">659. 133213</text:p>
        <text:p text:style-name="P1">660. 133214</text:p>
        <text:p text:style-name="P1">661. 133221</text:p>
        <text:p text:style-name="P1">662. 133222</text:p>
        <text:p text:style-name="P1">663. 133223</text:p>
        <text:p text:style-name="P1">664. 133224</text:p>
        <text:p text:style-name="P1">665. 133231</text:p>
        <text:p text:style-name="P1">666. 133232</text:p>
        <text:p text:style-name="P1">667. 133233</text:p>
        <text:p text:style-name="P1">668. 133234</text:p>
        <text:p text:style-name="P1">669. 133241</text:p>
        <text:p text:style-name="P1">670. 133242</text:p>
        <text:p text:style-name="P1">671. 133243</text:p>
        <text:p text:style-name="P1">672. 133244</text:p>
        <text:p text:style-name="P1">673. 133311</text:p>
        <text:p text:style-name="P1">674. 133312</text:p>
        <text:p text:style-name="P1">675. 133313</text:p>
        <text:p text:style-name="P1">676. 133314</text:p>
        <text:p text:style-name="P1">677. 133321</text:p>
        <text:p text:style-name="P1">678. 133322</text:p>
        <text:p text:style-name="P1">679. 133323</text:p>
        <text:p text:style-name="P1">680. 133324</text:p>
        <text:p text:style-name="P1">681. 133331</text:p>
        <text:p text:style-name="P1">682. 133332</text:p>
        <text:p text:style-name="P1">683. 133333</text:p>
        <text:p text:style-name="P1">684. 133334</text:p>
        <text:p text:style-name="P1">685. 133341</text:p>
        <text:p text:style-name="P1">686. 133342</text:p>
        <text:p text:style-name="P1">687. 133343</text:p>
        <text:p text:style-name="P1">688. 133344</text:p>
        <text:p text:style-name="P1">689. 133411</text:p>
        <text:p text:style-name="P1">690. 133412</text:p>
        <text:p text:style-name="P1">691. 133413</text:p>
        <text:p text:style-name="P1">692. 133414</text:p>
        <text:p text:style-name="P1">693. 133421</text:p>
        <text:p text:style-name="P1">694. 133422</text:p>
        <text:p text:style-name="P1">695. 133423</text:p>
        <text:p text:style-name="P1">696. 133424</text:p>
        <text:p text:style-name="P1">697. 133431</text:p>
        <text:p text:style-name="P1">698. 133432</text:p>
        <text:p text:style-name="P1">699. 133433</text:p>
        <text:p text:style-name="P1">700. 133434</text:p>
        <text:p text:style-name="P1">701. 133441</text:p>
        <text:p text:style-name="P1">702. 133442</text:p>
        <text:p text:style-name="P1">703. 133443</text:p>
        <text:p text:style-name="P1">704. 133444</text:p>
        <text:p text:style-name="P1">705. 134111</text:p>
        <text:p text:style-name="P1">706. 134112</text:p>
        <text:p text:style-name="P1">707. 134113</text:p>
        <text:p text:style-name="P1">708. 134114</text:p>
        <text:p text:style-name="P1">709. 134121</text:p>
        <text:p text:style-name="P1">710. 134122</text:p>
        <text:p text:style-name="P1">711. 134123</text:p>
        <text:p text:style-name="P1">712. 134124</text:p>
        <text:p text:style-name="P1">713. 134131</text:p>
        <text:p text:style-name="P1">714. 134132</text:p>
        <text:p text:style-name="P1">715. 134133</text:p>
        <text:p text:style-name="P1">716. 134134</text:p>
        <text:p text:style-name="P1">717. 134141</text:p>
        <text:p text:style-name="P1">718. 134142</text:p>
        <text:p text:style-name="P1">719. 134143</text:p>
        <text:p text:style-name="P1">720. 134144</text:p>
        <text:p text:style-name="P1">721. 134211</text:p>
        <text:p text:style-name="P1">722. 134212</text:p>
        <text:p text:style-name="P1">723. 134213</text:p>
        <text:p text:style-name="P1">724. 134214</text:p>
        <text:p text:style-name="P1">725. 134221</text:p>
        <text:p text:style-name="P1">726. 134222</text:p>
        <text:p text:style-name="P1">727. 134223</text:p>
        <text:p text:style-name="P1">728. 134224</text:p>
        <text:p text:style-name="P1">729. 134231</text:p>
        <text:p text:style-name="P1">730. 134232</text:p>
        <text:p text:style-name="P1">731. 134233</text:p>
        <text:p text:style-name="P1">732. 134234</text:p>
        <text:p text:style-name="P1">733. 134241</text:p>
        <text:p text:style-name="P1">734. 134242</text:p>
        <text:p text:style-name="P1">735. 134243</text:p>
        <text:p text:style-name="P1">736. 134244</text:p>
        <text:p text:style-name="P1">737. 134311</text:p>
        <text:p text:style-name="P1">738. 134312</text:p>
        <text:p text:style-name="P1">739. 134313</text:p>
        <text:p text:style-name="P1">740. 134314</text:p>
        <text:p text:style-name="P1">741. 134321</text:p>
        <text:p text:style-name="P1">742. 134322</text:p>
        <text:p text:style-name="P1">743. 134323</text:p>
        <text:p text:style-name="P1">744. 134324</text:p>
        <text:p text:style-name="P1">745. 134331</text:p>
        <text:p text:style-name="P1">746. 134332</text:p>
        <text:p text:style-name="P1">747. 134333</text:p>
        <text:p text:style-name="P1">748. 134334</text:p>
        <text:p text:style-name="P1">749. 134341</text:p>
        <text:p text:style-name="P1">750. 134342</text:p>
        <text:p text:style-name="P1">751. 134343</text:p>
        <text:p text:style-name="P1">752. 134344</text:p>
        <text:p text:style-name="P1">753. 134411</text:p>
        <text:p text:style-name="P1">754. 134412</text:p>
        <text:p text:style-name="P1">755. 134413</text:p>
        <text:p text:style-name="P1">756. 134414</text:p>
        <text:p text:style-name="P1">757. 134421</text:p>
        <text:p text:style-name="P1">758. 134422</text:p>
        <text:p text:style-name="P1">759. 134423</text:p>
        <text:p text:style-name="P1">760. 134424</text:p>
        <text:p text:style-name="P1">761. 134431</text:p>
        <text:p text:style-name="P1">762. 134432</text:p>
        <text:p text:style-name="P1">763. 134433</text:p>
        <text:p text:style-name="P1">764. 134434</text:p>
        <text:p text:style-name="P1">765. 134441</text:p>
        <text:p text:style-name="P1">766. 134442</text:p>
        <text:p text:style-name="P1">767. 134443</text:p>
        <text:p text:style-name="P1">768. 134444</text:p>
        <text:p text:style-name="P1">769. 141111</text:p>
        <text:p text:style-name="P1">770. 141112</text:p>
        <text:p text:style-name="P1">771. 141113</text:p>
        <text:p text:style-name="P1">772. 141114</text:p>
        <text:p text:style-name="P1">773. 141121</text:p>
        <text:p text:style-name="P1">774. 141122</text:p>
        <text:p text:style-name="P1">775. 141123</text:p>
        <text:p text:style-name="P1">776. 141124</text:p>
        <text:p text:style-name="P1">777. 141131</text:p>
        <text:p text:style-name="P1">778. 141132</text:p>
        <text:p text:style-name="P1">779. 141133</text:p>
        <text:p text:style-name="P1">780. 141134</text:p>
        <text:p text:style-name="P1">781. 141141</text:p>
        <text:p text:style-name="P1">782. 141142</text:p>
        <text:p text:style-name="P1"><text:soft-page-break/>783. 141143</text:p>
        <text:p text:style-name="P1">784. 141144</text:p>
        <text:p text:style-name="P1">785. 141211</text:p>
        <text:p text:style-name="P1">786. 141212</text:p>
        <text:p text:style-name="P1">787. 141213</text:p>
        <text:p text:style-name="P1">788. 141214</text:p>
        <text:p text:style-name="P1">789. 141221</text:p>
        <text:p text:style-name="P1">790. 141222</text:p>
        <text:p text:style-name="P1">791. 141223</text:p>
        <text:p text:style-name="P1">792. 141224</text:p>
        <text:p text:style-name="P1">793. 141231</text:p>
        <text:p text:style-name="P1">794. 141232</text:p>
        <text:p text:style-name="P1">795. 141233</text:p>
        <text:p text:style-name="P1">796. 141234</text:p>
        <text:p text:style-name="P1">797. 141241</text:p>
        <text:p text:style-name="P1">798. 141242</text:p>
        <text:p text:style-name="P1">799. 141243</text:p>
        <text:p text:style-name="P1">800. 141244</text:p>
        <text:p text:style-name="P1">801. 141311</text:p>
        <text:p text:style-name="P1">802. 141312</text:p>
        <text:p text:style-name="P1">803. 141313</text:p>
        <text:p text:style-name="P1">804. 141314</text:p>
        <text:p text:style-name="P1">805. 141321</text:p>
        <text:p text:style-name="P1">806. 141322</text:p>
        <text:p text:style-name="P1">807. 141323</text:p>
        <text:p text:style-name="P1">808. 141324</text:p>
        <text:p text:style-name="P1">809. 141331</text:p>
        <text:p text:style-name="P1">810. 141332</text:p>
        <text:p text:style-name="P1">811. 141333</text:p>
        <text:p text:style-name="P1">812. 141334</text:p>
        <text:p text:style-name="P1">813. 141341</text:p>
        <text:p text:style-name="P1">814. 141342</text:p>
        <text:p text:style-name="P1">815. 141343</text:p>
        <text:p text:style-name="P1">816. 141344</text:p>
        <text:p text:style-name="P1">817. 141411</text:p>
        <text:p text:style-name="P1">818. 141412</text:p>
        <text:p text:style-name="P1">819. 141413</text:p>
        <text:p text:style-name="P1">820. 141414</text:p>
        <text:p text:style-name="P1">821. 141421</text:p>
        <text:p text:style-name="P1">822. 141422</text:p>
        <text:p text:style-name="P1">823. 141423</text:p>
        <text:p text:style-name="P1">824. 141424</text:p>
        <text:p text:style-name="P1">825. 141431</text:p>
        <text:p text:style-name="P1">826. 141432</text:p>
        <text:p text:style-name="P1">827. 141433</text:p>
        <text:p text:style-name="P1">828. 141434</text:p>
        <text:p text:style-name="P1">829. 141441</text:p>
        <text:p text:style-name="P1">830. 141442</text:p>
        <text:p text:style-name="P1">831. 141443</text:p>
        <text:p text:style-name="P1">832. 141444</text:p>
        <text:p text:style-name="P1">833. 142111</text:p>
        <text:p text:style-name="P1">834. 142112</text:p>
        <text:p text:style-name="P1">835. 142113</text:p>
        <text:p text:style-name="P1">836. 142114</text:p>
        <text:p text:style-name="P1">837. 142121</text:p>
        <text:p text:style-name="P1">838. 142122</text:p>
        <text:p text:style-name="P1">839. 142123</text:p>
        <text:p text:style-name="P1">840. 142124</text:p>
        <text:p text:style-name="P1">841. 142131</text:p>
        <text:p text:style-name="P1">842. 142132</text:p>
        <text:p text:style-name="P1">843. 142133</text:p>
        <text:p text:style-name="P1">844. 142134</text:p>
        <text:p text:style-name="P1">845. 142141</text:p>
        <text:p text:style-name="P1">846. 142142</text:p>
        <text:p text:style-name="P1">847. 142143</text:p>
        <text:p text:style-name="P1">848. 142144</text:p>
        <text:p text:style-name="P1">849. 142211</text:p>
        <text:p text:style-name="P1">850. 142212</text:p>
        <text:p text:style-name="P1">851. 142213</text:p>
        <text:p text:style-name="P1">852. 142214</text:p>
        <text:p text:style-name="P1">853. 142221</text:p>
        <text:p text:style-name="P1">854. 142222</text:p>
        <text:p text:style-name="P1">855. 142223</text:p>
        <text:p text:style-name="P1">856. 142224</text:p>
        <text:p text:style-name="P1">857. 142231</text:p>
        <text:p text:style-name="P1">858. 142232</text:p>
        <text:p text:style-name="P1">859. 142233</text:p>
        <text:p text:style-name="P1">860. 142234</text:p>
        <text:p text:style-name="P1">861. 142241</text:p>
        <text:p text:style-name="P1">862. 142242</text:p>
        <text:p text:style-name="P1">863. 142243</text:p>
        <text:p text:style-name="P1">864. 142244</text:p>
        <text:p text:style-name="P1">865. 142311</text:p>
        <text:p text:style-name="P1">866. 142312</text:p>
        <text:p text:style-name="P1">867. 142313</text:p>
        <text:p text:style-name="P1">868. 142314</text:p>
        <text:p text:style-name="P1">869. 142321</text:p>
        <text:p text:style-name="P1">870. 142322</text:p>
        <text:p text:style-name="P1">871. 142323</text:p>
        <text:p text:style-name="P1">872. 142324</text:p>
        <text:p text:style-name="P1">873. 142331</text:p>
        <text:p text:style-name="P1">874. 142332</text:p>
        <text:p text:style-name="P1">875. 142333</text:p>
        <text:p text:style-name="P1">876. 142334</text:p>
        <text:p text:style-name="P1">877. 142341</text:p>
        <text:p text:style-name="P1">878. 142342</text:p>
        <text:p text:style-name="P1">879. 142343</text:p>
        <text:p text:style-name="P1">880. 142344</text:p>
        <text:p text:style-name="P1">881. 142411</text:p>
        <text:p text:style-name="P1">882. 142412</text:p>
        <text:p text:style-name="P1">883. 142413</text:p>
        <text:p text:style-name="P1">884. 142414</text:p>
        <text:p text:style-name="P1">885. 142421</text:p>
        <text:p text:style-name="P1">886. 142422</text:p>
        <text:p text:style-name="P1">887. 142423</text:p>
        <text:p text:style-name="P1">888. 142424</text:p>
        <text:p text:style-name="P1">889. 142431</text:p>
        <text:p text:style-name="P1">890. 142432</text:p>
        <text:p text:style-name="P1">891. 142433</text:p>
        <text:p text:style-name="P1">892. 142434</text:p>
        <text:p text:style-name="P1">893. 142441</text:p>
        <text:p text:style-name="P1">894. 142442</text:p>
        <text:p text:style-name="P1">895. 142443</text:p>
        <text:p text:style-name="P1">896. 142444</text:p>
        <text:p text:style-name="P1">897. 143111</text:p>
        <text:p text:style-name="P1">898. 143112</text:p>
        <text:p text:style-name="P1">899. 143113</text:p>
        <text:p text:style-name="P1">900. 143114</text:p>
        <text:p text:style-name="P1">901. 143121</text:p>
        <text:p text:style-name="P1">902. 143122</text:p>
        <text:p text:style-name="P1">903. 143123</text:p>
        <text:p text:style-name="P1">904. 143124</text:p>
        <text:p text:style-name="P1">905. 143131</text:p>
        <text:p text:style-name="P1">906. 143132</text:p>
        <text:p text:style-name="P1">907. 143133</text:p>
        <text:p text:style-name="P1">908. 143134</text:p>
        <text:p text:style-name="P1">909. 143141</text:p>
        <text:p text:style-name="P1">910. 143142</text:p>
        <text:p text:style-name="P1">911. 143143</text:p>
        <text:p text:style-name="P1">912. 143144</text:p>
        <text:p text:style-name="P1">913. 143211</text:p>
        <text:p text:style-name="P1">914. 143212</text:p>
        <text:p text:style-name="P1">915. 143213</text:p>
        <text:p text:style-name="P1">916. 143214</text:p>
        <text:p text:style-name="P1">917. 143221</text:p>
        <text:p text:style-name="P1">918. 143222</text:p>
        <text:p text:style-name="P1">919. 143223</text:p>
        <text:p text:style-name="P1">920. 143224</text:p>
        <text:p text:style-name="P1">921. 143231</text:p>
        <text:p text:style-name="P1">922. 143232</text:p>
        <text:p text:style-name="P1">923. 143233</text:p>
        <text:p text:style-name="P1">924. 143234</text:p>
        <text:p text:style-name="P1">925. 143241</text:p>
        <text:p text:style-name="P1">926. 143242</text:p>
        <text:p text:style-name="P1">927. 143243</text:p>
        <text:p text:style-name="P1">928. 143244</text:p>
        <text:p text:style-name="P1">929. 143311</text:p>
        <text:p text:style-name="P1">930. 143312</text:p>
        <text:p text:style-name="P1">931. 143313</text:p>
        <text:p text:style-name="P1">932. 143314</text:p>
        <text:p text:style-name="P1">933. 143321</text:p>
        <text:p text:style-name="P1">934. 143322</text:p>
        <text:p text:style-name="P1">935. 143323</text:p>
        <text:p text:style-name="P1">936. 143324</text:p>
        <text:p text:style-name="P1">937. 143331</text:p>
        <text:p text:style-name="P1">938. 143332</text:p>
        <text:p text:style-name="P1">939. 143333</text:p>
        <text:p text:style-name="P1">940. 143334</text:p>
        <text:p text:style-name="P1">941. 143341</text:p>
        <text:p text:style-name="P1">942. 143342</text:p>
        <text:p text:style-name="P1">943. 143343</text:p>
        <text:p text:style-name="P1">944. 143344</text:p>
        <text:p text:style-name="P1">945. 143411</text:p>
        <text:p text:style-name="P1">946. 143412</text:p>
        <text:p text:style-name="P1">947. 143413</text:p>
        <text:p text:style-name="P1">948. 143414</text:p>
        <text:p text:style-name="P1">949. 143421</text:p>
        <text:p text:style-name="P1">950. 143422</text:p>
        <text:p text:style-name="P1">951. 143423</text:p>
        <text:p text:style-name="P1">952. 143424</text:p>
        <text:p text:style-name="P1">953. 143431</text:p>
        <text:p text:style-name="P1">954. 143432</text:p>
        <text:p text:style-name="P1">955. 143433</text:p>
        <text:p text:style-name="P1">956. 143434</text:p>
        <text:p text:style-name="P1">957. 143441</text:p>
        <text:p text:style-name="P1">958. 143442</text:p>
        <text:p text:style-name="P1">959. 143443</text:p>
        <text:p text:style-name="P1">960. 143444</text:p>
        <text:p text:style-name="P1">961. 144111</text:p>
        <text:p text:style-name="P1">962. 144112</text:p>
        <text:p text:style-name="P1">963. 144113</text:p>
        <text:p text:style-name="P1">964. 144114</text:p>
        <text:p text:style-name="P1">965. 144121</text:p>
        <text:p text:style-name="P1">966. 144122</text:p>
        <text:p text:style-name="P1">967. 144123</text:p>
        <text:p text:style-name="P1">968. 144124</text:p>
        <text:p text:style-name="P1">969. 144131</text:p>
        <text:p text:style-name="P1">970. 144132</text:p>
        <text:p text:style-name="P1">971. 144133</text:p>
        <text:p text:style-name="P1">972. 144134</text:p>
        <text:p text:style-name="P1">973. 144141</text:p>
        <text:p text:style-name="P1">974. 144142</text:p>
        <text:p text:style-name="P1">975. 144143</text:p>
        <text:p text:style-name="P1">976. 144144</text:p>
        <text:p text:style-name="P1">977. 144211</text:p>
        <text:p text:style-name="P1">978. 144212</text:p>
        <text:p text:style-name="P1"><text:soft-page-break/>979. 144213</text:p>
        <text:p text:style-name="P1">980. 144214</text:p>
        <text:p text:style-name="P1">981. 144221</text:p>
        <text:p text:style-name="P1">982. 144222</text:p>
        <text:p text:style-name="P1">983. 144223</text:p>
        <text:p text:style-name="P1">984. 144224</text:p>
        <text:p text:style-name="P1">985. 144231</text:p>
        <text:p text:style-name="P1">986. 144232</text:p>
        <text:p text:style-name="P1">987. 144233</text:p>
        <text:p text:style-name="P1">988. 144234</text:p>
        <text:p text:style-name="P1">989. 144241</text:p>
        <text:p text:style-name="P1">990. 144242</text:p>
        <text:p text:style-name="P1">991. 144243</text:p>
        <text:p text:style-name="P1">992. 144244</text:p>
        <text:p text:style-name="P1">993. 144311</text:p>
        <text:p text:style-name="P1">994. 144312</text:p>
        <text:p text:style-name="P1">995. 144313</text:p>
        <text:p text:style-name="P1">996. 144314</text:p>
        <text:p text:style-name="P1">997. 144321</text:p>
        <text:p text:style-name="P1">998. 144322</text:p>
        <text:p text:style-name="P1">999. 144323</text:p>
        <text:p text:style-name="P1">1000. 144324</text:p>
        <text:p text:style-name="P1">1001. 144331</text:p>
        <text:p text:style-name="P1">1002. 144332</text:p>
        <text:p text:style-name="P1">1003. 144333</text:p>
        <text:p text:style-name="P1">1004. 144334</text:p>
        <text:p text:style-name="P1">1005. 144341</text:p>
        <text:p text:style-name="P1">1006. 144342</text:p>
        <text:p text:style-name="P1">1007. 144343</text:p>
        <text:p text:style-name="P1">1008. 144344</text:p>
        <text:p text:style-name="P1">1009. 144411</text:p>
        <text:p text:style-name="P1">1010. 144412</text:p>
        <text:p text:style-name="P1">1011. 144413</text:p>
        <text:p text:style-name="P1">1012. 144414</text:p>
        <text:p text:style-name="P1">1013. 144421</text:p>
        <text:p text:style-name="P1">1014. 144422</text:p>
        <text:p text:style-name="P1">1015. 144423</text:p>
        <text:p text:style-name="P1">1016. 144424</text:p>
        <text:p text:style-name="P1">1017. 144431</text:p>
        <text:p text:style-name="P1">1018. 144432</text:p>
        <text:p text:style-name="P1">1019. 144433</text:p>
        <text:p text:style-name="P1">1020. 144434</text:p>
        <text:p text:style-name="P1">1021. 144441</text:p>
        <text:p text:style-name="P1">1022. 144442</text:p>
        <text:p text:style-name="P1">1023. 144443</text:p>
        <text:p text:style-name="P1">1024. 144444</text:p>
        <text:p text:style-name="P1">1025. 211111</text:p>
        <text:p text:style-name="P1">1026. 211112</text:p>
        <text:p text:style-name="P1">1027. 211113</text:p>
        <text:p text:style-name="P1">1028. 211114</text:p>
        <text:p text:style-name="P1">1029. 211121</text:p>
        <text:p text:style-name="P1">1030. 211122</text:p>
        <text:p text:style-name="P1">1031. 211123</text:p>
        <text:p text:style-name="P1">1032. 211124</text:p>
        <text:p text:style-name="P1">1033. 211131</text:p>
        <text:p text:style-name="P1">1034. 211132</text:p>
        <text:p text:style-name="P1">1035. 211133</text:p>
        <text:p text:style-name="P1">1036. 211134</text:p>
        <text:p text:style-name="P1">1037. 211141</text:p>
        <text:p text:style-name="P1">1038. 211142</text:p>
        <text:p text:style-name="P1">1039. 211143</text:p>
        <text:p text:style-name="P1">1040. 211144</text:p>
        <text:p text:style-name="P1">1041. 211211</text:p>
        <text:p text:style-name="P1">1042. 211212</text:p>
        <text:p text:style-name="P1">1043. 211213</text:p>
        <text:p text:style-name="P1">1044. 211214</text:p>
        <text:p text:style-name="P1">1045. 211221</text:p>
        <text:p text:style-name="P1">1046. 211222</text:p>
        <text:p text:style-name="P1">1047. 211223</text:p>
        <text:p text:style-name="P1">1048. 211224</text:p>
        <text:p text:style-name="P1">1049. 211231</text:p>
        <text:p text:style-name="P1">1050. 211232</text:p>
        <text:p text:style-name="P1">1051. 211233</text:p>
        <text:p text:style-name="P1">1052. 211234</text:p>
        <text:p text:style-name="P1">1053. 211241</text:p>
        <text:p text:style-name="P1">1054. 211242</text:p>
        <text:p text:style-name="P1">1055. 211243</text:p>
        <text:p text:style-name="P1">1056. 211244</text:p>
        <text:p text:style-name="P1">1057. 211311</text:p>
        <text:p text:style-name="P1">1058. 211312</text:p>
        <text:p text:style-name="P1">1059. 211313</text:p>
        <text:p text:style-name="P1">1060. 211314</text:p>
        <text:p text:style-name="P1">1061. 211321</text:p>
        <text:p text:style-name="P1">1062. 211322</text:p>
        <text:p text:style-name="P1">1063. 211323</text:p>
        <text:p text:style-name="P1">1064. 211324</text:p>
        <text:p text:style-name="P1">1065. 211331</text:p>
        <text:p text:style-name="P1">1066. 211332</text:p>
        <text:p text:style-name="P1">1067. 211333</text:p>
        <text:p text:style-name="P1">1068. 211334</text:p>
        <text:p text:style-name="P1">1069. 211341</text:p>
        <text:p text:style-name="P1">1070. 211342</text:p>
        <text:p text:style-name="P1">1071. 211343</text:p>
        <text:p text:style-name="P1">1072. 211344</text:p>
        <text:p text:style-name="P1">1073. 211411</text:p>
        <text:p text:style-name="P1">1074. 211412</text:p>
        <text:p text:style-name="P1">1075. 211413</text:p>
        <text:p text:style-name="P1">1076. 211414</text:p>
        <text:p text:style-name="P1">1077. 211421</text:p>
        <text:p text:style-name="P1">1078. 211422</text:p>
        <text:p text:style-name="P1">1079. 211423</text:p>
        <text:p text:style-name="P1">1080. 211424</text:p>
        <text:p text:style-name="P1">1081. 211431</text:p>
        <text:p text:style-name="P1">1082. 211432</text:p>
        <text:p text:style-name="P1">1083. 211433</text:p>
        <text:p text:style-name="P1">1084. 211434</text:p>
        <text:p text:style-name="P1">1085. 211441</text:p>
        <text:p text:style-name="P1">1086. 211442</text:p>
        <text:p text:style-name="P1">1087. 211443</text:p>
        <text:p text:style-name="P1">1088. 211444</text:p>
        <text:p text:style-name="P1">1089. 212111</text:p>
        <text:p text:style-name="P1">1090. 212112</text:p>
        <text:p text:style-name="P1">1091. 212113</text:p>
        <text:p text:style-name="P1">1092. 212114</text:p>
        <text:p text:style-name="P1">1093. 212121</text:p>
        <text:p text:style-name="P1">1094. 212122</text:p>
        <text:p text:style-name="P1">1095. 212123</text:p>
        <text:p text:style-name="P1">1096. 212124</text:p>
        <text:p text:style-name="P1">1097. 212131</text:p>
        <text:p text:style-name="P1">1098. 212132</text:p>
        <text:p text:style-name="P1">1099. 212133</text:p>
        <text:p text:style-name="P1">1100. 212134</text:p>
        <text:p text:style-name="P1">1101. 212141</text:p>
        <text:p text:style-name="P1">1102. 212142</text:p>
        <text:p text:style-name="P1">1103. 212143</text:p>
        <text:p text:style-name="P1">1104. 212144</text:p>
        <text:p text:style-name="P1">1105. 212211</text:p>
        <text:p text:style-name="P1">1106. 212212</text:p>
        <text:p text:style-name="P1">1107. 212213</text:p>
        <text:p text:style-name="P1">1108. 212214</text:p>
        <text:p text:style-name="P1">1109. 212221</text:p>
        <text:p text:style-name="P1">1110. 212222</text:p>
        <text:p text:style-name="P1">1111. 212223</text:p>
        <text:p text:style-name="P1">1112. 212224</text:p>
        <text:p text:style-name="P1">1113. 212231</text:p>
        <text:p text:style-name="P1">1114. 212232</text:p>
        <text:p text:style-name="P1">1115. 212233</text:p>
        <text:p text:style-name="P1">1116. 212234</text:p>
        <text:p text:style-name="P1">1117. 212241</text:p>
        <text:p text:style-name="P1">1118. 212242</text:p>
        <text:p text:style-name="P1">1119. 212243</text:p>
        <text:p text:style-name="P1">1120. 212244</text:p>
        <text:p text:style-name="P1">1121. 212311</text:p>
        <text:p text:style-name="P1">1122. 212312</text:p>
        <text:p text:style-name="P1">1123. 212313</text:p>
        <text:p text:style-name="P1">1124. 212314</text:p>
        <text:p text:style-name="P1">1125. 212321</text:p>
        <text:p text:style-name="P1">1126. 212322</text:p>
        <text:p text:style-name="P1">1127. 212323</text:p>
        <text:p text:style-name="P1">1128. 212324</text:p>
        <text:p text:style-name="P1">1129. 212331</text:p>
        <text:p text:style-name="P1">1130. 212332</text:p>
        <text:p text:style-name="P1">1131. 212333</text:p>
        <text:p text:style-name="P1">1132. 212334</text:p>
        <text:p text:style-name="P1">1133. 212341</text:p>
        <text:p text:style-name="P1">1134. 212342</text:p>
        <text:p text:style-name="P1">1135. 212343</text:p>
        <text:p text:style-name="P1">1136. 212344</text:p>
        <text:p text:style-name="P1">1137. 212411</text:p>
        <text:p text:style-name="P1">1138. 212412</text:p>
        <text:p text:style-name="P1">1139. 212413</text:p>
        <text:p text:style-name="P1">1140. 212414</text:p>
        <text:p text:style-name="P1">1141. 212421</text:p>
        <text:p text:style-name="P1">1142. 212422</text:p>
        <text:p text:style-name="P1">1143. 212423</text:p>
        <text:p text:style-name="P1">1144. 212424</text:p>
        <text:p text:style-name="P1">1145. 212431</text:p>
        <text:p text:style-name="P1">1146. 212432</text:p>
        <text:p text:style-name="P1">1147. 212433</text:p>
        <text:p text:style-name="P1">1148. 212434</text:p>
        <text:p text:style-name="P1">1149. 212441</text:p>
        <text:p text:style-name="P1">1150. 212442</text:p>
        <text:p text:style-name="P1">1151. 212443</text:p>
        <text:p text:style-name="P1">1152. 212444</text:p>
        <text:p text:style-name="P1">1153. 213111</text:p>
        <text:p text:style-name="P1">1154. 213112</text:p>
        <text:p text:style-name="P1">1155. 213113</text:p>
        <text:p text:style-name="P1">1156. 213114</text:p>
        <text:p text:style-name="P1">1157. 213121</text:p>
        <text:p text:style-name="P1">1158. 213122</text:p>
        <text:p text:style-name="P1">1159. 213123</text:p>
        <text:p text:style-name="P1">1160. 213124</text:p>
        <text:p text:style-name="P1">1161. 213131</text:p>
        <text:p text:style-name="P1">1162. 213132</text:p>
        <text:p text:style-name="P1">1163. 213133</text:p>
        <text:p text:style-name="P1">1164. 213134</text:p>
        <text:p text:style-name="P1">1165. 213141</text:p>
        <text:p text:style-name="P1">1166. 213142</text:p>
        <text:p text:style-name="P1">1167. 213143</text:p>
        <text:p text:style-name="P1">1168. 213144</text:p>
        <text:p text:style-name="P1">1169. 213211</text:p>
        <text:p text:style-name="P1">1170. 213212</text:p>
        <text:p text:style-name="P1">1171. 213213</text:p>
        <text:p text:style-name="P1">1172. 213214</text:p>
        <text:p text:style-name="P1">1173. 213221</text:p>
        <text:p text:style-name="P1">1174. 213222</text:p>
        <text:p text:style-name="P1"><text:soft-page-break/>1175. 213223</text:p>
        <text:p text:style-name="P1">1176. 213224</text:p>
        <text:p text:style-name="P1">1177. 213231</text:p>
        <text:p text:style-name="P1">1178. 213232</text:p>
        <text:p text:style-name="P1">1179. 213233</text:p>
        <text:p text:style-name="P1">1180. 213234</text:p>
        <text:p text:style-name="P1">1181. 213241</text:p>
        <text:p text:style-name="P1">1182. 213242</text:p>
        <text:p text:style-name="P1">1183. 213243</text:p>
        <text:p text:style-name="P1">1184. 213244</text:p>
        <text:p text:style-name="P1">1185. 213311</text:p>
        <text:p text:style-name="P1">1186. 213312</text:p>
        <text:p text:style-name="P1">1187. 213313</text:p>
        <text:p text:style-name="P1">1188. 213314</text:p>
        <text:p text:style-name="P1">1189. 213321</text:p>
        <text:p text:style-name="P1">1190. 213322</text:p>
        <text:p text:style-name="P1">1191. 213323</text:p>
        <text:p text:style-name="P1">1192. 213324</text:p>
        <text:p text:style-name="P1">1193. 213331</text:p>
        <text:p text:style-name="P1">1194. 213332</text:p>
        <text:p text:style-name="P1">1195. 213333</text:p>
        <text:p text:style-name="P1">1196. 213334</text:p>
        <text:p text:style-name="P1">1197. 213341</text:p>
        <text:p text:style-name="P1">1198. 213342</text:p>
        <text:p text:style-name="P1">1199. 213343</text:p>
        <text:p text:style-name="P1">1200. 213344</text:p>
        <text:p text:style-name="P1">1201. 213411</text:p>
        <text:p text:style-name="P1">1202. 213412</text:p>
        <text:p text:style-name="P1">1203. 213413</text:p>
        <text:p text:style-name="P1">1204. 213414</text:p>
        <text:p text:style-name="P1">1205. 213421</text:p>
        <text:p text:style-name="P1">1206. 213422</text:p>
        <text:p text:style-name="P1">1207. 213423</text:p>
        <text:p text:style-name="P1">1208. 213424</text:p>
        <text:p text:style-name="P1">1209. 213431</text:p>
        <text:p text:style-name="P1">1210. 213432</text:p>
        <text:p text:style-name="P1">1211. 213433</text:p>
        <text:p text:style-name="P1">1212. 213434</text:p>
        <text:p text:style-name="P1">1213. 213441</text:p>
        <text:p text:style-name="P1">1214. 213442</text:p>
        <text:p text:style-name="P1">1215. 213443</text:p>
        <text:p text:style-name="P1">1216. 213444</text:p>
        <text:p text:style-name="P1">1217. 214111</text:p>
        <text:p text:style-name="P1">1218. 214112</text:p>
        <text:p text:style-name="P1">1219. 214113</text:p>
        <text:p text:style-name="P1">1220. 214114</text:p>
        <text:p text:style-name="P1">1221. 214121</text:p>
        <text:p text:style-name="P1">1222. 214122</text:p>
        <text:p text:style-name="P1">1223. 214123</text:p>
        <text:p text:style-name="P1">1224. 214124</text:p>
        <text:p text:style-name="P1">1225. 214131</text:p>
        <text:p text:style-name="P1">1226. 214132</text:p>
        <text:p text:style-name="P1">1227. 214133</text:p>
        <text:p text:style-name="P1">1228. 214134</text:p>
        <text:p text:style-name="P1">1229. 214141</text:p>
        <text:p text:style-name="P1">1230. 214142</text:p>
        <text:p text:style-name="P1">1231. 214143</text:p>
        <text:p text:style-name="P1">1232. 214144</text:p>
        <text:p text:style-name="P1">1233. 214211</text:p>
        <text:p text:style-name="P1">1234. 214212</text:p>
        <text:p text:style-name="P1">1235. 214213</text:p>
        <text:p text:style-name="P1">1236. 214214</text:p>
        <text:p text:style-name="P1">1237. 214221</text:p>
        <text:p text:style-name="P1">1238. 214222</text:p>
        <text:p text:style-name="P1">1239. 214223</text:p>
        <text:p text:style-name="P1">1240. 214224</text:p>
        <text:p text:style-name="P1">1241. 214231</text:p>
        <text:p text:style-name="P1">1242. 214232</text:p>
        <text:p text:style-name="P1">1243. 214233</text:p>
        <text:p text:style-name="P1">1244. 214234</text:p>
        <text:p text:style-name="P1">1245. 214241</text:p>
        <text:p text:style-name="P1">1246. 214242</text:p>
        <text:p text:style-name="P1">1247. 214243</text:p>
        <text:p text:style-name="P1">1248. 214244</text:p>
        <text:p text:style-name="P1">1249. 214311</text:p>
        <text:p text:style-name="P1">1250. 214312</text:p>
        <text:p text:style-name="P1">1251. 214313</text:p>
        <text:p text:style-name="P1">1252. 214314</text:p>
        <text:p text:style-name="P1">1253. 214321</text:p>
        <text:p text:style-name="P1">1254. 214322</text:p>
        <text:p text:style-name="P1">1255. 214323</text:p>
        <text:p text:style-name="P1">1256. 214324</text:p>
        <text:p text:style-name="P1">1257. 214331</text:p>
        <text:p text:style-name="P1">1258. 214332</text:p>
        <text:p text:style-name="P1">1259. 214333</text:p>
        <text:p text:style-name="P1">1260. 214334</text:p>
        <text:p text:style-name="P1">1261. 214341</text:p>
        <text:p text:style-name="P1">1262. 214342</text:p>
        <text:p text:style-name="P1">1263. 214343</text:p>
        <text:p text:style-name="P1">1264. 214344</text:p>
        <text:p text:style-name="P1">1265. 214411</text:p>
        <text:p text:style-name="P1">1266. 214412</text:p>
        <text:p text:style-name="P1">1267. 214413</text:p>
        <text:p text:style-name="P1">1268. 214414</text:p>
        <text:p text:style-name="P1">1269. 214421</text:p>
        <text:p text:style-name="P1">1270. 214422</text:p>
        <text:p text:style-name="P1">1271. 214423</text:p>
        <text:p text:style-name="P1">1272. 214424</text:p>
        <text:p text:style-name="P1">1273. 214431</text:p>
        <text:p text:style-name="P1">1274. 214432</text:p>
        <text:p text:style-name="P1">1275. 214433</text:p>
        <text:p text:style-name="P1">1276. 214434</text:p>
        <text:p text:style-name="P1">1277. 214441</text:p>
        <text:p text:style-name="P1">1278. 214442</text:p>
        <text:p text:style-name="P1">1279. 214443</text:p>
        <text:p text:style-name="P1">1280. 214444</text:p>
        <text:p text:style-name="P1">1281. 221111</text:p>
        <text:p text:style-name="P1">1282. 221112</text:p>
        <text:p text:style-name="P1">1283. 221113</text:p>
        <text:p text:style-name="P1">1284. 221114</text:p>
        <text:p text:style-name="P1">1285. 221121</text:p>
        <text:p text:style-name="P1">1286. 221122</text:p>
        <text:p text:style-name="P1">1287. 221123</text:p>
        <text:p text:style-name="P1">1288. 221124</text:p>
        <text:p text:style-name="P1">1289. 221131</text:p>
        <text:p text:style-name="P1">1290. 221132</text:p>
        <text:p text:style-name="P1">1291. 221133</text:p>
        <text:p text:style-name="P1">1292. 221134</text:p>
        <text:p text:style-name="P1">1293. 221141</text:p>
        <text:p text:style-name="P1">1294. 221142</text:p>
        <text:p text:style-name="P1">1295. 221143</text:p>
        <text:p text:style-name="P1">1296. 221144</text:p>
        <text:p text:style-name="P1">1297. 221211</text:p>
        <text:p text:style-name="P1">1298. 221212</text:p>
        <text:p text:style-name="P1">1299. 221213</text:p>
        <text:p text:style-name="P1">1300. 221214</text:p>
        <text:p text:style-name="P1">1301. 221221</text:p>
        <text:p text:style-name="P1">1302. 221222</text:p>
        <text:p text:style-name="P1">1303. 221223</text:p>
        <text:p text:style-name="P1">1304. 221224</text:p>
        <text:p text:style-name="P1">1305. 221231</text:p>
        <text:p text:style-name="P1">1306. 221232</text:p>
        <text:p text:style-name="P1">1307. 221233</text:p>
        <text:p text:style-name="P1">1308. 221234</text:p>
        <text:p text:style-name="P1">1309. 221241</text:p>
        <text:p text:style-name="P1">1310. 221242</text:p>
        <text:p text:style-name="P1">1311. 221243</text:p>
        <text:p text:style-name="P1">1312. 221244</text:p>
        <text:p text:style-name="P1">1313. 221311</text:p>
        <text:p text:style-name="P1">1314. 221312</text:p>
        <text:p text:style-name="P1">1315. 221313</text:p>
        <text:p text:style-name="P1">1316. 221314</text:p>
        <text:p text:style-name="P1">1317. 221321</text:p>
        <text:p text:style-name="P1">1318. 221322</text:p>
        <text:p text:style-name="P1">1319. 221323</text:p>
        <text:p text:style-name="P1">1320. 221324</text:p>
        <text:p text:style-name="P1">1321. 221331</text:p>
        <text:p text:style-name="P1">1322. 221332</text:p>
        <text:p text:style-name="P1">1323. 221333</text:p>
        <text:p text:style-name="P1">1324. 221334</text:p>
        <text:p text:style-name="P1">1325. 221341</text:p>
        <text:p text:style-name="P1">1326. 221342</text:p>
        <text:p text:style-name="P1">1327. 221343</text:p>
        <text:p text:style-name="P1">1328. 221344</text:p>
        <text:p text:style-name="P1">1329. 221411</text:p>
        <text:p text:style-name="P1">1330. 221412</text:p>
        <text:p text:style-name="P1">1331. 221413</text:p>
        <text:p text:style-name="P1">1332. 221414</text:p>
        <text:p text:style-name="P1">1333. 221421</text:p>
        <text:p text:style-name="P1">1334. 221422</text:p>
        <text:p text:style-name="P1">1335. 221423</text:p>
        <text:p text:style-name="P1">1336. 221424</text:p>
        <text:p text:style-name="P1">1337. 221431</text:p>
        <text:p text:style-name="P1">1338. 221432</text:p>
        <text:p text:style-name="P1">1339. 221433</text:p>
        <text:p text:style-name="P1">1340. 221434</text:p>
        <text:p text:style-name="P1">1341. 221441</text:p>
        <text:p text:style-name="P1">1342. 221442</text:p>
        <text:p text:style-name="P1">1343. 221443</text:p>
        <text:p text:style-name="P1">1344. 221444</text:p>
        <text:p text:style-name="P1">1345. 222111</text:p>
        <text:p text:style-name="P1">1346. 222112</text:p>
        <text:p text:style-name="P1">1347. 222113</text:p>
        <text:p text:style-name="P1">1348. 222114</text:p>
        <text:p text:style-name="P1">1349. 222121</text:p>
        <text:p text:style-name="P1">1350. 222122</text:p>
        <text:p text:style-name="P1">1351. 222123</text:p>
        <text:p text:style-name="P1">1352. 222124</text:p>
        <text:p text:style-name="P1">1353. 222131</text:p>
        <text:p text:style-name="P1">1354. 222132</text:p>
        <text:p text:style-name="P1">1355. 222133</text:p>
        <text:p text:style-name="P1">1356. 222134</text:p>
        <text:p text:style-name="P1">1357. 222141</text:p>
        <text:p text:style-name="P1">1358. 222142</text:p>
        <text:p text:style-name="P1">1359. 222143</text:p>
        <text:p text:style-name="P1">1360. 222144</text:p>
        <text:p text:style-name="P1">1361. 222211</text:p>
        <text:p text:style-name="P1">1362. 222212</text:p>
        <text:p text:style-name="P1">1363. 222213</text:p>
        <text:p text:style-name="P1">1364. 222214</text:p>
        <text:p text:style-name="P1">1365. 222221</text:p>
        <text:p text:style-name="P1">1366. 222222</text:p>
        <text:p text:style-name="P1">1367. 222223</text:p>
        <text:p text:style-name="P1">1368. 222224</text:p>
        <text:p text:style-name="P1">1369. 222231</text:p>
        <text:p text:style-name="P1">1370. 222232</text:p>
        <text:p text:style-name="P1"><text:soft-page-break/>1371. 222233</text:p>
        <text:p text:style-name="P1">1372. 222234</text:p>
        <text:p text:style-name="P1">1373. 222241</text:p>
        <text:p text:style-name="P1">1374. 222242</text:p>
        <text:p text:style-name="P1">1375. 222243</text:p>
        <text:p text:style-name="P1">1376. 222244</text:p>
        <text:p text:style-name="P1">1377. 222311</text:p>
        <text:p text:style-name="P1">1378. 222312</text:p>
        <text:p text:style-name="P1">1379. 222313</text:p>
        <text:p text:style-name="P1">1380. 222314</text:p>
        <text:p text:style-name="P1">1381. 222321</text:p>
        <text:p text:style-name="P1">1382. 222322</text:p>
        <text:p text:style-name="P1">1383. 222323</text:p>
        <text:p text:style-name="P1">1384. 222324</text:p>
        <text:p text:style-name="P1">1385. 222331</text:p>
        <text:p text:style-name="P1">1386. 222332</text:p>
        <text:p text:style-name="P1">1387. 222333</text:p>
        <text:p text:style-name="P1">1388. 222334</text:p>
        <text:p text:style-name="P1">1389. 222341</text:p>
        <text:p text:style-name="P1">1390. 222342</text:p>
        <text:p text:style-name="P1">1391. 222343</text:p>
        <text:p text:style-name="P1">1392. 222344</text:p>
        <text:p text:style-name="P1">1393. 222411</text:p>
        <text:p text:style-name="P1">1394. 222412</text:p>
        <text:p text:style-name="P1">1395. 222413</text:p>
        <text:p text:style-name="P1">1396. 222414</text:p>
        <text:p text:style-name="P1">1397. 222421</text:p>
        <text:p text:style-name="P1">1398. 222422</text:p>
        <text:p text:style-name="P1">1399. 222423</text:p>
        <text:p text:style-name="P1">1400. 222424</text:p>
        <text:p text:style-name="P1">1401. 222431</text:p>
        <text:p text:style-name="P1">1402. 222432</text:p>
        <text:p text:style-name="P1">1403. 222433</text:p>
        <text:p text:style-name="P1">1404. 222434</text:p>
        <text:p text:style-name="P1">1405. 222441</text:p>
        <text:p text:style-name="P1">1406. 222442</text:p>
        <text:p text:style-name="P1">1407. 222443</text:p>
        <text:p text:style-name="P1">1408. 222444</text:p>
        <text:p text:style-name="P1">1409. 223111</text:p>
        <text:p text:style-name="P1">1410. 223112</text:p>
        <text:p text:style-name="P1">1411. 223113</text:p>
        <text:p text:style-name="P1">1412. 223114</text:p>
        <text:p text:style-name="P1">1413. 223121</text:p>
        <text:p text:style-name="P1">1414. 223122</text:p>
        <text:p text:style-name="P1">1415. 223123</text:p>
        <text:p text:style-name="P1">1416. 223124</text:p>
        <text:p text:style-name="P1">1417. 223131</text:p>
        <text:p text:style-name="P1">1418. 223132</text:p>
        <text:p text:style-name="P1">1419. 223133</text:p>
        <text:p text:style-name="P1">1420. 223134</text:p>
        <text:p text:style-name="P1">1421. 223141</text:p>
        <text:p text:style-name="P1">1422. 223142</text:p>
        <text:p text:style-name="P1">1423. 223143</text:p>
        <text:p text:style-name="P1">1424. 223144</text:p>
        <text:p text:style-name="P1">1425. 223211</text:p>
        <text:p text:style-name="P1">1426. 223212</text:p>
        <text:p text:style-name="P1">1427. 223213</text:p>
        <text:p text:style-name="P1">1428. 223214</text:p>
        <text:p text:style-name="P1">1429. 223221</text:p>
        <text:p text:style-name="P1">1430. 223222</text:p>
        <text:p text:style-name="P1">1431. 223223</text:p>
        <text:p text:style-name="P1">1432. 223224</text:p>
        <text:p text:style-name="P1">1433. 223231</text:p>
        <text:p text:style-name="P1">1434. 223232</text:p>
        <text:p text:style-name="P1">1435. 223233</text:p>
        <text:p text:style-name="P1">1436. 223234</text:p>
        <text:p text:style-name="P1">1437. 223241</text:p>
        <text:p text:style-name="P1">1438. 223242</text:p>
        <text:p text:style-name="P1">1439. 223243</text:p>
        <text:p text:style-name="P1">1440. 223244</text:p>
        <text:p text:style-name="P1">1441. 223311</text:p>
        <text:p text:style-name="P1">1442. 223312</text:p>
        <text:p text:style-name="P1">1443. 223313</text:p>
        <text:p text:style-name="P1">1444. 223314</text:p>
        <text:p text:style-name="P1">1445. 223321</text:p>
        <text:p text:style-name="P1">1446. 223322</text:p>
        <text:p text:style-name="P1">1447. 223323</text:p>
        <text:p text:style-name="P1">1448. 223324</text:p>
        <text:p text:style-name="P1">1449. 223331</text:p>
        <text:p text:style-name="P1">1450. 223332</text:p>
        <text:p text:style-name="P1">1451. 223333</text:p>
        <text:p text:style-name="P1">1452. 223334</text:p>
        <text:p text:style-name="P1">1453. 223341</text:p>
        <text:p text:style-name="P1">1454. 223342</text:p>
        <text:p text:style-name="P1">1455. 223343</text:p>
        <text:p text:style-name="P1">1456. 223344</text:p>
        <text:p text:style-name="P1">1457. 223411</text:p>
        <text:p text:style-name="P1">1458. 223412</text:p>
        <text:p text:style-name="P1">1459. 223413</text:p>
        <text:p text:style-name="P1">1460. 223414</text:p>
        <text:p text:style-name="P1">1461. 223421</text:p>
        <text:p text:style-name="P1">1462. 223422</text:p>
        <text:p text:style-name="P1">1463. 223423</text:p>
        <text:p text:style-name="P1">1464. 223424</text:p>
        <text:p text:style-name="P1">1465. 223431</text:p>
        <text:p text:style-name="P1">1466. 223432</text:p>
        <text:p text:style-name="P1">1467. 223433</text:p>
        <text:p text:style-name="P1">1468. 223434</text:p>
        <text:p text:style-name="P1">1469. 223441</text:p>
        <text:p text:style-name="P1">1470. 223442</text:p>
        <text:p text:style-name="P1">1471. 223443</text:p>
        <text:p text:style-name="P1">1472. 223444</text:p>
        <text:p text:style-name="P1">1473. 224111</text:p>
        <text:p text:style-name="P1">1474. 224112</text:p>
        <text:p text:style-name="P1">1475. 224113</text:p>
        <text:p text:style-name="P1">1476. 224114</text:p>
        <text:p text:style-name="P1">1477. 224121</text:p>
        <text:p text:style-name="P1">1478. 224122</text:p>
        <text:p text:style-name="P1">1479. 224123</text:p>
        <text:p text:style-name="P1">1480. 224124</text:p>
        <text:p text:style-name="P1">1481. 224131</text:p>
        <text:p text:style-name="P1">1482. 224132</text:p>
        <text:p text:style-name="P1">1483. 224133</text:p>
        <text:p text:style-name="P1">1484. 224134</text:p>
        <text:p text:style-name="P1">1485. 224141</text:p>
        <text:p text:style-name="P1">1486. 224142</text:p>
        <text:p text:style-name="P1">1487. 224143</text:p>
        <text:p text:style-name="P1">1488. 224144</text:p>
        <text:p text:style-name="P1">1489. 224211</text:p>
        <text:p text:style-name="P1">1490. 224212</text:p>
        <text:p text:style-name="P1">1491. 224213</text:p>
        <text:p text:style-name="P1">1492. 224214</text:p>
        <text:p text:style-name="P1">1493. 224221</text:p>
        <text:p text:style-name="P1">1494. 224222</text:p>
        <text:p text:style-name="P1">1495. 224223</text:p>
        <text:p text:style-name="P1">1496. 224224</text:p>
        <text:p text:style-name="P1">1497. 224231</text:p>
        <text:p text:style-name="P1">1498. 224232</text:p>
        <text:p text:style-name="P1">1499. 224233</text:p>
        <text:p text:style-name="P1">1500. 224234</text:p>
        <text:p text:style-name="P1">1501. 224241</text:p>
        <text:p text:style-name="P1">1502. 224242</text:p>
        <text:p text:style-name="P1">1503. 224243</text:p>
        <text:p text:style-name="P1">1504. 224244</text:p>
        <text:p text:style-name="P1">1505. 224311</text:p>
        <text:p text:style-name="P1">1506. 224312</text:p>
        <text:p text:style-name="P1">1507. 224313</text:p>
        <text:p text:style-name="P1">1508. 224314</text:p>
        <text:p text:style-name="P1">1509. 224321</text:p>
        <text:p text:style-name="P1">1510. 224322</text:p>
        <text:p text:style-name="P1">1511. 224323</text:p>
        <text:p text:style-name="P1">1512. 224324</text:p>
        <text:p text:style-name="P1">1513. 224331</text:p>
        <text:p text:style-name="P1">1514. 224332</text:p>
        <text:p text:style-name="P1">1515. 224333</text:p>
        <text:p text:style-name="P1">1516. 224334</text:p>
        <text:p text:style-name="P1">1517. 224341</text:p>
        <text:p text:style-name="P1">1518. 224342</text:p>
        <text:p text:style-name="P1">1519. 224343</text:p>
        <text:p text:style-name="P1">1520. 224344</text:p>
        <text:p text:style-name="P1">1521. 224411</text:p>
        <text:p text:style-name="P1">1522. 224412</text:p>
        <text:p text:style-name="P1">1523. 224413</text:p>
        <text:p text:style-name="P1">1524. 224414</text:p>
        <text:p text:style-name="P1">1525. 224421</text:p>
        <text:p text:style-name="P1">1526. 224422</text:p>
        <text:p text:style-name="P1">1527. 224423</text:p>
        <text:p text:style-name="P1">1528. 224424</text:p>
        <text:p text:style-name="P1">1529. 224431</text:p>
        <text:p text:style-name="P1">1530. 224432</text:p>
        <text:p text:style-name="P1">1531. 224433</text:p>
        <text:p text:style-name="P1">1532. 224434</text:p>
        <text:p text:style-name="P1">1533. 224441</text:p>
        <text:p text:style-name="P1">1534. 224442</text:p>
        <text:p text:style-name="P1">1535. 224443</text:p>
        <text:p text:style-name="P1">1536. 224444</text:p>
        <text:p text:style-name="P1">1537. 231111</text:p>
        <text:p text:style-name="P1">1538. 231112</text:p>
        <text:p text:style-name="P1">1539. 231113</text:p>
        <text:p text:style-name="P1">1540. 231114</text:p>
        <text:p text:style-name="P1">1541. 231121</text:p>
        <text:p text:style-name="P1">1542. 231122</text:p>
        <text:p text:style-name="P1">1543. 231123</text:p>
        <text:p text:style-name="P1">1544. 231124</text:p>
        <text:p text:style-name="P1">1545. 231131</text:p>
        <text:p text:style-name="P1">1546. 231132</text:p>
        <text:p text:style-name="P1">1547. 231133</text:p>
        <text:p text:style-name="P1">1548. 231134</text:p>
        <text:p text:style-name="P1">1549. 231141</text:p>
        <text:p text:style-name="P1">1550. 231142</text:p>
        <text:p text:style-name="P1">1551. 231143</text:p>
        <text:p text:style-name="P1">1552. 231144</text:p>
        <text:p text:style-name="P1">1553. 231211</text:p>
        <text:p text:style-name="P1">1554. 231212</text:p>
        <text:p text:style-name="P1">1555. 231213</text:p>
        <text:p text:style-name="P1">1556. 231214</text:p>
        <text:p text:style-name="P1">1557. 231221</text:p>
        <text:p text:style-name="P1">1558. 231222</text:p>
        <text:p text:style-name="P1">1559. 231223</text:p>
        <text:p text:style-name="P1">1560. 231224</text:p>
        <text:p text:style-name="P1">1561. 231231</text:p>
        <text:p text:style-name="P1">1562. 231232</text:p>
        <text:p text:style-name="P1">1563. 231233</text:p>
        <text:p text:style-name="P1">1564. 231234</text:p>
        <text:p text:style-name="P1">1565. 231241</text:p>
        <text:p text:style-name="P1">1566. 231242</text:p>
        <text:p text:style-name="P1"><text:soft-page-break/>1567. 231243</text:p>
        <text:p text:style-name="P1">1568. 231244</text:p>
        <text:p text:style-name="P1">1569. 231311</text:p>
        <text:p text:style-name="P1">1570. 231312</text:p>
        <text:p text:style-name="P1">1571. 231313</text:p>
        <text:p text:style-name="P1">1572. 231314</text:p>
        <text:p text:style-name="P1">1573. 231321</text:p>
        <text:p text:style-name="P1">1574. 231322</text:p>
        <text:p text:style-name="P1">1575. 231323</text:p>
        <text:p text:style-name="P1">1576. 231324</text:p>
        <text:p text:style-name="P1">1577. 231331</text:p>
        <text:p text:style-name="P1">1578. 231332</text:p>
        <text:p text:style-name="P1">1579. 231333</text:p>
        <text:p text:style-name="P1">1580. 231334</text:p>
        <text:p text:style-name="P1">1581. 231341</text:p>
        <text:p text:style-name="P1">1582. 231342</text:p>
        <text:p text:style-name="P1">1583. 231343</text:p>
        <text:p text:style-name="P1">1584. 231344</text:p>
        <text:p text:style-name="P1">1585. 231411</text:p>
        <text:p text:style-name="P1">1586. 231412</text:p>
        <text:p text:style-name="P1">1587. 231413</text:p>
        <text:p text:style-name="P1">1588. 231414</text:p>
        <text:p text:style-name="P1">1589. 231421</text:p>
        <text:p text:style-name="P1">1590. 231422</text:p>
        <text:p text:style-name="P1">1591. 231423</text:p>
        <text:p text:style-name="P1">1592. 231424</text:p>
        <text:p text:style-name="P1">1593. 231431</text:p>
        <text:p text:style-name="P1">1594. 231432</text:p>
        <text:p text:style-name="P1">1595. 231433</text:p>
        <text:p text:style-name="P1">1596. 231434</text:p>
        <text:p text:style-name="P1">1597. 231441</text:p>
        <text:p text:style-name="P1">1598. 231442</text:p>
        <text:p text:style-name="P1">1599. 231443</text:p>
        <text:p text:style-name="P1">1600. 231444</text:p>
        <text:p text:style-name="P1">1601. 232111</text:p>
        <text:p text:style-name="P1">1602. 232112</text:p>
        <text:p text:style-name="P1">1603. 232113</text:p>
        <text:p text:style-name="P1">1604. 232114</text:p>
        <text:p text:style-name="P1">1605. 232121</text:p>
        <text:p text:style-name="P1">1606. 232122</text:p>
        <text:p text:style-name="P1">1607. 232123</text:p>
        <text:p text:style-name="P1">1608. 232124</text:p>
        <text:p text:style-name="P1">1609. 232131</text:p>
        <text:p text:style-name="P1">1610. 232132</text:p>
        <text:p text:style-name="P1">1611. 232133</text:p>
        <text:p text:style-name="P1">1612. 232134</text:p>
        <text:p text:style-name="P1">1613. 232141</text:p>
        <text:p text:style-name="P1">1614. 232142</text:p>
        <text:p text:style-name="P1">1615. 232143</text:p>
        <text:p text:style-name="P1">1616. 232144</text:p>
        <text:p text:style-name="P1">1617. 232211</text:p>
        <text:p text:style-name="P1">1618. 232212</text:p>
        <text:p text:style-name="P1">1619. 232213</text:p>
        <text:p text:style-name="P1">1620. 232214</text:p>
        <text:p text:style-name="P1">1621. 232221</text:p>
        <text:p text:style-name="P1">1622. 232222</text:p>
        <text:p text:style-name="P1">1623. 232223</text:p>
        <text:p text:style-name="P1">1624. 232224</text:p>
        <text:p text:style-name="P1">1625. 232231</text:p>
        <text:p text:style-name="P1">1626. 232232</text:p>
        <text:p text:style-name="P1">1627. 232233</text:p>
        <text:p text:style-name="P1">1628. 232234</text:p>
        <text:p text:style-name="P1">1629. 232241</text:p>
        <text:p text:style-name="P1">1630. 232242</text:p>
        <text:p text:style-name="P1">1631. 232243</text:p>
        <text:p text:style-name="P1">1632. 232244</text:p>
        <text:p text:style-name="P1">1633. 232311</text:p>
        <text:p text:style-name="P1">1634. 232312</text:p>
        <text:p text:style-name="P1">1635. 232313</text:p>
        <text:p text:style-name="P1">1636. 232314</text:p>
        <text:p text:style-name="P1">1637. 232321</text:p>
        <text:p text:style-name="P1">1638. 232322</text:p>
        <text:p text:style-name="P1">1639. 232323</text:p>
        <text:p text:style-name="P1">1640. 232324</text:p>
        <text:p text:style-name="P1">1641. 232331</text:p>
        <text:p text:style-name="P1">1642. 232332</text:p>
        <text:p text:style-name="P1">1643. 232333</text:p>
        <text:p text:style-name="P1">1644. 232334</text:p>
        <text:p text:style-name="P1">1645. 232341</text:p>
        <text:p text:style-name="P1">1646. 232342</text:p>
        <text:p text:style-name="P1">1647. 232343</text:p>
        <text:p text:style-name="P1">1648. 232344</text:p>
        <text:p text:style-name="P1">1649. 232411</text:p>
        <text:p text:style-name="P1">1650. 232412</text:p>
        <text:p text:style-name="P1">1651. 232413</text:p>
        <text:p text:style-name="P1">1652. 232414</text:p>
        <text:p text:style-name="P1">1653. 232421</text:p>
        <text:p text:style-name="P1">1654. 232422</text:p>
        <text:p text:style-name="P1">1655. 232423</text:p>
        <text:p text:style-name="P1">1656. 232424</text:p>
        <text:p text:style-name="P1">1657. 232431</text:p>
        <text:p text:style-name="P1">1658. 232432</text:p>
        <text:p text:style-name="P1">1659. 232433</text:p>
        <text:p text:style-name="P1">1660. 232434</text:p>
        <text:p text:style-name="P1">1661. 232441</text:p>
        <text:p text:style-name="P1">1662. 232442</text:p>
        <text:p text:style-name="P1">1663. 232443</text:p>
        <text:p text:style-name="P1">1664. 232444</text:p>
        <text:p text:style-name="P1">1665. 233111</text:p>
        <text:p text:style-name="P1">1666. 233112</text:p>
        <text:p text:style-name="P1">1667. 233113</text:p>
        <text:p text:style-name="P1">1668. 233114</text:p>
        <text:p text:style-name="P1">1669. 233121</text:p>
        <text:p text:style-name="P1">1670. 233122</text:p>
        <text:p text:style-name="P1">1671. 233123</text:p>
        <text:p text:style-name="P1">1672. 233124</text:p>
        <text:p text:style-name="P1">1673. 233131</text:p>
        <text:p text:style-name="P1">1674. 233132</text:p>
        <text:p text:style-name="P1">1675. 233133</text:p>
        <text:p text:style-name="P1">1676. 233134</text:p>
        <text:p text:style-name="P1">1677. 233141</text:p>
        <text:p text:style-name="P1">1678. 233142</text:p>
        <text:p text:style-name="P1">1679. 233143</text:p>
        <text:p text:style-name="P1">1680. 233144</text:p>
        <text:p text:style-name="P1">1681. 233211</text:p>
        <text:p text:style-name="P1">1682. 233212</text:p>
        <text:p text:style-name="P1">1683. 233213</text:p>
        <text:p text:style-name="P1">1684. 233214</text:p>
        <text:p text:style-name="P1">1685. 233221</text:p>
        <text:p text:style-name="P1">1686. 233222</text:p>
        <text:p text:style-name="P1">1687. 233223</text:p>
        <text:p text:style-name="P1">1688. 233224</text:p>
        <text:p text:style-name="P1">1689. 233231</text:p>
        <text:p text:style-name="P1">1690. 233232</text:p>
        <text:p text:style-name="P1">1691. 233233</text:p>
        <text:p text:style-name="P1">1692. 233234</text:p>
        <text:p text:style-name="P1">1693. 233241</text:p>
        <text:p text:style-name="P1">1694. 233242</text:p>
        <text:p text:style-name="P1">1695. 233243</text:p>
        <text:p text:style-name="P1">1696. 233244</text:p>
        <text:p text:style-name="P1">1697. 233311</text:p>
        <text:p text:style-name="P1">1698. 233312</text:p>
        <text:p text:style-name="P1">1699. 233313</text:p>
        <text:p text:style-name="P1">1700. 233314</text:p>
        <text:p text:style-name="P1">1701. 233321</text:p>
        <text:p text:style-name="P1">1702. 233322</text:p>
        <text:p text:style-name="P1">1703. 233323</text:p>
        <text:p text:style-name="P1">1704. 233324</text:p>
        <text:p text:style-name="P1">1705. 233331</text:p>
        <text:p text:style-name="P1">1706. 233332</text:p>
        <text:p text:style-name="P1">1707. 233333</text:p>
        <text:p text:style-name="P1">1708. 233334</text:p>
        <text:p text:style-name="P1">1709. 233341</text:p>
        <text:p text:style-name="P1">1710. 233342</text:p>
        <text:p text:style-name="P1">1711. 233343</text:p>
        <text:p text:style-name="P1">1712. 233344</text:p>
        <text:p text:style-name="P1">1713. 233411</text:p>
        <text:p text:style-name="P1">1714. 233412</text:p>
        <text:p text:style-name="P1">1715. 233413</text:p>
        <text:p text:style-name="P1">1716. 233414</text:p>
        <text:p text:style-name="P1">1717. 233421</text:p>
        <text:p text:style-name="P1">1718. 233422</text:p>
        <text:p text:style-name="P1">1719. 233423</text:p>
        <text:p text:style-name="P1">1720. 233424</text:p>
        <text:p text:style-name="P1">1721. 233431</text:p>
        <text:p text:style-name="P1">1722. 233432</text:p>
        <text:p text:style-name="P1">1723. 233433</text:p>
        <text:p text:style-name="P1">1724. 233434</text:p>
        <text:p text:style-name="P1">1725. 233441</text:p>
        <text:p text:style-name="P1">1726. 233442</text:p>
        <text:p text:style-name="P1">1727. 233443</text:p>
        <text:p text:style-name="P1">1728. 233444</text:p>
        <text:p text:style-name="P1">1729. 234111</text:p>
        <text:p text:style-name="P1">1730. 234112</text:p>
        <text:p text:style-name="P1">1731. 234113</text:p>
        <text:p text:style-name="P1">1732. 234114</text:p>
        <text:p text:style-name="P1">1733. 234121</text:p>
        <text:p text:style-name="P1">1734. 234122</text:p>
        <text:p text:style-name="P1">1735. 234123</text:p>
        <text:p text:style-name="P1">1736. 234124</text:p>
        <text:p text:style-name="P1">1737. 234131</text:p>
        <text:p text:style-name="P1">1738. 234132</text:p>
        <text:p text:style-name="P1">1739. 234133</text:p>
        <text:p text:style-name="P1">1740. 234134</text:p>
        <text:p text:style-name="P1">1741. 234141</text:p>
        <text:p text:style-name="P1">1742. 234142</text:p>
        <text:p text:style-name="P1">1743. 234143</text:p>
        <text:p text:style-name="P1">1744. 234144</text:p>
        <text:p text:style-name="P1">1745. 234211</text:p>
        <text:p text:style-name="P1">1746. 234212</text:p>
        <text:p text:style-name="P1">1747. 234213</text:p>
        <text:p text:style-name="P1">1748. 234214</text:p>
        <text:p text:style-name="P1">1749. 234221</text:p>
        <text:p text:style-name="P1">1750. 234222</text:p>
        <text:p text:style-name="P1">1751. 234223</text:p>
        <text:p text:style-name="P1">1752. 234224</text:p>
        <text:p text:style-name="P1">1753. 234231</text:p>
        <text:p text:style-name="P1">1754. 234232</text:p>
        <text:p text:style-name="P1">1755. 234233</text:p>
        <text:p text:style-name="P1">1756. 234234</text:p>
        <text:p text:style-name="P1">1757. 234241</text:p>
        <text:p text:style-name="P1">1758. 234242</text:p>
        <text:p text:style-name="P1">1759. 234243</text:p>
        <text:p text:style-name="P1">1760. 234244</text:p>
        <text:p text:style-name="P1">1761. 234311</text:p>
        <text:p text:style-name="P1">1762. 234312</text:p>
        <text:p text:style-name="P1"><text:soft-page-break/>1763. 234313</text:p>
        <text:p text:style-name="P1">1764. 234314</text:p>
        <text:p text:style-name="P1">1765. 234321</text:p>
        <text:p text:style-name="P1">1766. 234322</text:p>
        <text:p text:style-name="P1">1767. 234323</text:p>
        <text:p text:style-name="P1">1768. 234324</text:p>
        <text:p text:style-name="P1">1769. 234331</text:p>
        <text:p text:style-name="P1">1770. 234332</text:p>
        <text:p text:style-name="P1">1771. 234333</text:p>
        <text:p text:style-name="P1">1772. 234334</text:p>
        <text:p text:style-name="P1">1773. 234341</text:p>
        <text:p text:style-name="P1">1774. 234342</text:p>
        <text:p text:style-name="P1">1775. 234343</text:p>
        <text:p text:style-name="P1">1776. 234344</text:p>
        <text:p text:style-name="P1">1777. 234411</text:p>
        <text:p text:style-name="P1">1778. 234412</text:p>
        <text:p text:style-name="P1">1779. 234413</text:p>
        <text:p text:style-name="P1">1780. 234414</text:p>
        <text:p text:style-name="P1">1781. 234421</text:p>
        <text:p text:style-name="P1">1782. 234422</text:p>
        <text:p text:style-name="P1">1783. 234423</text:p>
        <text:p text:style-name="P1">1784. 234424</text:p>
        <text:p text:style-name="P1">1785. 234431</text:p>
        <text:p text:style-name="P1">1786. 234432</text:p>
        <text:p text:style-name="P1">1787. 234433</text:p>
        <text:p text:style-name="P1">1788. 234434</text:p>
        <text:p text:style-name="P1">1789. 234441</text:p>
        <text:p text:style-name="P1">1790. 234442</text:p>
        <text:p text:style-name="P1">1791. 234443</text:p>
        <text:p text:style-name="P1">1792. 234444</text:p>
        <text:p text:style-name="P1">1793. 241111</text:p>
        <text:p text:style-name="P1">1794. 241112</text:p>
        <text:p text:style-name="P1">1795. 241113</text:p>
        <text:p text:style-name="P1">1796. 241114</text:p>
        <text:p text:style-name="P1">1797. 241121</text:p>
        <text:p text:style-name="P1">1798. 241122</text:p>
        <text:p text:style-name="P1">1799. 241123</text:p>
        <text:p text:style-name="P1">1800. 241124</text:p>
        <text:p text:style-name="P1">1801. 241131</text:p>
        <text:p text:style-name="P1">1802. 241132</text:p>
        <text:p text:style-name="P1">1803. 241133</text:p>
        <text:p text:style-name="P1">1804. 241134</text:p>
        <text:p text:style-name="P1">1805. 241141</text:p>
        <text:p text:style-name="P1">1806. 241142</text:p>
        <text:p text:style-name="P1">1807. 241143</text:p>
        <text:p text:style-name="P1">1808. 241144</text:p>
        <text:p text:style-name="P1">1809. 241211</text:p>
        <text:p text:style-name="P1">1810. 241212</text:p>
        <text:p text:style-name="P1">1811. 241213</text:p>
        <text:p text:style-name="P1">1812. 241214</text:p>
        <text:p text:style-name="P1">1813. 241221</text:p>
        <text:p text:style-name="P1">1814. 241222</text:p>
        <text:p text:style-name="P1">1815. 241223</text:p>
        <text:p text:style-name="P1">1816. 241224</text:p>
        <text:p text:style-name="P1">1817. 241231</text:p>
        <text:p text:style-name="P1">1818. 241232</text:p>
        <text:p text:style-name="P1">1819. 241233</text:p>
        <text:p text:style-name="P1">1820. 241234</text:p>
        <text:p text:style-name="P1">1821. 241241</text:p>
        <text:p text:style-name="P1">1822. 241242</text:p>
        <text:p text:style-name="P1">1823. 241243</text:p>
        <text:p text:style-name="P1">1824. 241244</text:p>
        <text:p text:style-name="P1">1825. 241311</text:p>
        <text:p text:style-name="P1">1826. 241312</text:p>
        <text:p text:style-name="P1">1827. 241313</text:p>
        <text:p text:style-name="P1">1828. 241314</text:p>
        <text:p text:style-name="P1">1829. 241321</text:p>
        <text:p text:style-name="P1">1830. 241322</text:p>
        <text:p text:style-name="P1">1831. 241323</text:p>
        <text:p text:style-name="P1">1832. 241324</text:p>
        <text:p text:style-name="P1">1833. 241331</text:p>
        <text:p text:style-name="P1">1834. 241332</text:p>
        <text:p text:style-name="P1">1835. 241333</text:p>
        <text:p text:style-name="P1">1836. 241334</text:p>
        <text:p text:style-name="P1">1837. 241341</text:p>
        <text:p text:style-name="P1">1838. 241342</text:p>
        <text:p text:style-name="P1">1839. 241343</text:p>
        <text:p text:style-name="P1">1840. 241344</text:p>
        <text:p text:style-name="P1">1841. 241411</text:p>
        <text:p text:style-name="P1">1842. 241412</text:p>
        <text:p text:style-name="P1">1843. 241413</text:p>
        <text:p text:style-name="P1">1844. 241414</text:p>
        <text:p text:style-name="P1">1845. 241421</text:p>
        <text:p text:style-name="P1">1846. 241422</text:p>
        <text:p text:style-name="P1">1847. 241423</text:p>
        <text:p text:style-name="P1">1848. 241424</text:p>
        <text:p text:style-name="P1">1849. 241431</text:p>
        <text:p text:style-name="P1">1850. 241432</text:p>
        <text:p text:style-name="P1">1851. 241433</text:p>
        <text:p text:style-name="P1">1852. 241434</text:p>
        <text:p text:style-name="P1">1853. 241441</text:p>
        <text:p text:style-name="P1">1854. 241442</text:p>
        <text:p text:style-name="P1">1855. 241443</text:p>
        <text:p text:style-name="P1">1856. 241444</text:p>
        <text:p text:style-name="P1">1857. 242111</text:p>
        <text:p text:style-name="P1">1858. 242112</text:p>
        <text:p text:style-name="P1">1859. 242113</text:p>
        <text:p text:style-name="P1">1860. 242114</text:p>
        <text:p text:style-name="P1">1861. 242121</text:p>
        <text:p text:style-name="P1">1862. 242122</text:p>
        <text:p text:style-name="P1">1863. 242123</text:p>
        <text:p text:style-name="P1">1864. 242124</text:p>
        <text:p text:style-name="P1">1865. 242131</text:p>
        <text:p text:style-name="P1">1866. 242132</text:p>
        <text:p text:style-name="P1">1867. 242133</text:p>
        <text:p text:style-name="P1">1868. 242134</text:p>
        <text:p text:style-name="P1">1869. 242141</text:p>
        <text:p text:style-name="P1">1870. 242142</text:p>
        <text:p text:style-name="P1">1871. 242143</text:p>
        <text:p text:style-name="P1">1872. 242144</text:p>
        <text:p text:style-name="P1">1873. 242211</text:p>
        <text:p text:style-name="P1">1874. 242212</text:p>
        <text:p text:style-name="P1">1875. 242213</text:p>
        <text:p text:style-name="P1">1876. 242214</text:p>
        <text:p text:style-name="P1">1877. 242221</text:p>
        <text:p text:style-name="P1">1878. 242222</text:p>
        <text:p text:style-name="P1">1879. 242223</text:p>
        <text:p text:style-name="P1">1880. 242224</text:p>
        <text:p text:style-name="P1">1881. 242231</text:p>
        <text:p text:style-name="P1">1882. 242232</text:p>
        <text:p text:style-name="P1">1883. 242233</text:p>
        <text:p text:style-name="P1">1884. 242234</text:p>
        <text:p text:style-name="P1">1885. 242241</text:p>
        <text:p text:style-name="P1">1886. 242242</text:p>
        <text:p text:style-name="P1">1887. 242243</text:p>
        <text:p text:style-name="P1">1888. 242244</text:p>
        <text:p text:style-name="P1">1889. 242311</text:p>
        <text:p text:style-name="P1">1890. 242312</text:p>
        <text:p text:style-name="P1">1891. 242313</text:p>
        <text:p text:style-name="P1">1892. 242314</text:p>
        <text:p text:style-name="P1">1893. 242321</text:p>
        <text:p text:style-name="P1">1894. 242322</text:p>
        <text:p text:style-name="P1">1895. 242323</text:p>
        <text:p text:style-name="P1">1896. 242324</text:p>
        <text:p text:style-name="P1">1897. 242331</text:p>
        <text:p text:style-name="P1">1898. 242332</text:p>
        <text:p text:style-name="P1">1899. 242333</text:p>
        <text:p text:style-name="P1">1900. 242334</text:p>
        <text:p text:style-name="P1">1901. 242341</text:p>
        <text:p text:style-name="P1">1902. 242342</text:p>
        <text:p text:style-name="P1">1903. 242343</text:p>
        <text:p text:style-name="P1">1904. 242344</text:p>
        <text:p text:style-name="P1">1905. 242411</text:p>
        <text:p text:style-name="P1">1906. 242412</text:p>
        <text:p text:style-name="P1">1907. 242413</text:p>
        <text:p text:style-name="P1">1908. 242414</text:p>
        <text:p text:style-name="P1">1909. 242421</text:p>
        <text:p text:style-name="P1">1910. 242422</text:p>
        <text:p text:style-name="P1">1911. 242423</text:p>
        <text:p text:style-name="P1">1912. 242424</text:p>
        <text:p text:style-name="P1">1913. 242431</text:p>
        <text:p text:style-name="P1">1914. 242432</text:p>
        <text:p text:style-name="P1">1915. 242433</text:p>
        <text:p text:style-name="P1">1916. 242434</text:p>
        <text:p text:style-name="P1">1917. 242441</text:p>
        <text:p text:style-name="P1">1918. 242442</text:p>
        <text:p text:style-name="P1">1919. 242443</text:p>
        <text:p text:style-name="P1">1920. 242444</text:p>
        <text:p text:style-name="P1">1921. 243111</text:p>
        <text:p text:style-name="P1">1922. 243112</text:p>
        <text:p text:style-name="P1">1923. 243113</text:p>
        <text:p text:style-name="P1">1924. 243114</text:p>
        <text:p text:style-name="P1">1925. 243121</text:p>
        <text:p text:style-name="P1">1926. 243122</text:p>
        <text:p text:style-name="P1">1927. 243123</text:p>
        <text:p text:style-name="P1">1928. 243124</text:p>
        <text:p text:style-name="P1">1929. 243131</text:p>
        <text:p text:style-name="P1">1930. 243132</text:p>
        <text:p text:style-name="P1">1931. 243133</text:p>
        <text:p text:style-name="P1">1932. 243134</text:p>
        <text:p text:style-name="P1">1933. 243141</text:p>
        <text:p text:style-name="P1">1934. 243142</text:p>
        <text:p text:style-name="P1">1935. 243143</text:p>
        <text:p text:style-name="P1">1936. 243144</text:p>
        <text:p text:style-name="P1">1937. 243211</text:p>
        <text:p text:style-name="P1">1938. 243212</text:p>
        <text:p text:style-name="P1">1939. 243213</text:p>
        <text:p text:style-name="P1">1940. 243214</text:p>
        <text:p text:style-name="P1">1941. 243221</text:p>
        <text:p text:style-name="P1">1942. 243222</text:p>
        <text:p text:style-name="P1">1943. 243223</text:p>
        <text:p text:style-name="P1">1944. 243224</text:p>
        <text:p text:style-name="P1">1945. 243231</text:p>
        <text:p text:style-name="P1">1946. 243232</text:p>
        <text:p text:style-name="P1">1947. 243233</text:p>
        <text:p text:style-name="P1">1948. 243234</text:p>
        <text:p text:style-name="P1">1949. 243241</text:p>
        <text:p text:style-name="P1">1950. 243242</text:p>
        <text:p text:style-name="P1">1951. 243243</text:p>
        <text:p text:style-name="P1">1952. 243244</text:p>
        <text:p text:style-name="P1">1953. 243311</text:p>
        <text:p text:style-name="P1">1954. 243312</text:p>
        <text:p text:style-name="P1">1955. 243313</text:p>
        <text:p text:style-name="P1">1956. 243314</text:p>
        <text:p text:style-name="P1">1957. 243321</text:p>
        <text:p text:style-name="P1">1958. 243322</text:p>
        <text:p text:style-name="P1"><text:soft-page-break/>1959. 243323</text:p>
        <text:p text:style-name="P1">1960. 243324</text:p>
        <text:p text:style-name="P1">1961. 243331</text:p>
        <text:p text:style-name="P1">1962. 243332</text:p>
        <text:p text:style-name="P1">1963. 243333</text:p>
        <text:p text:style-name="P1">1964. 243334</text:p>
        <text:p text:style-name="P1">1965. 243341</text:p>
        <text:p text:style-name="P1">1966. 243342</text:p>
        <text:p text:style-name="P1">1967. 243343</text:p>
        <text:p text:style-name="P1">1968. 243344</text:p>
        <text:p text:style-name="P1">1969. 243411</text:p>
        <text:p text:style-name="P1">1970. 243412</text:p>
        <text:p text:style-name="P1">1971. 243413</text:p>
        <text:p text:style-name="P1">1972. 243414</text:p>
        <text:p text:style-name="P1">1973. 243421</text:p>
        <text:p text:style-name="P1">1974. 243422</text:p>
        <text:p text:style-name="P1">1975. 243423</text:p>
        <text:p text:style-name="P1">1976. 243424</text:p>
        <text:p text:style-name="P1">1977. 243431</text:p>
        <text:p text:style-name="P1">1978. 243432</text:p>
        <text:p text:style-name="P1">1979. 243433</text:p>
        <text:p text:style-name="P1">1980. 243434</text:p>
        <text:p text:style-name="P1">1981. 243441</text:p>
        <text:p text:style-name="P1">1982. 243442</text:p>
        <text:p text:style-name="P1">1983. 243443</text:p>
        <text:p text:style-name="P1">1984. 243444</text:p>
        <text:p text:style-name="P1">1985. 244111</text:p>
        <text:p text:style-name="P1">1986. 244112</text:p>
        <text:p text:style-name="P1">1987. 244113</text:p>
        <text:p text:style-name="P1">1988. 244114</text:p>
        <text:p text:style-name="P1">1989. 244121</text:p>
        <text:p text:style-name="P1">1990. 244122</text:p>
        <text:p text:style-name="P1">1991. 244123</text:p>
        <text:p text:style-name="P1">1992. 244124</text:p>
        <text:p text:style-name="P1">1993. 244131</text:p>
        <text:p text:style-name="P1">1994. 244132</text:p>
        <text:p text:style-name="P1">1995. 244133</text:p>
        <text:p text:style-name="P1">1996. 244134</text:p>
        <text:p text:style-name="P1">1997. 244141</text:p>
        <text:p text:style-name="P1">1998. 244142</text:p>
        <text:p text:style-name="P1">1999. 244143</text:p>
        <text:p text:style-name="P1">2000. 244144</text:p>
        <text:p text:style-name="P1">2001. 244211</text:p>
        <text:p text:style-name="P1">2002. 244212</text:p>
        <text:p text:style-name="P1">2003. 244213</text:p>
        <text:p text:style-name="P1">2004. 244214</text:p>
        <text:p text:style-name="P1">2005. 244221</text:p>
        <text:p text:style-name="P1">2006. 244222</text:p>
        <text:p text:style-name="P1">2007. 244223</text:p>
        <text:p text:style-name="P1">2008. 244224</text:p>
        <text:p text:style-name="P1">2009. 244231</text:p>
        <text:p text:style-name="P1">2010. 244232</text:p>
        <text:p text:style-name="P1">2011. 244233</text:p>
        <text:p text:style-name="P1">2012. 244234</text:p>
        <text:p text:style-name="P1">2013. 244241</text:p>
        <text:p text:style-name="P1">2014. 244242</text:p>
        <text:p text:style-name="P1">2015. 244243</text:p>
        <text:p text:style-name="P1">2016. 244244</text:p>
        <text:p text:style-name="P1">2017. 244311</text:p>
        <text:p text:style-name="P1">2018. 244312</text:p>
        <text:p text:style-name="P1">2019. 244313</text:p>
        <text:p text:style-name="P1">2020. 244314</text:p>
        <text:p text:style-name="P1">2021. 244321</text:p>
        <text:p text:style-name="P1">2022. 244322</text:p>
        <text:p text:style-name="P1">2023. 244323</text:p>
        <text:p text:style-name="P1">2024. 244324</text:p>
        <text:p text:style-name="P1">2025. 244331</text:p>
        <text:p text:style-name="P1">2026. 244332</text:p>
        <text:p text:style-name="P1">2027. 244333</text:p>
        <text:p text:style-name="P1">2028. 244334</text:p>
        <text:p text:style-name="P1">2029. 244341</text:p>
        <text:p text:style-name="P1">2030. 244342</text:p>
        <text:p text:style-name="P1">2031. 244343</text:p>
        <text:p text:style-name="P1">2032. 244344</text:p>
        <text:p text:style-name="P1">2033. 244411</text:p>
        <text:p text:style-name="P1">2034. 244412</text:p>
        <text:p text:style-name="P1">2035. 244413</text:p>
        <text:p text:style-name="P1">2036. 244414</text:p>
        <text:p text:style-name="P1">2037. 244421</text:p>
        <text:p text:style-name="P1">2038. 244422</text:p>
        <text:p text:style-name="P1">2039. 244423</text:p>
        <text:p text:style-name="P1">2040. 244424</text:p>
        <text:p text:style-name="P1">2041. 244431</text:p>
        <text:p text:style-name="P1">2042. 244432</text:p>
        <text:p text:style-name="P1">2043. 244433</text:p>
        <text:p text:style-name="P1">2044. 244434</text:p>
        <text:p text:style-name="P1">2045. 244441</text:p>
        <text:p text:style-name="P1">2046. 244442</text:p>
        <text:p text:style-name="P1">2047. 244443</text:p>
        <text:p text:style-name="P1">2048. 244444</text:p>
        <text:p text:style-name="P1">2049. 311111</text:p>
        <text:p text:style-name="P1">2050. 311112</text:p>
        <text:p text:style-name="P1">2051. 311113</text:p>
        <text:p text:style-name="P1">2052. 311114</text:p>
        <text:p text:style-name="P1">2053. 311121</text:p>
        <text:p text:style-name="P1">2054. 311122</text:p>
        <text:p text:style-name="P1">2055. 311123</text:p>
        <text:p text:style-name="P1">2056. 311124</text:p>
        <text:p text:style-name="P1">2057. 311131</text:p>
        <text:p text:style-name="P1">2058. 311132</text:p>
        <text:p text:style-name="P1">2059. 311133</text:p>
        <text:p text:style-name="P1">2060. 311134</text:p>
        <text:p text:style-name="P1">2061. 311141</text:p>
        <text:p text:style-name="P1">2062. 311142</text:p>
        <text:p text:style-name="P1">2063. 311143</text:p>
        <text:p text:style-name="P1">2064. 311144</text:p>
        <text:p text:style-name="P1">2065. 311211</text:p>
        <text:p text:style-name="P1">2066. 311212</text:p>
        <text:p text:style-name="P1">2067. 311213</text:p>
        <text:p text:style-name="P1">2068. 311214</text:p>
        <text:p text:style-name="P1">2069. 311221</text:p>
        <text:p text:style-name="P1">2070. 311222</text:p>
        <text:p text:style-name="P1">2071. 311223</text:p>
        <text:p text:style-name="P1">2072. 311224</text:p>
        <text:p text:style-name="P1">2073. 311231</text:p>
        <text:p text:style-name="P1">2074. 311232</text:p>
        <text:p text:style-name="P1">2075. 311233</text:p>
        <text:p text:style-name="P1">2076. 311234</text:p>
        <text:p text:style-name="P1">2077. 311241</text:p>
        <text:p text:style-name="P1">2078. 311242</text:p>
        <text:p text:style-name="P1">2079. 311243</text:p>
        <text:p text:style-name="P1">2080. 311244</text:p>
        <text:p text:style-name="P1">2081. 311311</text:p>
        <text:p text:style-name="P1">2082. 311312</text:p>
        <text:p text:style-name="P1">2083. 311313</text:p>
        <text:p text:style-name="P1">2084. 311314</text:p>
        <text:p text:style-name="P1">2085. 311321</text:p>
        <text:p text:style-name="P1">2086. 311322</text:p>
        <text:p text:style-name="P1">2087. 311323</text:p>
        <text:p text:style-name="P1">2088. 311324</text:p>
        <text:p text:style-name="P1">2089. 311331</text:p>
        <text:p text:style-name="P1">2090. 311332</text:p>
        <text:p text:style-name="P1">2091. 311333</text:p>
        <text:p text:style-name="P1">2092. 311334</text:p>
        <text:p text:style-name="P1">2093. 311341</text:p>
        <text:p text:style-name="P1">2094. 311342</text:p>
        <text:p text:style-name="P1">2095. 311343</text:p>
        <text:p text:style-name="P1">2096. 311344</text:p>
        <text:p text:style-name="P1">2097. 311411</text:p>
        <text:p text:style-name="P1">2098. 311412</text:p>
        <text:p text:style-name="P1">2099. 311413</text:p>
        <text:p text:style-name="P1">2100. 311414</text:p>
        <text:p text:style-name="P1">2101. 311421</text:p>
        <text:p text:style-name="P1">2102. 311422</text:p>
        <text:p text:style-name="P1">2103. 311423</text:p>
        <text:p text:style-name="P1">2104. 311424</text:p>
        <text:p text:style-name="P1">2105. 311431</text:p>
        <text:p text:style-name="P1">2106. 311432</text:p>
        <text:p text:style-name="P1">2107. 311433</text:p>
        <text:p text:style-name="P1">2108. 311434</text:p>
        <text:p text:style-name="P1">2109. 311441</text:p>
        <text:p text:style-name="P1">2110. 311442</text:p>
        <text:p text:style-name="P1">2111. 311443</text:p>
        <text:p text:style-name="P1">2112. 311444</text:p>
        <text:p text:style-name="P1">2113. 312111</text:p>
        <text:p text:style-name="P1">2114. 312112</text:p>
        <text:p text:style-name="P1">2115. 312113</text:p>
        <text:p text:style-name="P1">2116. 312114</text:p>
        <text:p text:style-name="P1">2117. 312121</text:p>
        <text:p text:style-name="P1">2118. 312122</text:p>
        <text:p text:style-name="P1">2119. 312123</text:p>
        <text:p text:style-name="P1">2120. 312124</text:p>
        <text:p text:style-name="P1">2121. 312131</text:p>
        <text:p text:style-name="P1">2122. 312132</text:p>
        <text:p text:style-name="P1">2123. 312133</text:p>
        <text:p text:style-name="P1">2124. 312134</text:p>
        <text:p text:style-name="P1">2125. 312141</text:p>
        <text:p text:style-name="P1">2126. 312142</text:p>
        <text:p text:style-name="P1">2127. 312143</text:p>
        <text:p text:style-name="P1">2128. 312144</text:p>
        <text:p text:style-name="P1">2129. 312211</text:p>
        <text:p text:style-name="P1">2130. 312212</text:p>
        <text:p text:style-name="P1">2131. 312213</text:p>
        <text:p text:style-name="P1">2132. 312214</text:p>
        <text:p text:style-name="P1">2133. 312221</text:p>
        <text:p text:style-name="P1">2134. 312222</text:p>
        <text:p text:style-name="P1">2135. 312223</text:p>
        <text:p text:style-name="P1">2136. 312224</text:p>
        <text:p text:style-name="P1">2137. 312231</text:p>
        <text:p text:style-name="P1">2138. 312232</text:p>
        <text:p text:style-name="P1">2139. 312233</text:p>
        <text:p text:style-name="P1">2140. 312234</text:p>
        <text:p text:style-name="P1">2141. 312241</text:p>
        <text:p text:style-name="P1">2142. 312242</text:p>
        <text:p text:style-name="P1">2143. 312243</text:p>
        <text:p text:style-name="P1">2144. 312244</text:p>
        <text:p text:style-name="P1">2145. 312311</text:p>
        <text:p text:style-name="P1">2146. 312312</text:p>
        <text:p text:style-name="P1">2147. 312313</text:p>
        <text:p text:style-name="P1">2148. 312314</text:p>
        <text:p text:style-name="P1">2149. 312321</text:p>
        <text:p text:style-name="P1">2150. 312322</text:p>
        <text:p text:style-name="P1">2151. 312323</text:p>
        <text:p text:style-name="P1">2152. 312324</text:p>
        <text:p text:style-name="P1">2153. 312331</text:p>
        <text:p text:style-name="P1">2154. 312332</text:p>
        <text:p text:style-name="P1"><text:soft-page-break/>2155. 312333</text:p>
        <text:p text:style-name="P1">2156. 312334</text:p>
        <text:p text:style-name="P1">2157. 312341</text:p>
        <text:p text:style-name="P1">2158. 312342</text:p>
        <text:p text:style-name="P1">2159. 312343</text:p>
        <text:p text:style-name="P1">2160. 312344</text:p>
        <text:p text:style-name="P1">2161. 312411</text:p>
        <text:p text:style-name="P1">2162. 312412</text:p>
        <text:p text:style-name="P1">2163. 312413</text:p>
        <text:p text:style-name="P1">2164. 312414</text:p>
        <text:p text:style-name="P1">2165. 312421</text:p>
        <text:p text:style-name="P1">2166. 312422</text:p>
        <text:p text:style-name="P1">2167. 312423</text:p>
        <text:p text:style-name="P1">2168. 312424</text:p>
        <text:p text:style-name="P1">2169. 312431</text:p>
        <text:p text:style-name="P1">2170. 312432</text:p>
        <text:p text:style-name="P1">2171. 312433</text:p>
        <text:p text:style-name="P1">2172. 312434</text:p>
        <text:p text:style-name="P1">2173. 312441</text:p>
        <text:p text:style-name="P1">2174. 312442</text:p>
        <text:p text:style-name="P1">2175. 312443</text:p>
        <text:p text:style-name="P1">2176. 312444</text:p>
        <text:p text:style-name="P1">2177. 313111</text:p>
        <text:p text:style-name="P1">2178. 313112</text:p>
        <text:p text:style-name="P1">2179. 313113</text:p>
        <text:p text:style-name="P1">2180. 313114</text:p>
        <text:p text:style-name="P1">2181. 313121</text:p>
        <text:p text:style-name="P1">2182. 313122</text:p>
        <text:p text:style-name="P1">2183. 313123</text:p>
        <text:p text:style-name="P1">2184. 313124</text:p>
        <text:p text:style-name="P1">2185. 313131</text:p>
        <text:p text:style-name="P1">2186. 313132</text:p>
        <text:p text:style-name="P1">2187. 313133</text:p>
        <text:p text:style-name="P1">2188. 313134</text:p>
        <text:p text:style-name="P1">2189. 313141</text:p>
        <text:p text:style-name="P1">2190. 313142</text:p>
        <text:p text:style-name="P1">2191. 313143</text:p>
        <text:p text:style-name="P1">2192. 313144</text:p>
        <text:p text:style-name="P1">2193. 313211</text:p>
        <text:p text:style-name="P1">2194. 313212</text:p>
        <text:p text:style-name="P1">2195. 313213</text:p>
        <text:p text:style-name="P1">2196. 313214</text:p>
        <text:p text:style-name="P1">2197. 313221</text:p>
        <text:p text:style-name="P1">2198. 313222</text:p>
        <text:p text:style-name="P1">2199. 313223</text:p>
        <text:p text:style-name="P1">2200. 313224</text:p>
        <text:p text:style-name="P1">2201. 313231</text:p>
        <text:p text:style-name="P1">2202. 313232</text:p>
        <text:p text:style-name="P1">2203. 313233</text:p>
        <text:p text:style-name="P1">2204. 313234</text:p>
        <text:p text:style-name="P1">2205. 313241</text:p>
        <text:p text:style-name="P1">2206. 313242</text:p>
        <text:p text:style-name="P1">2207. 313243</text:p>
        <text:p text:style-name="P1">2208. 313244</text:p>
        <text:p text:style-name="P1">2209. 313311</text:p>
        <text:p text:style-name="P1">2210. 313312</text:p>
        <text:p text:style-name="P1">2211. 313313</text:p>
        <text:p text:style-name="P1">2212. 313314</text:p>
        <text:p text:style-name="P1">2213. 313321</text:p>
        <text:p text:style-name="P1">2214. 313322</text:p>
        <text:p text:style-name="P1">2215. 313323</text:p>
        <text:p text:style-name="P1">2216. 313324</text:p>
        <text:p text:style-name="P1">2217. 313331</text:p>
        <text:p text:style-name="P1">2218. 313332</text:p>
        <text:p text:style-name="P1">2219. 313333</text:p>
        <text:p text:style-name="P1">2220. 313334</text:p>
        <text:p text:style-name="P1">2221. 313341</text:p>
        <text:p text:style-name="P1">2222. 313342</text:p>
        <text:p text:style-name="P1">2223. 313343</text:p>
        <text:p text:style-name="P1">2224. 313344</text:p>
        <text:p text:style-name="P1">2225. 313411</text:p>
        <text:p text:style-name="P1">2226. 313412</text:p>
        <text:p text:style-name="P1">2227. 313413</text:p>
        <text:p text:style-name="P1">2228. 313414</text:p>
        <text:p text:style-name="P1">2229. 313421</text:p>
        <text:p text:style-name="P1">2230. 313422</text:p>
        <text:p text:style-name="P1">2231. 313423</text:p>
        <text:p text:style-name="P1">2232. 313424</text:p>
        <text:p text:style-name="P1">2233. 313431</text:p>
        <text:p text:style-name="P1">2234. 313432</text:p>
        <text:p text:style-name="P1">2235. 313433</text:p>
        <text:p text:style-name="P1">2236. 313434</text:p>
        <text:p text:style-name="P1">2237. 313441</text:p>
        <text:p text:style-name="P1">2238. 313442</text:p>
        <text:p text:style-name="P1">2239. 313443</text:p>
        <text:p text:style-name="P1">2240. 313444</text:p>
        <text:p text:style-name="P1">2241. 314111</text:p>
        <text:p text:style-name="P1">2242. 314112</text:p>
        <text:p text:style-name="P1">2243. 314113</text:p>
        <text:p text:style-name="P1">2244. 314114</text:p>
        <text:p text:style-name="P1">2245. 314121</text:p>
        <text:p text:style-name="P1">2246. 314122</text:p>
        <text:p text:style-name="P1">2247. 314123</text:p>
        <text:p text:style-name="P1">2248. 314124</text:p>
        <text:p text:style-name="P1">2249. 314131</text:p>
        <text:p text:style-name="P1">2250. 314132</text:p>
        <text:p text:style-name="P1">2251. 314133</text:p>
        <text:p text:style-name="P1">2252. 314134</text:p>
        <text:p text:style-name="P1">2253. 314141</text:p>
        <text:p text:style-name="P1">2254. 314142</text:p>
        <text:p text:style-name="P1">2255. 314143</text:p>
        <text:p text:style-name="P1">2256. 314144</text:p>
        <text:p text:style-name="P1">2257. 314211</text:p>
        <text:p text:style-name="P1">2258. 314212</text:p>
        <text:p text:style-name="P1">2259. 314213</text:p>
        <text:p text:style-name="P1">2260. 314214</text:p>
        <text:p text:style-name="P1">2261. 314221</text:p>
        <text:p text:style-name="P1">2262. 314222</text:p>
        <text:p text:style-name="P1">2263. 314223</text:p>
        <text:p text:style-name="P1">2264. 314224</text:p>
        <text:p text:style-name="P1">2265. 314231</text:p>
        <text:p text:style-name="P1">2266. 314232</text:p>
        <text:p text:style-name="P1">2267. 314233</text:p>
        <text:p text:style-name="P1">2268. 314234</text:p>
        <text:p text:style-name="P1">2269. 314241</text:p>
        <text:p text:style-name="P1">2270. 314242</text:p>
        <text:p text:style-name="P1">2271. 314243</text:p>
        <text:p text:style-name="P1">2272. 314244</text:p>
        <text:p text:style-name="P1">2273. 314311</text:p>
        <text:p text:style-name="P1">2274. 314312</text:p>
        <text:p text:style-name="P1">2275. 314313</text:p>
        <text:p text:style-name="P1">2276. 314314</text:p>
        <text:p text:style-name="P1">2277. 314321</text:p>
        <text:p text:style-name="P1">2278. 314322</text:p>
        <text:p text:style-name="P1">2279. 314323</text:p>
        <text:p text:style-name="P1">2280. 314324</text:p>
        <text:p text:style-name="P1">2281. 314331</text:p>
        <text:p text:style-name="P1">2282. 314332</text:p>
        <text:p text:style-name="P1">2283. 314333</text:p>
        <text:p text:style-name="P1">2284. 314334</text:p>
        <text:p text:style-name="P1">2285. 314341</text:p>
        <text:p text:style-name="P1">2286. 314342</text:p>
        <text:p text:style-name="P1">2287. 314343</text:p>
        <text:p text:style-name="P1">2288. 314344</text:p>
        <text:p text:style-name="P1">2289. 314411</text:p>
        <text:p text:style-name="P1">2290. 314412</text:p>
        <text:p text:style-name="P1">2291. 314413</text:p>
        <text:p text:style-name="P1">2292. 314414</text:p>
        <text:p text:style-name="P1">2293. 314421</text:p>
        <text:p text:style-name="P1">2294. 314422</text:p>
        <text:p text:style-name="P1">2295. 314423</text:p>
        <text:p text:style-name="P1">2296. 314424</text:p>
        <text:p text:style-name="P1">2297. 314431</text:p>
        <text:p text:style-name="P1">2298. 314432</text:p>
        <text:p text:style-name="P1">2299. 314433</text:p>
        <text:p text:style-name="P1">2300. 314434</text:p>
        <text:p text:style-name="P1">2301. 314441</text:p>
        <text:p text:style-name="P1">2302. 314442</text:p>
        <text:p text:style-name="P1">2303. 314443</text:p>
        <text:p text:style-name="P1">2304. 314444</text:p>
        <text:p text:style-name="P1">2305. 321111</text:p>
        <text:p text:style-name="P1">2306. 321112</text:p>
        <text:p text:style-name="P1">2307. 321113</text:p>
        <text:p text:style-name="P1">2308. 321114</text:p>
        <text:p text:style-name="P1">2309. 321121</text:p>
        <text:p text:style-name="P1">2310. 321122</text:p>
        <text:p text:style-name="P1">2311. 321123</text:p>
        <text:p text:style-name="P1">2312. 321124</text:p>
        <text:p text:style-name="P1">2313. 321131</text:p>
        <text:p text:style-name="P1">2314. 321132</text:p>
        <text:p text:style-name="P1">2315. 321133</text:p>
        <text:p text:style-name="P1">2316. 321134</text:p>
        <text:p text:style-name="P1">2317. 321141</text:p>
        <text:p text:style-name="P1">2318. 321142</text:p>
        <text:p text:style-name="P1">2319. 321143</text:p>
        <text:p text:style-name="P1">2320. 321144</text:p>
        <text:p text:style-name="P1">2321. 321211</text:p>
        <text:p text:style-name="P1">2322. 321212</text:p>
        <text:p text:style-name="P1">2323. 321213</text:p>
        <text:p text:style-name="P1">2324. 321214</text:p>
        <text:p text:style-name="P1">2325. 321221</text:p>
        <text:p text:style-name="P1">2326. 321222</text:p>
        <text:p text:style-name="P1">2327. 321223</text:p>
        <text:p text:style-name="P1">2328. 321224</text:p>
        <text:p text:style-name="P1">2329. 321231</text:p>
        <text:p text:style-name="P1">2330. 321232</text:p>
        <text:p text:style-name="P1">2331. 321233</text:p>
        <text:p text:style-name="P1">2332. 321234</text:p>
        <text:p text:style-name="P1">2333. 321241</text:p>
        <text:p text:style-name="P1">2334. 321242</text:p>
        <text:p text:style-name="P1">2335. 321243</text:p>
        <text:p text:style-name="P1">2336. 321244</text:p>
        <text:p text:style-name="P1">2337. 321311</text:p>
        <text:p text:style-name="P1">2338. 321312</text:p>
        <text:p text:style-name="P1">2339. 321313</text:p>
        <text:p text:style-name="P1">2340. 321314</text:p>
        <text:p text:style-name="P1">2341. 321321</text:p>
        <text:p text:style-name="P1">2342. 321322</text:p>
        <text:p text:style-name="P1">2343. 321323</text:p>
        <text:p text:style-name="P1">2344. 321324</text:p>
        <text:p text:style-name="P1">2345. 321331</text:p>
        <text:p text:style-name="P1">2346. 321332</text:p>
        <text:p text:style-name="P1">2347. 321333</text:p>
        <text:p text:style-name="P1">2348. 321334</text:p>
        <text:p text:style-name="P1">2349. 321341</text:p>
        <text:p text:style-name="P1">2350. 321342</text:p>
        <text:p text:style-name="P1"><text:soft-page-break/>2351. 321343</text:p>
        <text:p text:style-name="P1">2352. 321344</text:p>
        <text:p text:style-name="P1">2353. 321411</text:p>
        <text:p text:style-name="P1">2354. 321412</text:p>
        <text:p text:style-name="P1">2355. 321413</text:p>
        <text:p text:style-name="P1">2356. 321414</text:p>
        <text:p text:style-name="P1">2357. 321421</text:p>
        <text:p text:style-name="P1">2358. 321422</text:p>
        <text:p text:style-name="P1">2359. 321423</text:p>
        <text:p text:style-name="P1">2360. 321424</text:p>
        <text:p text:style-name="P1">2361. 321431</text:p>
        <text:p text:style-name="P1">2362. 321432</text:p>
        <text:p text:style-name="P1">2363. 321433</text:p>
        <text:p text:style-name="P1">2364. 321434</text:p>
        <text:p text:style-name="P1">2365. 321441</text:p>
        <text:p text:style-name="P1">2366. 321442</text:p>
        <text:p text:style-name="P1">2367. 321443</text:p>
        <text:p text:style-name="P1">2368. 321444</text:p>
        <text:p text:style-name="P1">2369. 322111</text:p>
        <text:p text:style-name="P1">2370. 322112</text:p>
        <text:p text:style-name="P1">2371. 322113</text:p>
        <text:p text:style-name="P1">2372. 322114</text:p>
        <text:p text:style-name="P1">2373. 322121</text:p>
        <text:p text:style-name="P1">2374. 322122</text:p>
        <text:p text:style-name="P1">2375. 322123</text:p>
        <text:p text:style-name="P1">2376. 322124</text:p>
        <text:p text:style-name="P1">2377. 322131</text:p>
        <text:p text:style-name="P1">2378. 322132</text:p>
        <text:p text:style-name="P1">2379. 322133</text:p>
        <text:p text:style-name="P1">2380. 322134</text:p>
        <text:p text:style-name="P1">2381. 322141</text:p>
        <text:p text:style-name="P1">2382. 322142</text:p>
        <text:p text:style-name="P1">2383. 322143</text:p>
        <text:p text:style-name="P1">2384. 322144</text:p>
        <text:p text:style-name="P1">2385. 322211</text:p>
        <text:p text:style-name="P1">2386. 322212</text:p>
        <text:p text:style-name="P1">2387. 322213</text:p>
        <text:p text:style-name="P1">2388. 322214</text:p>
        <text:p text:style-name="P1">2389. 322221</text:p>
        <text:p text:style-name="P1">2390. 322222</text:p>
        <text:p text:style-name="P1">2391. 322223</text:p>
        <text:p text:style-name="P1">2392. 322224</text:p>
        <text:p text:style-name="P1">2393. 322231</text:p>
        <text:p text:style-name="P1">2394. 322232</text:p>
        <text:p text:style-name="P1">2395. 322233</text:p>
        <text:p text:style-name="P1">2396. 322234</text:p>
        <text:p text:style-name="P1">2397. 322241</text:p>
        <text:p text:style-name="P1">2398. 322242</text:p>
        <text:p text:style-name="P1">2399. 322243</text:p>
        <text:p text:style-name="P1">2400. 322244</text:p>
        <text:p text:style-name="P1">2401. 322311</text:p>
        <text:p text:style-name="P1">2402. 322312</text:p>
        <text:p text:style-name="P1">2403. 322313</text:p>
        <text:p text:style-name="P1">2404. 322314</text:p>
        <text:p text:style-name="P1">2405. 322321</text:p>
        <text:p text:style-name="P1">2406. 322322</text:p>
        <text:p text:style-name="P1">2407. 322323</text:p>
        <text:p text:style-name="P1">2408. 322324</text:p>
        <text:p text:style-name="P1">2409. 322331</text:p>
        <text:p text:style-name="P1">2410. 322332</text:p>
        <text:p text:style-name="P1">2411. 322333</text:p>
        <text:p text:style-name="P1">2412. 322334</text:p>
        <text:p text:style-name="P1">2413. 322341</text:p>
        <text:p text:style-name="P1">2414. 322342</text:p>
        <text:p text:style-name="P1">2415. 322343</text:p>
        <text:p text:style-name="P1">2416. 322344</text:p>
        <text:p text:style-name="P1">2417. 322411</text:p>
        <text:p text:style-name="P1">2418. 322412</text:p>
        <text:p text:style-name="P1">2419. 322413</text:p>
        <text:p text:style-name="P1">2420. 322414</text:p>
        <text:p text:style-name="P1">2421. 322421</text:p>
        <text:p text:style-name="P1">2422. 322422</text:p>
        <text:p text:style-name="P1">2423. 322423</text:p>
        <text:p text:style-name="P1">2424. 322424</text:p>
        <text:p text:style-name="P1">2425. 322431</text:p>
        <text:p text:style-name="P1">2426. 322432</text:p>
        <text:p text:style-name="P1">2427. 322433</text:p>
        <text:p text:style-name="P1">2428. 322434</text:p>
        <text:p text:style-name="P1">2429. 322441</text:p>
        <text:p text:style-name="P1">2430. 322442</text:p>
        <text:p text:style-name="P1">2431. 322443</text:p>
        <text:p text:style-name="P1">2432. 322444</text:p>
        <text:p text:style-name="P1">2433. 323111</text:p>
        <text:p text:style-name="P1">2434. 323112</text:p>
        <text:p text:style-name="P1">2435. 323113</text:p>
        <text:p text:style-name="P1">2436. 323114</text:p>
        <text:p text:style-name="P1">2437. 323121</text:p>
        <text:p text:style-name="P1">2438. 323122</text:p>
        <text:p text:style-name="P1">2439. 323123</text:p>
        <text:p text:style-name="P1">2440. 323124</text:p>
        <text:p text:style-name="P1">2441. 323131</text:p>
        <text:p text:style-name="P1">2442. 323132</text:p>
        <text:p text:style-name="P1">2443. 323133</text:p>
        <text:p text:style-name="P1">2444. 323134</text:p>
        <text:p text:style-name="P1">2445. 323141</text:p>
        <text:p text:style-name="P1">2446. 323142</text:p>
        <text:p text:style-name="P1">2447. 323143</text:p>
        <text:p text:style-name="P1">2448. 323144</text:p>
        <text:p text:style-name="P1">2449. 323211</text:p>
        <text:p text:style-name="P1">2450. 323212</text:p>
        <text:p text:style-name="P1">2451. 323213</text:p>
        <text:p text:style-name="P1">2452. 323214</text:p>
        <text:p text:style-name="P1">2453. 323221</text:p>
        <text:p text:style-name="P1">2454. 323222</text:p>
        <text:p text:style-name="P1">2455. 323223</text:p>
        <text:p text:style-name="P1">2456. 323224</text:p>
        <text:p text:style-name="P1">2457. 323231</text:p>
        <text:p text:style-name="P1">2458. 323232</text:p>
        <text:p text:style-name="P1">2459. 323233</text:p>
        <text:p text:style-name="P1">2460. 323234</text:p>
        <text:p text:style-name="P1">2461. 323241</text:p>
        <text:p text:style-name="P1">2462. 323242</text:p>
        <text:p text:style-name="P1">2463. 323243</text:p>
        <text:p text:style-name="P1">2464. 323244</text:p>
        <text:p text:style-name="P1">2465. 323311</text:p>
        <text:p text:style-name="P1">2466. 323312</text:p>
        <text:p text:style-name="P1">2467. 323313</text:p>
        <text:p text:style-name="P1">2468. 323314</text:p>
        <text:p text:style-name="P1">2469. 323321</text:p>
        <text:p text:style-name="P1">2470. 323322</text:p>
        <text:p text:style-name="P1">2471. 323323</text:p>
        <text:p text:style-name="P1">2472. 323324</text:p>
        <text:p text:style-name="P1">2473. 323331</text:p>
        <text:p text:style-name="P1">2474. 323332</text:p>
        <text:p text:style-name="P1">2475. 323333</text:p>
        <text:p text:style-name="P1">2476. 323334</text:p>
        <text:p text:style-name="P1">2477. 323341</text:p>
        <text:p text:style-name="P1">2478. 323342</text:p>
        <text:p text:style-name="P1">2479. 323343</text:p>
        <text:p text:style-name="P1">2480. 323344</text:p>
        <text:p text:style-name="P1">2481. 323411</text:p>
        <text:p text:style-name="P1">2482. 323412</text:p>
        <text:p text:style-name="P1">2483. 323413</text:p>
        <text:p text:style-name="P1">2484. 323414</text:p>
        <text:p text:style-name="P1">2485. 323421</text:p>
        <text:p text:style-name="P1">2486. 323422</text:p>
        <text:p text:style-name="P1">2487. 323423</text:p>
        <text:p text:style-name="P1">2488. 323424</text:p>
        <text:p text:style-name="P1">2489. 323431</text:p>
        <text:p text:style-name="P1">2490. 323432</text:p>
        <text:p text:style-name="P1">2491. 323433</text:p>
        <text:p text:style-name="P1">2492. 323434</text:p>
        <text:p text:style-name="P1">2493. 323441</text:p>
        <text:p text:style-name="P1">2494. 323442</text:p>
        <text:p text:style-name="P1">2495. 323443</text:p>
        <text:p text:style-name="P1">2496. 323444</text:p>
        <text:p text:style-name="P1">2497. 324111</text:p>
        <text:p text:style-name="P1">2498. 324112</text:p>
        <text:p text:style-name="P1">2499. 324113</text:p>
        <text:p text:style-name="P1">2500. 324114</text:p>
        <text:p text:style-name="P1">2501. 324121</text:p>
        <text:p text:style-name="P1">2502. 324122</text:p>
        <text:p text:style-name="P1">2503. 324123</text:p>
        <text:p text:style-name="P1">2504. 324124</text:p>
        <text:p text:style-name="P1">2505. 324131</text:p>
        <text:p text:style-name="P1">2506. 324132</text:p>
        <text:p text:style-name="P1">2507. 324133</text:p>
        <text:p text:style-name="P1">2508. 324134</text:p>
        <text:p text:style-name="P1">2509. 324141</text:p>
        <text:p text:style-name="P1">2510. 324142</text:p>
        <text:p text:style-name="P1">2511. 324143</text:p>
        <text:p text:style-name="P1">2512. 324144</text:p>
        <text:p text:style-name="P1">2513. 324211</text:p>
        <text:p text:style-name="P1">2514. 324212</text:p>
        <text:p text:style-name="P1">2515. 324213</text:p>
        <text:p text:style-name="P1">2516. 324214</text:p>
        <text:p text:style-name="P1">2517. 324221</text:p>
        <text:p text:style-name="P1">2518. 324222</text:p>
        <text:p text:style-name="P1">2519. 324223</text:p>
        <text:p text:style-name="P1">2520. 324224</text:p>
        <text:p text:style-name="P1">2521. 324231</text:p>
        <text:p text:style-name="P1">2522. 324232</text:p>
        <text:p text:style-name="P1">2523. 324233</text:p>
        <text:p text:style-name="P1">2524. 324234</text:p>
        <text:p text:style-name="P1">2525. 324241</text:p>
        <text:p text:style-name="P1">2526. 324242</text:p>
        <text:p text:style-name="P1">2527. 324243</text:p>
        <text:p text:style-name="P1">2528. 324244</text:p>
        <text:p text:style-name="P1">2529. 324311</text:p>
        <text:p text:style-name="P1">2530. 324312</text:p>
        <text:p text:style-name="P1">2531. 324313</text:p>
        <text:p text:style-name="P1">2532. 324314</text:p>
        <text:p text:style-name="P1">2533. 324321</text:p>
        <text:p text:style-name="P1">2534. 324322</text:p>
        <text:p text:style-name="P1">2535. 324323</text:p>
        <text:p text:style-name="P1">2536. 324324</text:p>
        <text:p text:style-name="P1">2537. 324331</text:p>
        <text:p text:style-name="P1">2538. 324332</text:p>
        <text:p text:style-name="P1">2539. 324333</text:p>
        <text:p text:style-name="P1">2540. 324334</text:p>
        <text:p text:style-name="P1">2541. 324341</text:p>
        <text:p text:style-name="P1">2542. 324342</text:p>
        <text:p text:style-name="P1">2543. 324343</text:p>
        <text:p text:style-name="P1">2544. 324344</text:p>
        <text:p text:style-name="P1">2545. 324411</text:p>
        <text:p text:style-name="P1">2546. 324412</text:p>
        <text:p text:style-name="P1"><text:soft-page-break/>2547. 324413</text:p>
        <text:p text:style-name="P1">2548. 324414</text:p>
        <text:p text:style-name="P1">2549. 324421</text:p>
        <text:p text:style-name="P1">2550. 324422</text:p>
        <text:p text:style-name="P1">2551. 324423</text:p>
        <text:p text:style-name="P1">2552. 324424</text:p>
        <text:p text:style-name="P1">2553. 324431</text:p>
        <text:p text:style-name="P1">2554. 324432</text:p>
        <text:p text:style-name="P1">2555. 324433</text:p>
        <text:p text:style-name="P1">2556. 324434</text:p>
        <text:p text:style-name="P1">2557. 324441</text:p>
        <text:p text:style-name="P1">2558. 324442</text:p>
        <text:p text:style-name="P1">2559. 324443</text:p>
        <text:p text:style-name="P1">2560. 324444</text:p>
        <text:p text:style-name="P1">2561. 331111</text:p>
        <text:p text:style-name="P1">2562. 331112</text:p>
        <text:p text:style-name="P1">2563. 331113</text:p>
        <text:p text:style-name="P1">2564. 331114</text:p>
        <text:p text:style-name="P1">2565. 331121</text:p>
        <text:p text:style-name="P1">2566. 331122</text:p>
        <text:p text:style-name="P1">2567. 331123</text:p>
        <text:p text:style-name="P1">2568. 331124</text:p>
        <text:p text:style-name="P1">2569. 331131</text:p>
        <text:p text:style-name="P1">2570. 331132</text:p>
        <text:p text:style-name="P1">2571. 331133</text:p>
        <text:p text:style-name="P1">2572. 331134</text:p>
        <text:p text:style-name="P1">2573. 331141</text:p>
        <text:p text:style-name="P1">2574. 331142</text:p>
        <text:p text:style-name="P1">2575. 331143</text:p>
        <text:p text:style-name="P1">2576. 331144</text:p>
        <text:p text:style-name="P1">2577. 331211</text:p>
        <text:p text:style-name="P1">2578. 331212</text:p>
        <text:p text:style-name="P1">2579. 331213</text:p>
        <text:p text:style-name="P1">2580. 331214</text:p>
        <text:p text:style-name="P1">2581. 331221</text:p>
        <text:p text:style-name="P1">2582. 331222</text:p>
        <text:p text:style-name="P1">2583. 331223</text:p>
        <text:p text:style-name="P1">2584. 331224</text:p>
        <text:p text:style-name="P1">2585. 331231</text:p>
        <text:p text:style-name="P1">2586. 331232</text:p>
        <text:p text:style-name="P1">2587. 331233</text:p>
        <text:p text:style-name="P1">2588. 331234</text:p>
        <text:p text:style-name="P1">2589. 331241</text:p>
        <text:p text:style-name="P1">2590. 331242</text:p>
        <text:p text:style-name="P1">2591. 331243</text:p>
        <text:p text:style-name="P1">2592. 331244</text:p>
        <text:p text:style-name="P1">2593. 331311</text:p>
        <text:p text:style-name="P1">2594. 331312</text:p>
        <text:p text:style-name="P1">2595. 331313</text:p>
        <text:p text:style-name="P1">2596. 331314</text:p>
        <text:p text:style-name="P1">2597. 331321</text:p>
        <text:p text:style-name="P1">2598. 331322</text:p>
        <text:p text:style-name="P1">2599. 331323</text:p>
        <text:p text:style-name="P1">2600. 331324</text:p>
        <text:p text:style-name="P1">2601. 331331</text:p>
        <text:p text:style-name="P1">2602. 331332</text:p>
        <text:p text:style-name="P1">2603. 331333</text:p>
        <text:p text:style-name="P1">2604. 331334</text:p>
        <text:p text:style-name="P1">2605. 331341</text:p>
        <text:p text:style-name="P1">2606. 331342</text:p>
        <text:p text:style-name="P1">2607. 331343</text:p>
        <text:p text:style-name="P1">2608. 331344</text:p>
        <text:p text:style-name="P1">2609. 331411</text:p>
        <text:p text:style-name="P1">2610. 331412</text:p>
        <text:p text:style-name="P1">2611. 331413</text:p>
        <text:p text:style-name="P1">2612. 331414</text:p>
        <text:p text:style-name="P1">2613. 331421</text:p>
        <text:p text:style-name="P1">2614. 331422</text:p>
        <text:p text:style-name="P1">2615. 331423</text:p>
        <text:p text:style-name="P1">2616. 331424</text:p>
        <text:p text:style-name="P1">2617. 331431</text:p>
        <text:p text:style-name="P1">2618. 331432</text:p>
        <text:p text:style-name="P1">2619. 331433</text:p>
        <text:p text:style-name="P1">2620. 331434</text:p>
        <text:p text:style-name="P1">2621. 331441</text:p>
        <text:p text:style-name="P1">2622. 331442</text:p>
        <text:p text:style-name="P1">2623. 331443</text:p>
        <text:p text:style-name="P1">2624. 331444</text:p>
        <text:p text:style-name="P1">2625. 332111</text:p>
        <text:p text:style-name="P1">2626. 332112</text:p>
        <text:p text:style-name="P1">2627. 332113</text:p>
        <text:p text:style-name="P1">2628. 332114</text:p>
        <text:p text:style-name="P1">2629. 332121</text:p>
        <text:p text:style-name="P1">2630. 332122</text:p>
        <text:p text:style-name="P1">2631. 332123</text:p>
        <text:p text:style-name="P1">2632. 332124</text:p>
        <text:p text:style-name="P1">2633. 332131</text:p>
        <text:p text:style-name="P1">2634. 332132</text:p>
        <text:p text:style-name="P1">2635. 332133</text:p>
        <text:p text:style-name="P1">2636. 332134</text:p>
        <text:p text:style-name="P1">2637. 332141</text:p>
        <text:p text:style-name="P1">2638. 332142</text:p>
        <text:p text:style-name="P1">2639. 332143</text:p>
        <text:p text:style-name="P1">2640. 332144</text:p>
        <text:p text:style-name="P1">2641. 332211</text:p>
        <text:p text:style-name="P1">2642. 332212</text:p>
        <text:p text:style-name="P1">2643. 332213</text:p>
        <text:p text:style-name="P1">2644. 332214</text:p>
        <text:p text:style-name="P1">2645. 332221</text:p>
        <text:p text:style-name="P1">2646. 332222</text:p>
        <text:p text:style-name="P1">2647. 332223</text:p>
        <text:p text:style-name="P1">2648. 332224</text:p>
        <text:p text:style-name="P1">2649. 332231</text:p>
        <text:p text:style-name="P1">2650. 332232</text:p>
        <text:p text:style-name="P1">2651. 332233</text:p>
        <text:p text:style-name="P1">2652. 332234</text:p>
        <text:p text:style-name="P1">2653. 332241</text:p>
        <text:p text:style-name="P1">2654. 332242</text:p>
        <text:p text:style-name="P1">2655. 332243</text:p>
        <text:p text:style-name="P1">2656. 332244</text:p>
        <text:p text:style-name="P1">2657. 332311</text:p>
        <text:p text:style-name="P1">2658. 332312</text:p>
        <text:p text:style-name="P1">2659. 332313</text:p>
        <text:p text:style-name="P1">2660. 332314</text:p>
        <text:p text:style-name="P1">2661. 332321</text:p>
        <text:p text:style-name="P1">2662. 332322</text:p>
        <text:p text:style-name="P1">2663. 332323</text:p>
        <text:p text:style-name="P1">2664. 332324</text:p>
        <text:p text:style-name="P1">2665. 332331</text:p>
        <text:p text:style-name="P1">2666. 332332</text:p>
        <text:p text:style-name="P1">2667. 332333</text:p>
        <text:p text:style-name="P1">2668. 332334</text:p>
        <text:p text:style-name="P1">2669. 332341</text:p>
        <text:p text:style-name="P1">2670. 332342</text:p>
        <text:p text:style-name="P1">2671. 332343</text:p>
        <text:p text:style-name="P1">2672. 332344</text:p>
        <text:p text:style-name="P1">2673. 332411</text:p>
        <text:p text:style-name="P1">2674. 332412</text:p>
        <text:p text:style-name="P1">2675. 332413</text:p>
        <text:p text:style-name="P1">2676. 332414</text:p>
        <text:p text:style-name="P1">2677. 332421</text:p>
        <text:p text:style-name="P1">2678. 332422</text:p>
        <text:p text:style-name="P1">2679. 332423</text:p>
        <text:p text:style-name="P1">2680. 332424</text:p>
        <text:p text:style-name="P1">2681. 332431</text:p>
        <text:p text:style-name="P1">2682. 332432</text:p>
        <text:p text:style-name="P1">2683. 332433</text:p>
        <text:p text:style-name="P1">2684. 332434</text:p>
        <text:p text:style-name="P1">2685. 332441</text:p>
        <text:p text:style-name="P1">2686. 332442</text:p>
        <text:p text:style-name="P1">2687. 332443</text:p>
        <text:p text:style-name="P1">2688. 332444</text:p>
        <text:p text:style-name="P1">2689. 333111</text:p>
        <text:p text:style-name="P1">2690. 333112</text:p>
        <text:p text:style-name="P1">2691. 333113</text:p>
        <text:p text:style-name="P1">2692. 333114</text:p>
        <text:p text:style-name="P1">2693. 333121</text:p>
        <text:p text:style-name="P1">2694. 333122</text:p>
        <text:p text:style-name="P1">2695. 333123</text:p>
        <text:p text:style-name="P1">2696. 333124</text:p>
        <text:p text:style-name="P1">2697. 333131</text:p>
        <text:p text:style-name="P1">2698. 333132</text:p>
        <text:p text:style-name="P1">2699. 333133</text:p>
        <text:p text:style-name="P1">2700. 333134</text:p>
        <text:p text:style-name="P1">2701. 333141</text:p>
        <text:p text:style-name="P1">2702. 333142</text:p>
        <text:p text:style-name="P1">2703. 333143</text:p>
        <text:p text:style-name="P1">2704. 333144</text:p>
        <text:p text:style-name="P1">2705. 333211</text:p>
        <text:p text:style-name="P1">2706. 333212</text:p>
        <text:p text:style-name="P1">2707. 333213</text:p>
        <text:p text:style-name="P1">2708. 333214</text:p>
        <text:p text:style-name="P1">2709. 333221</text:p>
        <text:p text:style-name="P1">2710. 333222</text:p>
        <text:p text:style-name="P1">2711. 333223</text:p>
        <text:p text:style-name="P1">2712. 333224</text:p>
        <text:p text:style-name="P1">2713. 333231</text:p>
        <text:p text:style-name="P1">2714. 333232</text:p>
        <text:p text:style-name="P1">2715. 333233</text:p>
        <text:p text:style-name="P1">2716. 333234</text:p>
        <text:p text:style-name="P1">2717. 333241</text:p>
        <text:p text:style-name="P1">2718. 333242</text:p>
        <text:p text:style-name="P1">2719. 333243</text:p>
        <text:p text:style-name="P1">2720. 333244</text:p>
        <text:p text:style-name="P1">2721. 333311</text:p>
        <text:p text:style-name="P1">2722. 333312</text:p>
        <text:p text:style-name="P1">2723. 333313</text:p>
        <text:p text:style-name="P1">2724. 333314</text:p>
        <text:p text:style-name="P1">2725. 333321</text:p>
        <text:p text:style-name="P1">2726. 333322</text:p>
        <text:p text:style-name="P1">2727. 333323</text:p>
        <text:p text:style-name="P1">2728. 333324</text:p>
        <text:p text:style-name="P1">2729. 333331</text:p>
        <text:p text:style-name="P1">2730. 333332</text:p>
        <text:p text:style-name="P1">2731. 333333</text:p>
        <text:p text:style-name="P1">2732. 333334</text:p>
        <text:p text:style-name="P1">2733. 333341</text:p>
        <text:p text:style-name="P1">2734. 333342</text:p>
        <text:p text:style-name="P1">2735. 333343</text:p>
        <text:p text:style-name="P1">2736. 333344</text:p>
        <text:p text:style-name="P1">2737. 333411</text:p>
        <text:p text:style-name="P1">2738. 333412</text:p>
        <text:p text:style-name="P1">2739. 333413</text:p>
        <text:p text:style-name="P1">2740. 333414</text:p>
        <text:p text:style-name="P1">2741. 333421</text:p>
        <text:p text:style-name="P1">2742. 333422</text:p>
        <text:p text:style-name="P1"><text:soft-page-break/>2743. 333423</text:p>
        <text:p text:style-name="P1">2744. 333424</text:p>
        <text:p text:style-name="P1">2745. 333431</text:p>
        <text:p text:style-name="P1">2746. 333432</text:p>
        <text:p text:style-name="P1">2747. 333433</text:p>
        <text:p text:style-name="P1">2748. 333434</text:p>
        <text:p text:style-name="P1">2749. 333441</text:p>
        <text:p text:style-name="P1">2750. 333442</text:p>
        <text:p text:style-name="P1">2751. 333443</text:p>
        <text:p text:style-name="P1">2752. 333444</text:p>
        <text:p text:style-name="P1">2753. 334111</text:p>
        <text:p text:style-name="P1">2754. 334112</text:p>
        <text:p text:style-name="P1">2755. 334113</text:p>
        <text:p text:style-name="P1">2756. 334114</text:p>
        <text:p text:style-name="P1">2757. 334121</text:p>
        <text:p text:style-name="P1">2758. 334122</text:p>
        <text:p text:style-name="P1">2759. 334123</text:p>
        <text:p text:style-name="P1">2760. 334124</text:p>
        <text:p text:style-name="P1">2761. 334131</text:p>
        <text:p text:style-name="P1">2762. 334132</text:p>
        <text:p text:style-name="P1">2763. 334133</text:p>
        <text:p text:style-name="P1">2764. 334134</text:p>
        <text:p text:style-name="P1">2765. 334141</text:p>
        <text:p text:style-name="P1">2766. 334142</text:p>
        <text:p text:style-name="P1">2767. 334143</text:p>
        <text:p text:style-name="P1">2768. 334144</text:p>
        <text:p text:style-name="P1">2769. 334211</text:p>
        <text:p text:style-name="P1">2770. 334212</text:p>
        <text:p text:style-name="P1">2771. 334213</text:p>
        <text:p text:style-name="P1">2772. 334214</text:p>
        <text:p text:style-name="P1">2773. 334221</text:p>
        <text:p text:style-name="P1">2774. 334222</text:p>
        <text:p text:style-name="P1">2775. 334223</text:p>
        <text:p text:style-name="P1">2776. 334224</text:p>
        <text:p text:style-name="P1">2777. 334231</text:p>
        <text:p text:style-name="P1">2778. 334232</text:p>
        <text:p text:style-name="P1">2779. 334233</text:p>
        <text:p text:style-name="P1">2780. 334234</text:p>
        <text:p text:style-name="P1">2781. 334241</text:p>
        <text:p text:style-name="P1">2782. 334242</text:p>
        <text:p text:style-name="P1">2783. 334243</text:p>
        <text:p text:style-name="P1">2784. 334244</text:p>
        <text:p text:style-name="P1">2785. 334311</text:p>
        <text:p text:style-name="P1">2786. 334312</text:p>
        <text:p text:style-name="P1">2787. 334313</text:p>
        <text:p text:style-name="P1">2788. 334314</text:p>
        <text:p text:style-name="P1">2789. 334321</text:p>
        <text:p text:style-name="P1">2790. 334322</text:p>
        <text:p text:style-name="P1">2791. 334323</text:p>
        <text:p text:style-name="P1">2792. 334324</text:p>
        <text:p text:style-name="P1">2793. 334331</text:p>
        <text:p text:style-name="P1">2794. 334332</text:p>
        <text:p text:style-name="P1">2795. 334333</text:p>
        <text:p text:style-name="P1">2796. 334334</text:p>
        <text:p text:style-name="P1">2797. 334341</text:p>
        <text:p text:style-name="P1">2798. 334342</text:p>
        <text:p text:style-name="P1">2799. 334343</text:p>
        <text:p text:style-name="P1">2800. 334344</text:p>
        <text:p text:style-name="P1">2801. 334411</text:p>
        <text:p text:style-name="P1">2802. 334412</text:p>
        <text:p text:style-name="P1">2803. 334413</text:p>
        <text:p text:style-name="P1">2804. 334414</text:p>
        <text:p text:style-name="P1">2805. 334421</text:p>
        <text:p text:style-name="P1">2806. 334422</text:p>
        <text:p text:style-name="P1">2807. 334423</text:p>
        <text:p text:style-name="P1">2808. 334424</text:p>
        <text:p text:style-name="P1">2809. 334431</text:p>
        <text:p text:style-name="P1">2810. 334432</text:p>
        <text:p text:style-name="P1">2811. 334433</text:p>
        <text:p text:style-name="P1">2812. 334434</text:p>
        <text:p text:style-name="P1">2813. 334441</text:p>
        <text:p text:style-name="P1">2814. 334442</text:p>
        <text:p text:style-name="P1">2815. 334443</text:p>
        <text:p text:style-name="P1">2816. 334444</text:p>
        <text:p text:style-name="P1">2817. 341111</text:p>
        <text:p text:style-name="P1">2818. 341112</text:p>
        <text:p text:style-name="P1">2819. 341113</text:p>
        <text:p text:style-name="P1">2820. 341114</text:p>
        <text:p text:style-name="P1">2821. 341121</text:p>
        <text:p text:style-name="P1">2822. 341122</text:p>
        <text:p text:style-name="P1">2823. 341123</text:p>
        <text:p text:style-name="P1">2824. 341124</text:p>
        <text:p text:style-name="P1">2825. 341131</text:p>
        <text:p text:style-name="P1">2826. 341132</text:p>
        <text:p text:style-name="P1">2827. 341133</text:p>
        <text:p text:style-name="P1">2828. 341134</text:p>
        <text:p text:style-name="P1">2829. 341141</text:p>
        <text:p text:style-name="P1">2830. 341142</text:p>
        <text:p text:style-name="P1">2831. 341143</text:p>
        <text:p text:style-name="P1">2832. 341144</text:p>
        <text:p text:style-name="P1">2833. 341211</text:p>
        <text:p text:style-name="P1">2834. 341212</text:p>
        <text:p text:style-name="P1">2835. 341213</text:p>
        <text:p text:style-name="P1">2836. 341214</text:p>
        <text:p text:style-name="P1">2837. 341221</text:p>
        <text:p text:style-name="P1">2838. 341222</text:p>
        <text:p text:style-name="P1">2839. 341223</text:p>
        <text:p text:style-name="P1">2840. 341224</text:p>
        <text:p text:style-name="P1">2841. 341231</text:p>
        <text:p text:style-name="P1">2842. 341232</text:p>
        <text:p text:style-name="P1">2843. 341233</text:p>
        <text:p text:style-name="P1">2844. 341234</text:p>
        <text:p text:style-name="P1">2845. 341241</text:p>
        <text:p text:style-name="P1">2846. 341242</text:p>
        <text:p text:style-name="P1">2847. 341243</text:p>
        <text:p text:style-name="P1">2848. 341244</text:p>
        <text:p text:style-name="P1">2849. 341311</text:p>
        <text:p text:style-name="P1">2850. 341312</text:p>
        <text:p text:style-name="P1">2851. 341313</text:p>
        <text:p text:style-name="P1">2852. 341314</text:p>
        <text:p text:style-name="P1">2853. 341321</text:p>
        <text:p text:style-name="P1">2854. 341322</text:p>
        <text:p text:style-name="P1">2855. 341323</text:p>
        <text:p text:style-name="P1">2856. 341324</text:p>
        <text:p text:style-name="P1">2857. 341331</text:p>
        <text:p text:style-name="P1">2858. 341332</text:p>
        <text:p text:style-name="P1">2859. 341333</text:p>
        <text:p text:style-name="P1">2860. 341334</text:p>
        <text:p text:style-name="P1">2861. 341341</text:p>
        <text:p text:style-name="P1">2862. 341342</text:p>
        <text:p text:style-name="P1">2863. 341343</text:p>
        <text:p text:style-name="P1">2864. 341344</text:p>
        <text:p text:style-name="P1">2865. 341411</text:p>
        <text:p text:style-name="P1">2866. 341412</text:p>
        <text:p text:style-name="P1">2867. 341413</text:p>
        <text:p text:style-name="P1">2868. 341414</text:p>
        <text:p text:style-name="P1">2869. 341421</text:p>
        <text:p text:style-name="P1">2870. 341422</text:p>
        <text:p text:style-name="P1">2871. 341423</text:p>
        <text:p text:style-name="P1">2872. 341424</text:p>
        <text:p text:style-name="P1">2873. 341431</text:p>
        <text:p text:style-name="P1">2874. 341432</text:p>
        <text:p text:style-name="P1">2875. 341433</text:p>
        <text:p text:style-name="P1">2876. 341434</text:p>
        <text:p text:style-name="P1">2877. 341441</text:p>
        <text:p text:style-name="P1">2878. 341442</text:p>
        <text:p text:style-name="P1">2879. 341443</text:p>
        <text:p text:style-name="P1">2880. 341444</text:p>
        <text:p text:style-name="P1">2881. 342111</text:p>
        <text:p text:style-name="P1">2882. 342112</text:p>
        <text:p text:style-name="P1">2883. 342113</text:p>
        <text:p text:style-name="P1">2884. 342114</text:p>
        <text:p text:style-name="P1">2885. 342121</text:p>
        <text:p text:style-name="P1">2886. 342122</text:p>
        <text:p text:style-name="P1">2887. 342123</text:p>
        <text:p text:style-name="P1">2888. 342124</text:p>
        <text:p text:style-name="P1">2889. 342131</text:p>
        <text:p text:style-name="P1">2890. 342132</text:p>
        <text:p text:style-name="P1">2891. 342133</text:p>
        <text:p text:style-name="P1">2892. 342134</text:p>
        <text:p text:style-name="P1">2893. 342141</text:p>
        <text:p text:style-name="P1">2894. 342142</text:p>
        <text:p text:style-name="P1">2895. 342143</text:p>
        <text:p text:style-name="P1">2896. 342144</text:p>
        <text:p text:style-name="P1">2897. 342211</text:p>
        <text:p text:style-name="P1">2898. 342212</text:p>
        <text:p text:style-name="P1">2899. 342213</text:p>
        <text:p text:style-name="P1">2900. 342214</text:p>
        <text:p text:style-name="P1">2901. 342221</text:p>
        <text:p text:style-name="P1">2902. 342222</text:p>
        <text:p text:style-name="P1">2903. 342223</text:p>
        <text:p text:style-name="P1">2904. 342224</text:p>
        <text:p text:style-name="P1">2905. 342231</text:p>
        <text:p text:style-name="P1">2906. 342232</text:p>
        <text:p text:style-name="P1">2907. 342233</text:p>
        <text:p text:style-name="P1">2908. 342234</text:p>
        <text:p text:style-name="P1">2909. 342241</text:p>
        <text:p text:style-name="P1">2910. 342242</text:p>
        <text:p text:style-name="P1">2911. 342243</text:p>
        <text:p text:style-name="P1">2912. 342244</text:p>
        <text:p text:style-name="P1">2913. 342311</text:p>
        <text:p text:style-name="P1">2914. 342312</text:p>
        <text:p text:style-name="P1">2915. 342313</text:p>
        <text:p text:style-name="P1">2916. 342314</text:p>
        <text:p text:style-name="P1">2917. 342321</text:p>
        <text:p text:style-name="P1">2918. 342322</text:p>
        <text:p text:style-name="P1">2919. 342323</text:p>
        <text:p text:style-name="P1">2920. 342324</text:p>
        <text:p text:style-name="P1">2921. 342331</text:p>
        <text:p text:style-name="P1">2922. 342332</text:p>
        <text:p text:style-name="P1">2923. 342333</text:p>
        <text:p text:style-name="P1">2924. 342334</text:p>
        <text:p text:style-name="P1">2925. 342341</text:p>
        <text:p text:style-name="P1">2926. 342342</text:p>
        <text:p text:style-name="P1">2927. 342343</text:p>
        <text:p text:style-name="P1">2928. 342344</text:p>
        <text:p text:style-name="P1">2929. 342411</text:p>
        <text:p text:style-name="P1">2930. 342412</text:p>
        <text:p text:style-name="P1">2931. 342413</text:p>
        <text:p text:style-name="P1">2932. 342414</text:p>
        <text:p text:style-name="P1">2933. 342421</text:p>
        <text:p text:style-name="P1">2934. 342422</text:p>
        <text:p text:style-name="P1">2935. 342423</text:p>
        <text:p text:style-name="P1">2936. 342424</text:p>
        <text:p text:style-name="P1">2937. 342431</text:p>
        <text:p text:style-name="P1">2938. 342432</text:p>
        <text:p text:style-name="P1"><text:soft-page-break/>2939. 342433</text:p>
        <text:p text:style-name="P1">2940. 342434</text:p>
        <text:p text:style-name="P1">2941. 342441</text:p>
        <text:p text:style-name="P1">2942. 342442</text:p>
        <text:p text:style-name="P1">2943. 342443</text:p>
        <text:p text:style-name="P1">2944. 342444</text:p>
        <text:p text:style-name="P1">2945. 343111</text:p>
        <text:p text:style-name="P1">2946. 343112</text:p>
        <text:p text:style-name="P1">2947. 343113</text:p>
        <text:p text:style-name="P1">2948. 343114</text:p>
        <text:p text:style-name="P1">2949. 343121</text:p>
        <text:p text:style-name="P1">2950. 343122</text:p>
        <text:p text:style-name="P1">2951. 343123</text:p>
        <text:p text:style-name="P1">2952. 343124</text:p>
        <text:p text:style-name="P1">2953. 343131</text:p>
        <text:p text:style-name="P1">2954. 343132</text:p>
        <text:p text:style-name="P1">2955. 343133</text:p>
        <text:p text:style-name="P1">2956. 343134</text:p>
        <text:p text:style-name="P1">2957. 343141</text:p>
        <text:p text:style-name="P1">2958. 343142</text:p>
        <text:p text:style-name="P1">2959. 343143</text:p>
        <text:p text:style-name="P1">2960. 343144</text:p>
        <text:p text:style-name="P1">2961. 343211</text:p>
        <text:p text:style-name="P1">2962. 343212</text:p>
        <text:p text:style-name="P1">2963. 343213</text:p>
        <text:p text:style-name="P1">2964. 343214</text:p>
        <text:p text:style-name="P1">2965. 343221</text:p>
        <text:p text:style-name="P1">2966. 343222</text:p>
        <text:p text:style-name="P1">2967. 343223</text:p>
        <text:p text:style-name="P1">2968. 343224</text:p>
        <text:p text:style-name="P1">2969. 343231</text:p>
        <text:p text:style-name="P1">2970. 343232</text:p>
        <text:p text:style-name="P1">2971. 343233</text:p>
        <text:p text:style-name="P1">2972. 343234</text:p>
        <text:p text:style-name="P1">2973. 343241</text:p>
        <text:p text:style-name="P1">2974. 343242</text:p>
        <text:p text:style-name="P1">2975. 343243</text:p>
        <text:p text:style-name="P1">2976. 343244</text:p>
        <text:p text:style-name="P1">2977. 343311</text:p>
        <text:p text:style-name="P1">2978. 343312</text:p>
        <text:p text:style-name="P1">2979. 343313</text:p>
        <text:p text:style-name="P1">2980. 343314</text:p>
        <text:p text:style-name="P1">2981. 343321</text:p>
        <text:p text:style-name="P1">2982. 343322</text:p>
        <text:p text:style-name="P1">2983. 343323</text:p>
        <text:p text:style-name="P1">2984. 343324</text:p>
        <text:p text:style-name="P1">2985. 343331</text:p>
        <text:p text:style-name="P1">2986. 343332</text:p>
        <text:p text:style-name="P1">2987. 343333</text:p>
        <text:p text:style-name="P1">2988. 343334</text:p>
        <text:p text:style-name="P1">2989. 343341</text:p>
        <text:p text:style-name="P1">2990. 343342</text:p>
        <text:p text:style-name="P1">2991. 343343</text:p>
        <text:p text:style-name="P1">2992. 343344</text:p>
        <text:p text:style-name="P1">2993. 343411</text:p>
        <text:p text:style-name="P1">2994. 343412</text:p>
        <text:p text:style-name="P1">2995. 343413</text:p>
        <text:p text:style-name="P1">2996. 343414</text:p>
        <text:p text:style-name="P1">2997. 343421</text:p>
        <text:p text:style-name="P1">2998. 343422</text:p>
        <text:p text:style-name="P1">2999. 343423</text:p>
        <text:p text:style-name="P1">3000. 343424</text:p>
        <text:p text:style-name="P1">3001. 343431</text:p>
        <text:p text:style-name="P1">3002. 343432</text:p>
        <text:p text:style-name="P1">3003. 343433</text:p>
        <text:p text:style-name="P1">3004. 343434</text:p>
        <text:p text:style-name="P1">3005. 343441</text:p>
        <text:p text:style-name="P1">3006. 343442</text:p>
        <text:p text:style-name="P1">3007. 343443</text:p>
        <text:p text:style-name="P1">3008. 343444</text:p>
        <text:p text:style-name="P1">3009. 344111</text:p>
        <text:p text:style-name="P1">3010. 344112</text:p>
        <text:p text:style-name="P1">3011. 344113</text:p>
        <text:p text:style-name="P1">3012. 344114</text:p>
        <text:p text:style-name="P1">3013. 344121</text:p>
        <text:p text:style-name="P1">3014. 344122</text:p>
        <text:p text:style-name="P1">3015. 344123</text:p>
        <text:p text:style-name="P1">3016. 344124</text:p>
        <text:p text:style-name="P1">3017. 344131</text:p>
        <text:p text:style-name="P1">3018. 344132</text:p>
        <text:p text:style-name="P1">3019. 344133</text:p>
        <text:p text:style-name="P1">3020. 344134</text:p>
        <text:p text:style-name="P1">3021. 344141</text:p>
        <text:p text:style-name="P1">3022. 344142</text:p>
        <text:p text:style-name="P1">3023. 344143</text:p>
        <text:p text:style-name="P1">3024. 344144</text:p>
        <text:p text:style-name="P1">3025. 344211</text:p>
        <text:p text:style-name="P1">3026. 344212</text:p>
        <text:p text:style-name="P1">3027. 344213</text:p>
        <text:p text:style-name="P1">3028. 344214</text:p>
        <text:p text:style-name="P1">3029. 344221</text:p>
        <text:p text:style-name="P1">3030. 344222</text:p>
        <text:p text:style-name="P1">3031. 344223</text:p>
        <text:p text:style-name="P1">3032. 344224</text:p>
        <text:p text:style-name="P1">3033. 344231</text:p>
        <text:p text:style-name="P1">3034. 344232</text:p>
        <text:p text:style-name="P1">3035. 344233</text:p>
        <text:p text:style-name="P1">3036. 344234</text:p>
        <text:p text:style-name="P1">3037. 344241</text:p>
        <text:p text:style-name="P1">3038. 344242</text:p>
        <text:p text:style-name="P1">3039. 344243</text:p>
        <text:p text:style-name="P1">3040. 344244</text:p>
        <text:p text:style-name="P1">3041. 344311</text:p>
        <text:p text:style-name="P1">3042. 344312</text:p>
        <text:p text:style-name="P1">3043. 344313</text:p>
        <text:p text:style-name="P1">3044. 344314</text:p>
        <text:p text:style-name="P1">3045. 344321</text:p>
        <text:p text:style-name="P1">3046. 344322</text:p>
        <text:p text:style-name="P1">3047. 344323</text:p>
        <text:p text:style-name="P1">3048. 344324</text:p>
        <text:p text:style-name="P1">3049. 344331</text:p>
        <text:p text:style-name="P1">3050. 344332</text:p>
        <text:p text:style-name="P1">3051. 344333</text:p>
        <text:p text:style-name="P1">3052. 344334</text:p>
        <text:p text:style-name="P1">3053. 344341</text:p>
        <text:p text:style-name="P1">3054. 344342</text:p>
        <text:p text:style-name="P1">3055. 344343</text:p>
        <text:p text:style-name="P1">3056. 344344</text:p>
        <text:p text:style-name="P1">3057. 344411</text:p>
        <text:p text:style-name="P1">3058. 344412</text:p>
        <text:p text:style-name="P1">3059. 344413</text:p>
        <text:p text:style-name="P1">3060. 344414</text:p>
        <text:p text:style-name="P1">3061. 344421</text:p>
        <text:p text:style-name="P1">3062. 344422</text:p>
        <text:p text:style-name="P1">3063. 344423</text:p>
        <text:p text:style-name="P1">3064. 344424</text:p>
        <text:p text:style-name="P1">3065. 344431</text:p>
        <text:p text:style-name="P1">3066. 344432</text:p>
        <text:p text:style-name="P1">3067. 344433</text:p>
        <text:p text:style-name="P1">3068. 344434</text:p>
        <text:p text:style-name="P1">3069. 344441</text:p>
        <text:p text:style-name="P1">3070. 344442</text:p>
        <text:p text:style-name="P1">3071. 344443</text:p>
        <text:p text:style-name="P1">3072. 344444</text:p>
        <text:p text:style-name="P1">3073. 411111</text:p>
        <text:p text:style-name="P1">3074. 411112</text:p>
        <text:p text:style-name="P1">3075. 411113</text:p>
        <text:p text:style-name="P1">3076. 411114</text:p>
        <text:p text:style-name="P1">3077. 411121</text:p>
        <text:p text:style-name="P1">3078. 411122</text:p>
        <text:p text:style-name="P1">3079. 411123</text:p>
        <text:p text:style-name="P1">3080. 411124</text:p>
        <text:p text:style-name="P1">3081. 411131</text:p>
        <text:p text:style-name="P1">3082. 411132</text:p>
        <text:p text:style-name="P1">3083. 411133</text:p>
        <text:p text:style-name="P1">3084. 411134</text:p>
        <text:p text:style-name="P1">3085. 411141</text:p>
        <text:p text:style-name="P1">3086. 411142</text:p>
        <text:p text:style-name="P1">3087. 411143</text:p>
        <text:p text:style-name="P1">3088. 411144</text:p>
        <text:p text:style-name="P1">3089. 411211</text:p>
        <text:p text:style-name="P1">3090. 411212</text:p>
        <text:p text:style-name="P1">3091. 411213</text:p>
        <text:p text:style-name="P1">3092. 411214</text:p>
        <text:p text:style-name="P1">3093. 411221</text:p>
        <text:p text:style-name="P1">3094. 411222</text:p>
        <text:p text:style-name="P1">3095. 411223</text:p>
        <text:p text:style-name="P1">3096. 411224</text:p>
        <text:p text:style-name="P1">3097. 411231</text:p>
        <text:p text:style-name="P1">3098. 411232</text:p>
        <text:p text:style-name="P1">3099. 411233</text:p>
        <text:p text:style-name="P1">3100. 411234</text:p>
        <text:p text:style-name="P1">3101. 411241</text:p>
        <text:p text:style-name="P1">3102. 411242</text:p>
        <text:p text:style-name="P1">3103. 411243</text:p>
        <text:p text:style-name="P1">3104. 411244</text:p>
        <text:p text:style-name="P1">3105. 411311</text:p>
        <text:p text:style-name="P1">3106. 411312</text:p>
        <text:p text:style-name="P1">3107. 411313</text:p>
        <text:p text:style-name="P1">3108. 411314</text:p>
        <text:p text:style-name="P1">3109. 411321</text:p>
        <text:p text:style-name="P1">3110. 411322</text:p>
        <text:p text:style-name="P1">3111. 411323</text:p>
        <text:p text:style-name="P1">3112. 411324</text:p>
        <text:p text:style-name="P1">3113. 411331</text:p>
        <text:p text:style-name="P1">3114. 411332</text:p>
        <text:p text:style-name="P1">3115. 411333</text:p>
        <text:p text:style-name="P1">3116. 411334</text:p>
        <text:p text:style-name="P1">3117. 411341</text:p>
        <text:p text:style-name="P1">3118. 411342</text:p>
        <text:p text:style-name="P1">3119. 411343</text:p>
        <text:p text:style-name="P1">3120. 411344</text:p>
        <text:p text:style-name="P1">3121. 411411</text:p>
        <text:p text:style-name="P1">3122. 411412</text:p>
        <text:p text:style-name="P1">3123. 411413</text:p>
        <text:p text:style-name="P1">3124. 411414</text:p>
        <text:p text:style-name="P1">3125. 411421</text:p>
        <text:p text:style-name="P1">3126. 411422</text:p>
        <text:p text:style-name="P1">3127. 411423</text:p>
        <text:p text:style-name="P1">3128. 411424</text:p>
        <text:p text:style-name="P1">3129. 411431</text:p>
        <text:p text:style-name="P1">3130. 411432</text:p>
        <text:p text:style-name="P1">3131. 411433</text:p>
        <text:p text:style-name="P1">3132. 411434</text:p>
        <text:p text:style-name="P1">3133. 411441</text:p>
        <text:p text:style-name="P1">3134. 411442</text:p>
        <text:p text:style-name="P1"><text:soft-page-break/>3135. 411443</text:p>
        <text:p text:style-name="P1">3136. 411444</text:p>
        <text:p text:style-name="P1">3137. 412111</text:p>
        <text:p text:style-name="P1">3138. 412112</text:p>
        <text:p text:style-name="P1">3139. 412113</text:p>
        <text:p text:style-name="P1">3140. 412114</text:p>
        <text:p text:style-name="P1">3141. 412121</text:p>
        <text:p text:style-name="P1">3142. 412122</text:p>
        <text:p text:style-name="P1">3143. 412123</text:p>
        <text:p text:style-name="P1">3144. 412124</text:p>
        <text:p text:style-name="P1">3145. 412131</text:p>
        <text:p text:style-name="P1">3146. 412132</text:p>
        <text:p text:style-name="P1">3147. 412133</text:p>
        <text:p text:style-name="P1">3148. 412134</text:p>
        <text:p text:style-name="P1">3149. 412141</text:p>
        <text:p text:style-name="P1">3150. 412142</text:p>
        <text:p text:style-name="P1">3151. 412143</text:p>
        <text:p text:style-name="P1">3152. 412144</text:p>
        <text:p text:style-name="P1">3153. 412211</text:p>
        <text:p text:style-name="P1">3154. 412212</text:p>
        <text:p text:style-name="P1">3155. 412213</text:p>
        <text:p text:style-name="P1">3156. 412214</text:p>
        <text:p text:style-name="P1">3157. 412221</text:p>
        <text:p text:style-name="P1">3158. 412222</text:p>
        <text:p text:style-name="P1">3159. 412223</text:p>
        <text:p text:style-name="P1">3160. 412224</text:p>
        <text:p text:style-name="P1">3161. 412231</text:p>
        <text:p text:style-name="P1">3162. 412232</text:p>
        <text:p text:style-name="P1">3163. 412233</text:p>
        <text:p text:style-name="P1">3164. 412234</text:p>
        <text:p text:style-name="P1">3165. 412241</text:p>
        <text:p text:style-name="P1">3166. 412242</text:p>
        <text:p text:style-name="P1">3167. 412243</text:p>
        <text:p text:style-name="P1">3168. 412244</text:p>
        <text:p text:style-name="P1">3169. 412311</text:p>
        <text:p text:style-name="P1">3170. 412312</text:p>
        <text:p text:style-name="P1">3171. 412313</text:p>
        <text:p text:style-name="P1">3172. 412314</text:p>
        <text:p text:style-name="P1">3173. 412321</text:p>
        <text:p text:style-name="P1">3174. 412322</text:p>
        <text:p text:style-name="P1">3175. 412323</text:p>
        <text:p text:style-name="P1">3176. 412324</text:p>
        <text:p text:style-name="P1">3177. 412331</text:p>
        <text:p text:style-name="P1">3178. 412332</text:p>
        <text:p text:style-name="P1">3179. 412333</text:p>
        <text:p text:style-name="P1">3180. 412334</text:p>
        <text:p text:style-name="P1">3181. 412341</text:p>
        <text:p text:style-name="P1">3182. 412342</text:p>
        <text:p text:style-name="P1">3183. 412343</text:p>
        <text:p text:style-name="P1">3184. 412344</text:p>
        <text:p text:style-name="P1">3185. 412411</text:p>
        <text:p text:style-name="P1">3186. 412412</text:p>
        <text:p text:style-name="P1">3187. 412413</text:p>
        <text:p text:style-name="P1">3188. 412414</text:p>
        <text:p text:style-name="P1">3189. 412421</text:p>
        <text:p text:style-name="P1">3190. 412422</text:p>
        <text:p text:style-name="P1">3191. 412423</text:p>
        <text:p text:style-name="P1">3192. 412424</text:p>
        <text:p text:style-name="P1">3193. 412431</text:p>
        <text:p text:style-name="P1">3194. 412432</text:p>
        <text:p text:style-name="P1">3195. 412433</text:p>
        <text:p text:style-name="P1">3196. 412434</text:p>
        <text:p text:style-name="P1">3197. 412441</text:p>
        <text:p text:style-name="P1">3198. 412442</text:p>
        <text:p text:style-name="P1">3199. 412443</text:p>
        <text:p text:style-name="P1">3200. 412444</text:p>
        <text:p text:style-name="P1">3201. 413111</text:p>
        <text:p text:style-name="P1">3202. 413112</text:p>
        <text:p text:style-name="P1">3203. 413113</text:p>
        <text:p text:style-name="P1">3204. 413114</text:p>
        <text:p text:style-name="P1">3205. 413121</text:p>
        <text:p text:style-name="P1">3206. 413122</text:p>
        <text:p text:style-name="P1">3207. 413123</text:p>
        <text:p text:style-name="P1">3208. 413124</text:p>
        <text:p text:style-name="P1">3209. 413131</text:p>
        <text:p text:style-name="P1">3210. 413132</text:p>
        <text:p text:style-name="P1">3211. 413133</text:p>
        <text:p text:style-name="P1">3212. 413134</text:p>
        <text:p text:style-name="P1">3213. 413141</text:p>
        <text:p text:style-name="P1">3214. 413142</text:p>
        <text:p text:style-name="P1">3215. 413143</text:p>
        <text:p text:style-name="P1">3216. 413144</text:p>
        <text:p text:style-name="P1">3217. 413211</text:p>
        <text:p text:style-name="P1">3218. 413212</text:p>
        <text:p text:style-name="P1">3219. 413213</text:p>
        <text:p text:style-name="P1">3220. 413214</text:p>
        <text:p text:style-name="P1">3221. 413221</text:p>
        <text:p text:style-name="P1">3222. 413222</text:p>
        <text:p text:style-name="P1">3223. 413223</text:p>
        <text:p text:style-name="P1">3224. 413224</text:p>
        <text:p text:style-name="P1">3225. 413231</text:p>
        <text:p text:style-name="P1">3226. 413232</text:p>
        <text:p text:style-name="P1">3227. 413233</text:p>
        <text:p text:style-name="P1">3228. 413234</text:p>
        <text:p text:style-name="P1">3229. 413241</text:p>
        <text:p text:style-name="P1">3230. 413242</text:p>
        <text:p text:style-name="P1">3231. 413243</text:p>
        <text:p text:style-name="P1">3232. 413244</text:p>
        <text:p text:style-name="P1">3233. 413311</text:p>
        <text:p text:style-name="P1">3234. 413312</text:p>
        <text:p text:style-name="P1">3235. 413313</text:p>
        <text:p text:style-name="P1">3236. 413314</text:p>
        <text:p text:style-name="P1">3237. 413321</text:p>
        <text:p text:style-name="P1">3238. 413322</text:p>
        <text:p text:style-name="P1">3239. 413323</text:p>
        <text:p text:style-name="P1">3240. 413324</text:p>
        <text:p text:style-name="P1">3241. 413331</text:p>
        <text:p text:style-name="P1">3242. 413332</text:p>
        <text:p text:style-name="P1">3243. 413333</text:p>
        <text:p text:style-name="P1">3244. 413334</text:p>
        <text:p text:style-name="P1">3245. 413341</text:p>
        <text:p text:style-name="P1">3246. 413342</text:p>
        <text:p text:style-name="P1">3247. 413343</text:p>
        <text:p text:style-name="P1">3248. 413344</text:p>
        <text:p text:style-name="P1">3249. 413411</text:p>
        <text:p text:style-name="P1">3250. 413412</text:p>
        <text:p text:style-name="P1">3251. 413413</text:p>
        <text:p text:style-name="P1">3252. 413414</text:p>
        <text:p text:style-name="P1">3253. 413421</text:p>
        <text:p text:style-name="P1">3254. 413422</text:p>
        <text:p text:style-name="P1">3255. 413423</text:p>
        <text:p text:style-name="P1">3256. 413424</text:p>
        <text:p text:style-name="P1">3257. 413431</text:p>
        <text:p text:style-name="P1">3258. 413432</text:p>
        <text:p text:style-name="P1">3259. 413433</text:p>
        <text:p text:style-name="P1">3260. 413434</text:p>
        <text:p text:style-name="P1">3261. 413441</text:p>
        <text:p text:style-name="P1">3262. 413442</text:p>
        <text:p text:style-name="P1">3263. 413443</text:p>
        <text:p text:style-name="P1">3264. 413444</text:p>
        <text:p text:style-name="P1">3265. 414111</text:p>
        <text:p text:style-name="P1">3266. 414112</text:p>
        <text:p text:style-name="P1">3267. 414113</text:p>
        <text:p text:style-name="P1">3268. 414114</text:p>
        <text:p text:style-name="P1">3269. 414121</text:p>
        <text:p text:style-name="P1">3270. 414122</text:p>
        <text:p text:style-name="P1">3271. 414123</text:p>
        <text:p text:style-name="P1">3272. 414124</text:p>
        <text:p text:style-name="P1">3273. 414131</text:p>
        <text:p text:style-name="P1">3274. 414132</text:p>
        <text:p text:style-name="P1">3275. 414133</text:p>
        <text:p text:style-name="P1">3276. 414134</text:p>
        <text:p text:style-name="P1">3277. 414141</text:p>
        <text:p text:style-name="P1">3278. 414142</text:p>
        <text:p text:style-name="P1">3279. 414143</text:p>
        <text:p text:style-name="P1">3280. 414144</text:p>
        <text:p text:style-name="P1">3281. 414211</text:p>
        <text:p text:style-name="P1">3282. 414212</text:p>
        <text:p text:style-name="P1">3283. 414213</text:p>
        <text:p text:style-name="P1">3284. 414214</text:p>
        <text:p text:style-name="P1">3285. 414221</text:p>
        <text:p text:style-name="P1">3286. 414222</text:p>
        <text:p text:style-name="P1">3287. 414223</text:p>
        <text:p text:style-name="P1">3288. 414224</text:p>
        <text:p text:style-name="P1">3289. 414231</text:p>
        <text:p text:style-name="P1">3290. 414232</text:p>
        <text:p text:style-name="P1">3291. 414233</text:p>
        <text:p text:style-name="P1">3292. 414234</text:p>
        <text:p text:style-name="P1">3293. 414241</text:p>
        <text:p text:style-name="P1">3294. 414242</text:p>
        <text:p text:style-name="P1">3295. 414243</text:p>
        <text:p text:style-name="P1">3296. 414244</text:p>
        <text:p text:style-name="P1">3297. 414311</text:p>
        <text:p text:style-name="P1">3298. 414312</text:p>
        <text:p text:style-name="P1">3299. 414313</text:p>
        <text:p text:style-name="P1">3300. 414314</text:p>
        <text:p text:style-name="P1">3301. 414321</text:p>
        <text:p text:style-name="P1">3302. 414322</text:p>
        <text:p text:style-name="P1">3303. 414323</text:p>
        <text:p text:style-name="P1">3304. 414324</text:p>
        <text:p text:style-name="P1">3305. 414331</text:p>
        <text:p text:style-name="P1">3306. 414332</text:p>
        <text:p text:style-name="P1">3307. 414333</text:p>
        <text:p text:style-name="P1">3308. 414334</text:p>
        <text:p text:style-name="P1">3309. 414341</text:p>
        <text:p text:style-name="P1">3310. 414342</text:p>
        <text:p text:style-name="P1">3311. 414343</text:p>
        <text:p text:style-name="P1">3312. 414344</text:p>
        <text:p text:style-name="P1">3313. 414411</text:p>
        <text:p text:style-name="P1">3314. 414412</text:p>
        <text:p text:style-name="P1">3315. 414413</text:p>
        <text:p text:style-name="P1">3316. 414414</text:p>
        <text:p text:style-name="P1">3317. 414421</text:p>
        <text:p text:style-name="P1">3318. 414422</text:p>
        <text:p text:style-name="P1">3319. 414423</text:p>
        <text:p text:style-name="P1">3320. 414424</text:p>
        <text:p text:style-name="P1">3321. 414431</text:p>
        <text:p text:style-name="P1">3322. 414432</text:p>
        <text:p text:style-name="P1">3323. 414433</text:p>
        <text:p text:style-name="P1">3324. 414434</text:p>
        <text:p text:style-name="P1">3325. 414441</text:p>
        <text:p text:style-name="P1">3326. 414442</text:p>
        <text:p text:style-name="P1">3327. 414443</text:p>
        <text:p text:style-name="P1">3328. 414444</text:p>
        <text:p text:style-name="P1">3329. 421111</text:p>
        <text:p text:style-name="P1">3330. 421112</text:p>
        <text:p text:style-name="P1"><text:soft-page-break/>3331. 421113</text:p>
        <text:p text:style-name="P1">3332. 421114</text:p>
        <text:p text:style-name="P1">3333. 421121</text:p>
        <text:p text:style-name="P1">3334. 421122</text:p>
        <text:p text:style-name="P1">3335. 421123</text:p>
        <text:p text:style-name="P1">3336. 421124</text:p>
        <text:p text:style-name="P1">3337. 421131</text:p>
        <text:p text:style-name="P1">3338. 421132</text:p>
        <text:p text:style-name="P1">3339. 421133</text:p>
        <text:p text:style-name="P1">3340. 421134</text:p>
        <text:p text:style-name="P1">3341. 421141</text:p>
        <text:p text:style-name="P1">3342. 421142</text:p>
        <text:p text:style-name="P1">3343. 421143</text:p>
        <text:p text:style-name="P1">3344. 421144</text:p>
        <text:p text:style-name="P1">3345. 421211</text:p>
        <text:p text:style-name="P1">3346. 421212</text:p>
        <text:p text:style-name="P1">3347. 421213</text:p>
        <text:p text:style-name="P1">3348. 421214</text:p>
        <text:p text:style-name="P1">3349. 421221</text:p>
        <text:p text:style-name="P1">3350. 421222</text:p>
        <text:p text:style-name="P1">3351. 421223</text:p>
        <text:p text:style-name="P1">3352. 421224</text:p>
        <text:p text:style-name="P1">3353. 421231</text:p>
        <text:p text:style-name="P1">3354. 421232</text:p>
        <text:p text:style-name="P1">3355. 421233</text:p>
        <text:p text:style-name="P1">3356. 421234</text:p>
        <text:p text:style-name="P1">3357. 421241</text:p>
        <text:p text:style-name="P1">3358. 421242</text:p>
        <text:p text:style-name="P1">3359. 421243</text:p>
        <text:p text:style-name="P1">3360. 421244</text:p>
        <text:p text:style-name="P1">3361. 421311</text:p>
        <text:p text:style-name="P1">3362. 421312</text:p>
        <text:p text:style-name="P1">3363. 421313</text:p>
        <text:p text:style-name="P1">3364. 421314</text:p>
        <text:p text:style-name="P1">3365. 421321</text:p>
        <text:p text:style-name="P1">3366. 421322</text:p>
        <text:p text:style-name="P1">3367. 421323</text:p>
        <text:p text:style-name="P1">3368. 421324</text:p>
        <text:p text:style-name="P1">3369. 421331</text:p>
        <text:p text:style-name="P1">3370. 421332</text:p>
        <text:p text:style-name="P1">3371. 421333</text:p>
        <text:p text:style-name="P1">3372. 421334</text:p>
        <text:p text:style-name="P1">3373. 421341</text:p>
        <text:p text:style-name="P1">3374. 421342</text:p>
        <text:p text:style-name="P1">3375. 421343</text:p>
        <text:p text:style-name="P1">3376. 421344</text:p>
        <text:p text:style-name="P1">3377. 421411</text:p>
        <text:p text:style-name="P1">3378. 421412</text:p>
        <text:p text:style-name="P1">3379. 421413</text:p>
        <text:p text:style-name="P1">3380. 421414</text:p>
        <text:p text:style-name="P1">3381. 421421</text:p>
        <text:p text:style-name="P1">3382. 421422</text:p>
        <text:p text:style-name="P1">3383. 421423</text:p>
        <text:p text:style-name="P1">3384. 421424</text:p>
        <text:p text:style-name="P1">3385. 421431</text:p>
        <text:p text:style-name="P1">3386. 421432</text:p>
        <text:p text:style-name="P1">3387. 421433</text:p>
        <text:p text:style-name="P1">3388. 421434</text:p>
        <text:p text:style-name="P1">3389. 421441</text:p>
        <text:p text:style-name="P1">3390. 421442</text:p>
        <text:p text:style-name="P1">3391. 421443</text:p>
        <text:p text:style-name="P1">3392. 421444</text:p>
        <text:p text:style-name="P1">3393. 422111</text:p>
        <text:p text:style-name="P1">3394. 422112</text:p>
        <text:p text:style-name="P1">3395. 422113</text:p>
        <text:p text:style-name="P1">3396. 422114</text:p>
        <text:p text:style-name="P1">3397. 422121</text:p>
        <text:p text:style-name="P1">3398. 422122</text:p>
        <text:p text:style-name="P1">3399. 422123</text:p>
        <text:p text:style-name="P1">3400. 422124</text:p>
        <text:p text:style-name="P1">3401. 422131</text:p>
        <text:p text:style-name="P1">3402. 422132</text:p>
        <text:p text:style-name="P1">3403. 422133</text:p>
        <text:p text:style-name="P1">3404. 422134</text:p>
        <text:p text:style-name="P1">3405. 422141</text:p>
        <text:p text:style-name="P1">3406. 422142</text:p>
        <text:p text:style-name="P1">3407. 422143</text:p>
        <text:p text:style-name="P1">3408. 422144</text:p>
        <text:p text:style-name="P1">3409. 422211</text:p>
        <text:p text:style-name="P1">3410. 422212</text:p>
        <text:p text:style-name="P1">3411. 422213</text:p>
        <text:p text:style-name="P1">3412. 422214</text:p>
        <text:p text:style-name="P1">3413. 422221</text:p>
        <text:p text:style-name="P1">3414. 422222</text:p>
        <text:p text:style-name="P1">3415. 422223</text:p>
        <text:p text:style-name="P1">3416. 422224</text:p>
        <text:p text:style-name="P1">3417. 422231</text:p>
        <text:p text:style-name="P1">3418. 422232</text:p>
        <text:p text:style-name="P1">3419. 422233</text:p>
        <text:p text:style-name="P1">3420. 422234</text:p>
        <text:p text:style-name="P1">3421. 422241</text:p>
        <text:p text:style-name="P1">3422. 422242</text:p>
        <text:p text:style-name="P1">3423. 422243</text:p>
        <text:p text:style-name="P1">3424. 422244</text:p>
        <text:p text:style-name="P1">3425. 422311</text:p>
        <text:p text:style-name="P1">3426. 422312</text:p>
        <text:p text:style-name="P1">3427. 422313</text:p>
        <text:p text:style-name="P1">3428. 422314</text:p>
        <text:p text:style-name="P1">3429. 422321</text:p>
        <text:p text:style-name="P1">3430. 422322</text:p>
        <text:p text:style-name="P1">3431. 422323</text:p>
        <text:p text:style-name="P1">3432. 422324</text:p>
        <text:p text:style-name="P1">3433. 422331</text:p>
        <text:p text:style-name="P1">3434. 422332</text:p>
        <text:p text:style-name="P1">3435. 422333</text:p>
        <text:p text:style-name="P1">3436. 422334</text:p>
        <text:p text:style-name="P1">3437. 422341</text:p>
        <text:p text:style-name="P1">3438. 422342</text:p>
        <text:p text:style-name="P1">3439. 422343</text:p>
        <text:p text:style-name="P1">3440. 422344</text:p>
        <text:p text:style-name="P1">3441. 422411</text:p>
        <text:p text:style-name="P1">3442. 422412</text:p>
        <text:p text:style-name="P1">3443. 422413</text:p>
        <text:p text:style-name="P1">3444. 422414</text:p>
        <text:p text:style-name="P1">3445. 422421</text:p>
        <text:p text:style-name="P1">3446. 422422</text:p>
        <text:p text:style-name="P1">3447. 422423</text:p>
        <text:p text:style-name="P1">3448. 422424</text:p>
        <text:p text:style-name="P1">3449. 422431</text:p>
        <text:p text:style-name="P1">3450. 422432</text:p>
        <text:p text:style-name="P1">3451. 422433</text:p>
        <text:p text:style-name="P1">3452. 422434</text:p>
        <text:p text:style-name="P1">3453. 422441</text:p>
        <text:p text:style-name="P1">3454. 422442</text:p>
        <text:p text:style-name="P1">3455. 422443</text:p>
        <text:p text:style-name="P1">3456. 422444</text:p>
        <text:p text:style-name="P1">3457. 423111</text:p>
        <text:p text:style-name="P1">3458. 423112</text:p>
        <text:p text:style-name="P1">3459. 423113</text:p>
        <text:p text:style-name="P1">3460. 423114</text:p>
        <text:p text:style-name="P1">3461. 423121</text:p>
        <text:p text:style-name="P1">3462. 423122</text:p>
        <text:p text:style-name="P1">3463. 423123</text:p>
        <text:p text:style-name="P1">3464. 423124</text:p>
        <text:p text:style-name="P1">3465. 423131</text:p>
        <text:p text:style-name="P1">3466. 423132</text:p>
        <text:p text:style-name="P1">3467. 423133</text:p>
        <text:p text:style-name="P1">3468. 423134</text:p>
        <text:p text:style-name="P1">3469. 423141</text:p>
        <text:p text:style-name="P1">3470. 423142</text:p>
        <text:p text:style-name="P1">3471. 423143</text:p>
        <text:p text:style-name="P1">3472. 423144</text:p>
        <text:p text:style-name="P1">3473. 423211</text:p>
        <text:p text:style-name="P1">3474. 423212</text:p>
        <text:p text:style-name="P1">3475. 423213</text:p>
        <text:p text:style-name="P1">3476. 423214</text:p>
        <text:p text:style-name="P1">3477. 423221</text:p>
        <text:p text:style-name="P1">3478. 423222</text:p>
        <text:p text:style-name="P1">3479. 423223</text:p>
        <text:p text:style-name="P1">3480. 423224</text:p>
        <text:p text:style-name="P1">3481. 423231</text:p>
        <text:p text:style-name="P1">3482. 423232</text:p>
        <text:p text:style-name="P1">3483. 423233</text:p>
        <text:p text:style-name="P1">3484. 423234</text:p>
        <text:p text:style-name="P1">3485. 423241</text:p>
        <text:p text:style-name="P1">3486. 423242</text:p>
        <text:p text:style-name="P1">3487. 423243</text:p>
        <text:p text:style-name="P1">3488. 423244</text:p>
        <text:p text:style-name="P1">3489. 423311</text:p>
        <text:p text:style-name="P1">3490. 423312</text:p>
        <text:p text:style-name="P1">3491. 423313</text:p>
        <text:p text:style-name="P1">3492. 423314</text:p>
        <text:p text:style-name="P1">3493. 423321</text:p>
        <text:p text:style-name="P1">3494. 423322</text:p>
        <text:p text:style-name="P1">3495. 423323</text:p>
        <text:p text:style-name="P1">3496. 423324</text:p>
        <text:p text:style-name="P1">3497. 423331</text:p>
        <text:p text:style-name="P1">3498. 423332</text:p>
        <text:p text:style-name="P1">3499. 423333</text:p>
        <text:p text:style-name="P1">3500. 423334</text:p>
        <text:p text:style-name="P1">3501. 423341</text:p>
        <text:p text:style-name="P1">3502. 423342</text:p>
        <text:p text:style-name="P1">3503. 423343</text:p>
        <text:p text:style-name="P1">3504. 423344</text:p>
        <text:p text:style-name="P1">3505. 423411</text:p>
        <text:p text:style-name="P1">3506. 423412</text:p>
        <text:p text:style-name="P1">3507. 423413</text:p>
        <text:p text:style-name="P1">3508. 423414</text:p>
        <text:p text:style-name="P1">3509. 423421</text:p>
        <text:p text:style-name="P1">3510. 423422</text:p>
        <text:p text:style-name="P1">3511. 423423</text:p>
        <text:p text:style-name="P1">3512. 423424</text:p>
        <text:p text:style-name="P1">3513. 423431</text:p>
        <text:p text:style-name="P1">3514. 423432</text:p>
        <text:p text:style-name="P1">3515. 423433</text:p>
        <text:p text:style-name="P1">3516. 423434</text:p>
        <text:p text:style-name="P1">3517. 423441</text:p>
        <text:p text:style-name="P1">3518. 423442</text:p>
        <text:p text:style-name="P1">3519. 423443</text:p>
        <text:p text:style-name="P1">3520. 423444</text:p>
        <text:p text:style-name="P1">3521. 424111</text:p>
        <text:p text:style-name="P1">3522. 424112</text:p>
        <text:p text:style-name="P1">3523. 424113</text:p>
        <text:p text:style-name="P1">3524. 424114</text:p>
        <text:p text:style-name="P1">3525. 424121</text:p>
        <text:p text:style-name="P1">3526. 424122</text:p>
        <text:p text:style-name="P1"><text:soft-page-break/>3527. 424123</text:p>
        <text:p text:style-name="P1">3528. 424124</text:p>
        <text:p text:style-name="P1">3529. 424131</text:p>
        <text:p text:style-name="P1">3530. 424132</text:p>
        <text:p text:style-name="P1">3531. 424133</text:p>
        <text:p text:style-name="P1">3532. 424134</text:p>
        <text:p text:style-name="P1">3533. 424141</text:p>
        <text:p text:style-name="P1">3534. 424142</text:p>
        <text:p text:style-name="P1">3535. 424143</text:p>
        <text:p text:style-name="P1">3536. 424144</text:p>
        <text:p text:style-name="P1">3537. 424211</text:p>
        <text:p text:style-name="P1">3538. 424212</text:p>
        <text:p text:style-name="P1">3539. 424213</text:p>
        <text:p text:style-name="P1">3540. 424214</text:p>
        <text:p text:style-name="P1">3541. 424221</text:p>
        <text:p text:style-name="P1">3542. 424222</text:p>
        <text:p text:style-name="P1">3543. 424223</text:p>
        <text:p text:style-name="P1">3544. 424224</text:p>
        <text:p text:style-name="P1">3545. 424231</text:p>
        <text:p text:style-name="P1">3546. 424232</text:p>
        <text:p text:style-name="P1">3547. 424233</text:p>
        <text:p text:style-name="P1">3548. 424234</text:p>
        <text:p text:style-name="P1">3549. 424241</text:p>
        <text:p text:style-name="P1">3550. 424242</text:p>
        <text:p text:style-name="P1">3551. 424243</text:p>
        <text:p text:style-name="P1">3552. 424244</text:p>
        <text:p text:style-name="P1">3553. 424311</text:p>
        <text:p text:style-name="P1">3554. 424312</text:p>
        <text:p text:style-name="P1">3555. 424313</text:p>
        <text:p text:style-name="P1">3556. 424314</text:p>
        <text:p text:style-name="P1">3557. 424321</text:p>
        <text:p text:style-name="P1">3558. 424322</text:p>
        <text:p text:style-name="P1">3559. 424323</text:p>
        <text:p text:style-name="P1">3560. 424324</text:p>
        <text:p text:style-name="P1">3561. 424331</text:p>
        <text:p text:style-name="P1">3562. 424332</text:p>
        <text:p text:style-name="P1">3563. 424333</text:p>
        <text:p text:style-name="P1">3564. 424334</text:p>
        <text:p text:style-name="P1">3565. 424341</text:p>
        <text:p text:style-name="P1">3566. 424342</text:p>
        <text:p text:style-name="P1">3567. 424343</text:p>
        <text:p text:style-name="P1">3568. 424344</text:p>
        <text:p text:style-name="P1">3569. 424411</text:p>
        <text:p text:style-name="P1">3570. 424412</text:p>
        <text:p text:style-name="P1">3571. 424413</text:p>
        <text:p text:style-name="P1">3572. 424414</text:p>
        <text:p text:style-name="P1">3573. 424421</text:p>
        <text:p text:style-name="P1">3574. 424422</text:p>
        <text:p text:style-name="P1">3575. 424423</text:p>
        <text:p text:style-name="P1">3576. 424424</text:p>
        <text:p text:style-name="P1">3577. 424431</text:p>
        <text:p text:style-name="P1">3578. 424432</text:p>
        <text:p text:style-name="P1">3579. 424433</text:p>
        <text:p text:style-name="P1">3580. 424434</text:p>
        <text:p text:style-name="P1">3581. 424441</text:p>
        <text:p text:style-name="P1">3582. 424442</text:p>
        <text:p text:style-name="P1">3583. 424443</text:p>
        <text:p text:style-name="P1">3584. 424444</text:p>
        <text:p text:style-name="P1">3585. 431111</text:p>
        <text:p text:style-name="P1">3586. 431112</text:p>
        <text:p text:style-name="P1">3587. 431113</text:p>
        <text:p text:style-name="P1">3588. 431114</text:p>
        <text:p text:style-name="P1">3589. 431121</text:p>
        <text:p text:style-name="P1">3590. 431122</text:p>
        <text:p text:style-name="P1">3591. 431123</text:p>
        <text:p text:style-name="P1">3592. 431124</text:p>
        <text:p text:style-name="P1">3593. 431131</text:p>
        <text:p text:style-name="P1">3594. 431132</text:p>
        <text:p text:style-name="P1">3595. 431133</text:p>
        <text:p text:style-name="P1">3596. 431134</text:p>
        <text:p text:style-name="P1">3597. 431141</text:p>
        <text:p text:style-name="P1">3598. 431142</text:p>
        <text:p text:style-name="P1">3599. 431143</text:p>
        <text:p text:style-name="P1">3600. 431144</text:p>
        <text:p text:style-name="P1">3601. 431211</text:p>
        <text:p text:style-name="P1">3602. 431212</text:p>
        <text:p text:style-name="P1">3603. 431213</text:p>
        <text:p text:style-name="P1">3604. 431214</text:p>
        <text:p text:style-name="P1">3605. 431221</text:p>
        <text:p text:style-name="P1">3606. 431222</text:p>
        <text:p text:style-name="P1">3607. 431223</text:p>
        <text:p text:style-name="P1">3608. 431224</text:p>
        <text:p text:style-name="P1">3609. 431231</text:p>
        <text:p text:style-name="P1">3610. 431232</text:p>
        <text:p text:style-name="P1">3611. 431233</text:p>
        <text:p text:style-name="P1">3612. 431234</text:p>
        <text:p text:style-name="P1">3613. 431241</text:p>
        <text:p text:style-name="P1">3614. 431242</text:p>
        <text:p text:style-name="P1">3615. 431243</text:p>
        <text:p text:style-name="P1">3616. 431244</text:p>
        <text:p text:style-name="P1">3617. 431311</text:p>
        <text:p text:style-name="P1">3618. 431312</text:p>
        <text:p text:style-name="P1">3619. 431313</text:p>
        <text:p text:style-name="P1">3620. 431314</text:p>
        <text:p text:style-name="P1">3621. 431321</text:p>
        <text:p text:style-name="P1">3622. 431322</text:p>
        <text:p text:style-name="P1">3623. 431323</text:p>
        <text:p text:style-name="P1">3624. 431324</text:p>
        <text:p text:style-name="P1">3625. 431331</text:p>
        <text:p text:style-name="P1">3626. 431332</text:p>
        <text:p text:style-name="P1">3627. 431333</text:p>
        <text:p text:style-name="P1">3628. 431334</text:p>
        <text:p text:style-name="P1">3629. 431341</text:p>
        <text:p text:style-name="P1">3630. 431342</text:p>
        <text:p text:style-name="P1">3631. 431343</text:p>
        <text:p text:style-name="P1">3632. 431344</text:p>
        <text:p text:style-name="P1">3633. 431411</text:p>
        <text:p text:style-name="P1">3634. 431412</text:p>
        <text:p text:style-name="P1">3635. 431413</text:p>
        <text:p text:style-name="P1">3636. 431414</text:p>
        <text:p text:style-name="P1">3637. 431421</text:p>
        <text:p text:style-name="P1">3638. 431422</text:p>
        <text:p text:style-name="P1">3639. 431423</text:p>
        <text:p text:style-name="P1">3640. 431424</text:p>
        <text:p text:style-name="P1">3641. 431431</text:p>
        <text:p text:style-name="P1">3642. 431432</text:p>
        <text:p text:style-name="P1">3643. 431433</text:p>
        <text:p text:style-name="P1">3644. 431434</text:p>
        <text:p text:style-name="P1">3645. 431441</text:p>
        <text:p text:style-name="P1">3646. 431442</text:p>
        <text:p text:style-name="P1">3647. 431443</text:p>
        <text:p text:style-name="P1">3648. 431444</text:p>
        <text:p text:style-name="P1">3649. 432111</text:p>
        <text:p text:style-name="P1">3650. 432112</text:p>
        <text:p text:style-name="P1">3651. 432113</text:p>
        <text:p text:style-name="P1">3652. 432114</text:p>
        <text:p text:style-name="P1">3653. 432121</text:p>
        <text:p text:style-name="P1">3654. 432122</text:p>
        <text:p text:style-name="P1">3655. 432123</text:p>
        <text:p text:style-name="P1">3656. 432124</text:p>
        <text:p text:style-name="P1">3657. 432131</text:p>
        <text:p text:style-name="P1">3658. 432132</text:p>
        <text:p text:style-name="P1">3659. 432133</text:p>
        <text:p text:style-name="P1">3660. 432134</text:p>
        <text:p text:style-name="P1">3661. 432141</text:p>
        <text:p text:style-name="P1">3662. 432142</text:p>
        <text:p text:style-name="P1">3663. 432143</text:p>
        <text:p text:style-name="P1">3664. 432144</text:p>
        <text:p text:style-name="P1">3665. 432211</text:p>
        <text:p text:style-name="P1">3666. 432212</text:p>
        <text:p text:style-name="P1">3667. 432213</text:p>
        <text:p text:style-name="P1">3668. 432214</text:p>
        <text:p text:style-name="P1">3669. 432221</text:p>
        <text:p text:style-name="P1">3670. 432222</text:p>
        <text:p text:style-name="P1">3671. 432223</text:p>
        <text:p text:style-name="P1">3672. 432224</text:p>
        <text:p text:style-name="P1">3673. 432231</text:p>
        <text:p text:style-name="P1">3674. 432232</text:p>
        <text:p text:style-name="P1">3675. 432233</text:p>
        <text:p text:style-name="P1">3676. 432234</text:p>
        <text:p text:style-name="P1">3677. 432241</text:p>
        <text:p text:style-name="P1">3678. 432242</text:p>
        <text:p text:style-name="P1">3679. 432243</text:p>
        <text:p text:style-name="P1">3680. 432244</text:p>
        <text:p text:style-name="P1">3681. 432311</text:p>
        <text:p text:style-name="P1">3682. 432312</text:p>
        <text:p text:style-name="P1">3683. 432313</text:p>
        <text:p text:style-name="P1">3684. 432314</text:p>
        <text:p text:style-name="P1">3685. 432321</text:p>
        <text:p text:style-name="P1">3686. 432322</text:p>
        <text:p text:style-name="P1">3687. 432323</text:p>
        <text:p text:style-name="P1">3688. 432324</text:p>
        <text:p text:style-name="P1">3689. 432331</text:p>
        <text:p text:style-name="P1">3690. 432332</text:p>
        <text:p text:style-name="P1">3691. 432333</text:p>
        <text:p text:style-name="P1">3692. 432334</text:p>
        <text:p text:style-name="P1">3693. 432341</text:p>
        <text:p text:style-name="P1">3694. 432342</text:p>
        <text:p text:style-name="P1">3695. 432343</text:p>
        <text:p text:style-name="P1">3696. 432344</text:p>
        <text:p text:style-name="P1">3697. 432411</text:p>
        <text:p text:style-name="P1">3698. 432412</text:p>
        <text:p text:style-name="P1">3699. 432413</text:p>
        <text:p text:style-name="P1">3700. 432414</text:p>
        <text:p text:style-name="P1">3701. 432421</text:p>
        <text:p text:style-name="P1">3702. 432422</text:p>
        <text:p text:style-name="P1">3703. 432423</text:p>
        <text:p text:style-name="P1">3704. 432424</text:p>
        <text:p text:style-name="P1">3705. 432431</text:p>
        <text:p text:style-name="P1">3706. 432432</text:p>
        <text:p text:style-name="P1">3707. 432433</text:p>
        <text:p text:style-name="P1">3708. 432434</text:p>
        <text:p text:style-name="P1">3709. 432441</text:p>
        <text:p text:style-name="P1">3710. 432442</text:p>
        <text:p text:style-name="P1">3711. 432443</text:p>
        <text:p text:style-name="P1">3712. 432444</text:p>
        <text:p text:style-name="P1">3713. 433111</text:p>
        <text:p text:style-name="P1">3714. 433112</text:p>
        <text:p text:style-name="P1">3715. 433113</text:p>
        <text:p text:style-name="P1">3716. 433114</text:p>
        <text:p text:style-name="P1">3717. 433121</text:p>
        <text:p text:style-name="P1">3718. 433122</text:p>
        <text:p text:style-name="P1">3719. 433123</text:p>
        <text:p text:style-name="P1">3720. 433124</text:p>
        <text:p text:style-name="P1">3721. 433131</text:p>
        <text:p text:style-name="P1">3722. 433132</text:p>
        <text:p text:style-name="P1"><text:soft-page-break/>3723. 433133</text:p>
        <text:p text:style-name="P1">3724. 433134</text:p>
        <text:p text:style-name="P1">3725. 433141</text:p>
        <text:p text:style-name="P1">3726. 433142</text:p>
        <text:p text:style-name="P1">3727. 433143</text:p>
        <text:p text:style-name="P1">3728. 433144</text:p>
        <text:p text:style-name="P1">3729. 433211</text:p>
        <text:p text:style-name="P1">3730. 433212</text:p>
        <text:p text:style-name="P1">3731. 433213</text:p>
        <text:p text:style-name="P1">3732. 433214</text:p>
        <text:p text:style-name="P1">3733. 433221</text:p>
        <text:p text:style-name="P1">3734. 433222</text:p>
        <text:p text:style-name="P1">3735. 433223</text:p>
        <text:p text:style-name="P1">3736. 433224</text:p>
        <text:p text:style-name="P1">3737. 433231</text:p>
        <text:p text:style-name="P1">3738. 433232</text:p>
        <text:p text:style-name="P1">3739. 433233</text:p>
        <text:p text:style-name="P1">3740. 433234</text:p>
        <text:p text:style-name="P1">3741. 433241</text:p>
        <text:p text:style-name="P1">3742. 433242</text:p>
        <text:p text:style-name="P1">3743. 433243</text:p>
        <text:p text:style-name="P1">3744. 433244</text:p>
        <text:p text:style-name="P1">3745. 433311</text:p>
        <text:p text:style-name="P1">3746. 433312</text:p>
        <text:p text:style-name="P1">3747. 433313</text:p>
        <text:p text:style-name="P1">3748. 433314</text:p>
        <text:p text:style-name="P1">3749. 433321</text:p>
        <text:p text:style-name="P1">3750. 433322</text:p>
        <text:p text:style-name="P1">3751. 433323</text:p>
        <text:p text:style-name="P1">3752. 433324</text:p>
        <text:p text:style-name="P1">3753. 433331</text:p>
        <text:p text:style-name="P1">3754. 433332</text:p>
        <text:p text:style-name="P1">3755. 433333</text:p>
        <text:p text:style-name="P1">3756. 433334</text:p>
        <text:p text:style-name="P1">3757. 433341</text:p>
        <text:p text:style-name="P1">3758. 433342</text:p>
        <text:p text:style-name="P1">3759. 433343</text:p>
        <text:p text:style-name="P1">3760. 433344</text:p>
        <text:p text:style-name="P1">3761. 433411</text:p>
        <text:p text:style-name="P1">3762. 433412</text:p>
        <text:p text:style-name="P1">3763. 433413</text:p>
        <text:p text:style-name="P1">3764. 433414</text:p>
        <text:p text:style-name="P1">3765. 433421</text:p>
        <text:p text:style-name="P1">3766. 433422</text:p>
        <text:p text:style-name="P1">3767. 433423</text:p>
        <text:p text:style-name="P1">3768. 433424</text:p>
        <text:p text:style-name="P1">3769. 433431</text:p>
        <text:p text:style-name="P1">3770. 433432</text:p>
        <text:p text:style-name="P1">3771. 433433</text:p>
        <text:p text:style-name="P1">3772. 433434</text:p>
        <text:p text:style-name="P1">3773. 433441</text:p>
        <text:p text:style-name="P1">3774. 433442</text:p>
        <text:p text:style-name="P1">3775. 433443</text:p>
        <text:p text:style-name="P1">3776. 433444</text:p>
        <text:p text:style-name="P1">3777. 434111</text:p>
        <text:p text:style-name="P1">3778. 434112</text:p>
        <text:p text:style-name="P1">3779. 434113</text:p>
        <text:p text:style-name="P1">3780. 434114</text:p>
        <text:p text:style-name="P1">3781. 434121</text:p>
        <text:p text:style-name="P1">3782. 434122</text:p>
        <text:p text:style-name="P1">3783. 434123</text:p>
        <text:p text:style-name="P1">3784. 434124</text:p>
        <text:p text:style-name="P1">3785. 434131</text:p>
        <text:p text:style-name="P1">3786. 434132</text:p>
        <text:p text:style-name="P1">3787. 434133</text:p>
        <text:p text:style-name="P1">3788. 434134</text:p>
        <text:p text:style-name="P1">3789. 434141</text:p>
        <text:p text:style-name="P1">3790. 434142</text:p>
        <text:p text:style-name="P1">3791. 434143</text:p>
        <text:p text:style-name="P1">3792. 434144</text:p>
        <text:p text:style-name="P1">3793. 434211</text:p>
        <text:p text:style-name="P1">3794. 434212</text:p>
        <text:p text:style-name="P1">3795. 434213</text:p>
        <text:p text:style-name="P1">3796. 434214</text:p>
        <text:p text:style-name="P1">3797. 434221</text:p>
        <text:p text:style-name="P1">3798. 434222</text:p>
        <text:p text:style-name="P1">3799. 434223</text:p>
        <text:p text:style-name="P1">3800. 434224</text:p>
        <text:p text:style-name="P1">3801. 434231</text:p>
        <text:p text:style-name="P1">3802. 434232</text:p>
        <text:p text:style-name="P1">3803. 434233</text:p>
        <text:p text:style-name="P1">3804. 434234</text:p>
        <text:p text:style-name="P1">3805. 434241</text:p>
        <text:p text:style-name="P1">3806. 434242</text:p>
        <text:p text:style-name="P1">3807. 434243</text:p>
        <text:p text:style-name="P1">3808. 434244</text:p>
        <text:p text:style-name="P1">3809. 434311</text:p>
        <text:p text:style-name="P1">3810. 434312</text:p>
        <text:p text:style-name="P1">3811. 434313</text:p>
        <text:p text:style-name="P1">3812. 434314</text:p>
        <text:p text:style-name="P1">3813. 434321</text:p>
        <text:p text:style-name="P1">3814. 434322</text:p>
        <text:p text:style-name="P1">3815. 434323</text:p>
        <text:p text:style-name="P1">3816. 434324</text:p>
        <text:p text:style-name="P1">3817. 434331</text:p>
        <text:p text:style-name="P1">3818. 434332</text:p>
        <text:p text:style-name="P1">3819. 434333</text:p>
        <text:p text:style-name="P1">3820. 434334</text:p>
        <text:p text:style-name="P1">3821. 434341</text:p>
        <text:p text:style-name="P1">3822. 434342</text:p>
        <text:p text:style-name="P1">3823. 434343</text:p>
        <text:p text:style-name="P1">3824. 434344</text:p>
        <text:p text:style-name="P1">3825. 434411</text:p>
        <text:p text:style-name="P1">3826. 434412</text:p>
        <text:p text:style-name="P1">3827. 434413</text:p>
        <text:p text:style-name="P1">3828. 434414</text:p>
        <text:p text:style-name="P1">3829. 434421</text:p>
        <text:p text:style-name="P1">3830. 434422</text:p>
        <text:p text:style-name="P1">3831. 434423</text:p>
        <text:p text:style-name="P1">3832. 434424</text:p>
        <text:p text:style-name="P1">3833. 434431</text:p>
        <text:p text:style-name="P1">3834. 434432</text:p>
        <text:p text:style-name="P1">3835. 434433</text:p>
        <text:p text:style-name="P1">3836. 434434</text:p>
        <text:p text:style-name="P1">3837. 434441</text:p>
        <text:p text:style-name="P1">3838. 434442</text:p>
        <text:p text:style-name="P1">3839. 434443</text:p>
        <text:p text:style-name="P1">3840. 434444</text:p>
        <text:p text:style-name="P1">3841. 441111</text:p>
        <text:p text:style-name="P1">3842. 441112</text:p>
        <text:p text:style-name="P1">3843. 441113</text:p>
        <text:p text:style-name="P1">3844. 441114</text:p>
        <text:p text:style-name="P1">3845. 441121</text:p>
        <text:p text:style-name="P1">3846. 441122</text:p>
        <text:p text:style-name="P1">3847. 441123</text:p>
        <text:p text:style-name="P1">3848. 441124</text:p>
        <text:p text:style-name="P1">3849. 441131</text:p>
        <text:p text:style-name="P1">3850. 441132</text:p>
        <text:p text:style-name="P1">3851. 441133</text:p>
        <text:p text:style-name="P1">3852. 441134</text:p>
        <text:p text:style-name="P1">3853. 441141</text:p>
        <text:p text:style-name="P1">3854. 441142</text:p>
        <text:p text:style-name="P1">3855. 441143</text:p>
        <text:p text:style-name="P1">3856. 441144</text:p>
        <text:p text:style-name="P1">3857. 441211</text:p>
        <text:p text:style-name="P1">3858. 441212</text:p>
        <text:p text:style-name="P1">3859. 441213</text:p>
        <text:p text:style-name="P1">3860. 441214</text:p>
        <text:p text:style-name="P1">3861. 441221</text:p>
        <text:p text:style-name="P1">3862. 441222</text:p>
        <text:p text:style-name="P1">3863. 441223</text:p>
        <text:p text:style-name="P1">3864. 441224</text:p>
        <text:p text:style-name="P1">3865. 441231</text:p>
        <text:p text:style-name="P1">3866. 441232</text:p>
        <text:p text:style-name="P1">3867. 441233</text:p>
        <text:p text:style-name="P1">3868. 441234</text:p>
        <text:p text:style-name="P1">3869. 441241</text:p>
        <text:p text:style-name="P1">3870. 441242</text:p>
        <text:p text:style-name="P1">3871. 441243</text:p>
        <text:p text:style-name="P1">3872. 441244</text:p>
        <text:p text:style-name="P1">3873. 441311</text:p>
        <text:p text:style-name="P1">3874. 441312</text:p>
        <text:p text:style-name="P1">3875. 441313</text:p>
        <text:p text:style-name="P1">3876. 441314</text:p>
        <text:p text:style-name="P1">3877. 441321</text:p>
        <text:p text:style-name="P1">3878. 441322</text:p>
        <text:p text:style-name="P1">3879. 441323</text:p>
        <text:p text:style-name="P1">3880. 441324</text:p>
        <text:p text:style-name="P1">3881. 441331</text:p>
        <text:p text:style-name="P1">3882. 441332</text:p>
        <text:p text:style-name="P1">3883. 441333</text:p>
        <text:p text:style-name="P1">3884. 441334</text:p>
        <text:p text:style-name="P1">3885. 441341</text:p>
        <text:p text:style-name="P1">3886. 441342</text:p>
        <text:p text:style-name="P1">3887. 441343</text:p>
        <text:p text:style-name="P1">3888. 441344</text:p>
        <text:p text:style-name="P1">3889. 441411</text:p>
        <text:p text:style-name="P1">3890. 441412</text:p>
        <text:p text:style-name="P1">3891. 441413</text:p>
        <text:p text:style-name="P1">3892. 441414</text:p>
        <text:p text:style-name="P1">3893. 441421</text:p>
        <text:p text:style-name="P1">3894. 441422</text:p>
        <text:p text:style-name="P1">3895. 441423</text:p>
        <text:p text:style-name="P1">3896. 441424</text:p>
        <text:p text:style-name="P1">3897. 441431</text:p>
        <text:p text:style-name="P1">3898. 441432</text:p>
        <text:p text:style-name="P1">3899. 441433</text:p>
        <text:p text:style-name="P1">3900. 441434</text:p>
        <text:p text:style-name="P1">3901. 441441</text:p>
        <text:p text:style-name="P1">3902. 441442</text:p>
        <text:p text:style-name="P1">3903. 441443</text:p>
        <text:p text:style-name="P1">3904. 441444</text:p>
        <text:p text:style-name="P1">3905. 442111</text:p>
        <text:p text:style-name="P1">3906. 442112</text:p>
        <text:p text:style-name="P1">3907. 442113</text:p>
        <text:p text:style-name="P1">3908. 442114</text:p>
        <text:p text:style-name="P1">3909. 442121</text:p>
        <text:p text:style-name="P1">3910. 442122</text:p>
        <text:p text:style-name="P1">3911. 442123</text:p>
        <text:p text:style-name="P1">3912. 442124</text:p>
        <text:p text:style-name="P1">3913. 442131</text:p>
        <text:p text:style-name="P1">3914. 442132</text:p>
        <text:p text:style-name="P1">3915. 442133</text:p>
        <text:p text:style-name="P1">3916. 442134</text:p>
        <text:p text:style-name="P1">3917. 442141</text:p>
        <text:p text:style-name="P1">3918. 442142</text:p>
        <text:p text:style-name="P1"><text:soft-page-break/>3919. 442143</text:p>
        <text:p text:style-name="P1">3920. 442144</text:p>
        <text:p text:style-name="P1">3921. 442211</text:p>
        <text:p text:style-name="P1">3922. 442212</text:p>
        <text:p text:style-name="P1">3923. 442213</text:p>
        <text:p text:style-name="P1">3924. 442214</text:p>
        <text:p text:style-name="P1">3925. 442221</text:p>
        <text:p text:style-name="P1">3926. 442222</text:p>
        <text:p text:style-name="P1">3927. 442223</text:p>
        <text:p text:style-name="P1">3928. 442224</text:p>
        <text:p text:style-name="P1">3929. 442231</text:p>
        <text:p text:style-name="P1">3930. 442232</text:p>
        <text:p text:style-name="P1">3931. 442233</text:p>
        <text:p text:style-name="P1">3932. 442234</text:p>
        <text:p text:style-name="P1">3933. 442241</text:p>
        <text:p text:style-name="P1">3934. 442242</text:p>
        <text:p text:style-name="P1">3935. 442243</text:p>
        <text:p text:style-name="P1">3936. 442244</text:p>
        <text:p text:style-name="P1">3937. 442311</text:p>
        <text:p text:style-name="P1">3938. 442312</text:p>
        <text:p text:style-name="P1">3939. 442313</text:p>
        <text:p text:style-name="P1">3940. 442314</text:p>
        <text:p text:style-name="P1">3941. 442321</text:p>
        <text:p text:style-name="P1">3942. 442322</text:p>
        <text:p text:style-name="P1">3943. 442323</text:p>
        <text:p text:style-name="P1">3944. 442324</text:p>
        <text:p text:style-name="P1">3945. 442331</text:p>
        <text:p text:style-name="P1">3946. 442332</text:p>
        <text:p text:style-name="P1">3947. 442333</text:p>
        <text:p text:style-name="P1">3948. 442334</text:p>
        <text:p text:style-name="P1">3949. 442341</text:p>
        <text:p text:style-name="P1">3950. 442342</text:p>
        <text:p text:style-name="P1">3951. 442343</text:p>
        <text:p text:style-name="P1">3952. 442344</text:p>
        <text:p text:style-name="P1">3953. 442411</text:p>
        <text:p text:style-name="P1">3954. 442412</text:p>
        <text:p text:style-name="P1">3955. 442413</text:p>
        <text:p text:style-name="P1">3956. 442414</text:p>
        <text:p text:style-name="P1">3957. 442421</text:p>
        <text:p text:style-name="P1">3958. 442422</text:p>
        <text:p text:style-name="P1">3959. 442423</text:p>
        <text:p text:style-name="P1">3960. 442424</text:p>
        <text:p text:style-name="P1">3961. 442431</text:p>
        <text:p text:style-name="P1">3962. 442432</text:p>
        <text:p text:style-name="P1">3963. 442433</text:p>
        <text:p text:style-name="P1">3964. 442434</text:p>
        <text:p text:style-name="P1">3965. 442441</text:p>
        <text:p text:style-name="P1">3966. 442442</text:p>
        <text:p text:style-name="P1">3967. 442443</text:p>
        <text:p text:style-name="P1">3968. 442444</text:p>
        <text:p text:style-name="P1">3969. 443111</text:p>
        <text:p text:style-name="P1">3970. 443112</text:p>
        <text:p text:style-name="P1">3971. 443113</text:p>
        <text:p text:style-name="P1">3972. 443114</text:p>
        <text:p text:style-name="P1">3973. 443121</text:p>
        <text:p text:style-name="P1">3974. 443122</text:p>
        <text:p text:style-name="P1">3975. 443123</text:p>
        <text:p text:style-name="P1">3976. 443124</text:p>
        <text:p text:style-name="P1">3977. 443131</text:p>
        <text:p text:style-name="P1">3978. 443132</text:p>
        <text:p text:style-name="P1">3979. 443133</text:p>
        <text:p text:style-name="P1">3980. 443134</text:p>
        <text:p text:style-name="P1">3981. 443141</text:p>
        <text:p text:style-name="P1">3982. 443142</text:p>
        <text:p text:style-name="P1">3983. 443143</text:p>
        <text:p text:style-name="P1">3984. 443144</text:p>
        <text:p text:style-name="P1">3985. 443211</text:p>
        <text:p text:style-name="P1">3986. 443212</text:p>
        <text:p text:style-name="P1">3987. 443213</text:p>
        <text:p text:style-name="P1">3988. 443214</text:p>
        <text:p text:style-name="P1">3989. 443221</text:p>
        <text:p text:style-name="P1">3990. 443222</text:p>
        <text:p text:style-name="P1">3991. 443223</text:p>
        <text:p text:style-name="P1">3992. 443224</text:p>
        <text:p text:style-name="P1">3993. 443231</text:p>
        <text:p text:style-name="P1">3994. 443232</text:p>
        <text:p text:style-name="P1">3995. 443233</text:p>
        <text:p text:style-name="P1">3996. 443234</text:p>
        <text:p text:style-name="P1">3997. 443241</text:p>
        <text:p text:style-name="P1">3998. 443242</text:p>
        <text:p text:style-name="P1">3999. 443243</text:p>
        <text:p text:style-name="P1">4000. 443244</text:p>
        <text:p text:style-name="P1">4001. 443311</text:p>
        <text:p text:style-name="P1">4002. 443312</text:p>
        <text:p text:style-name="P1">4003. 443313</text:p>
        <text:p text:style-name="P1">4004. 443314</text:p>
        <text:p text:style-name="P1">4005. 443321</text:p>
        <text:p text:style-name="P1">4006. 443322</text:p>
        <text:p text:style-name="P1">4007. 443323</text:p>
        <text:p text:style-name="P1">4008. 443324</text:p>
        <text:p text:style-name="P1">4009. 443331</text:p>
        <text:p text:style-name="P1">4010. 443332</text:p>
        <text:p text:style-name="P1">4011. 443333</text:p>
        <text:p text:style-name="P1">4012. 443334</text:p>
        <text:p text:style-name="P1">4013. 443341</text:p>
        <text:p text:style-name="P1">4014. 443342</text:p>
        <text:p text:style-name="P1">4015. 443343</text:p>
        <text:p text:style-name="P1">4016. 443344</text:p>
        <text:p text:style-name="P1">4017. 443411</text:p>
        <text:p text:style-name="P1">4018. 443412</text:p>
        <text:p text:style-name="P1">4019. 443413</text:p>
        <text:p text:style-name="P1">4020. 443414</text:p>
        <text:p text:style-name="P1">4021. 443421</text:p>
        <text:p text:style-name="P1">4022. 443422</text:p>
        <text:p text:style-name="P1">4023. 443423</text:p>
        <text:p text:style-name="P1">4024. 443424</text:p>
        <text:p text:style-name="P1">4025. 443431</text:p>
        <text:p text:style-name="P1">4026. 443432</text:p>
        <text:p text:style-name="P1">4027. 443433</text:p>
        <text:p text:style-name="P1">4028. 443434</text:p>
        <text:p text:style-name="P1">4029. 443441</text:p>
        <text:p text:style-name="P1">4030. 443442</text:p>
        <text:p text:style-name="P1">4031. 443443</text:p>
        <text:p text:style-name="P1">4032. 443444</text:p>
        <text:p text:style-name="P1">4033. 444111</text:p>
        <text:p text:style-name="P1">4034. 444112</text:p>
        <text:p text:style-name="P1">4035. 444113</text:p>
        <text:p text:style-name="P1">4036. 444114</text:p>
        <text:p text:style-name="P1">4037. 444121</text:p>
        <text:p text:style-name="P1">4038. 444122</text:p>
        <text:p text:style-name="P1">4039. 444123</text:p>
        <text:p text:style-name="P1">4040. 444124</text:p>
        <text:p text:style-name="P1">4041. 444131</text:p>
        <text:p text:style-name="P1">4042. 444132</text:p>
        <text:p text:style-name="P1">4043. 444133</text:p>
        <text:p text:style-name="P1">4044. 444134</text:p>
        <text:p text:style-name="P1">4045. 444141</text:p>
        <text:p text:style-name="P1">4046. 444142</text:p>
        <text:p text:style-name="P1">4047. 444143</text:p>
        <text:p text:style-name="P1">4048. 444144</text:p>
        <text:p text:style-name="P1">4049. 444211</text:p>
        <text:p text:style-name="P1">4050. 444212</text:p>
        <text:p text:style-name="P1">4051. 444213</text:p>
        <text:p text:style-name="P1">4052. 444214</text:p>
        <text:p text:style-name="P1">4053. 444221</text:p>
        <text:p text:style-name="P1">4054. 444222</text:p>
        <text:p text:style-name="P1">4055. 444223</text:p>
        <text:p text:style-name="P1">4056. 444224</text:p>
        <text:p text:style-name="P1">4057. 444231</text:p>
        <text:p text:style-name="P1">4058. 444232</text:p>
        <text:p text:style-name="P1">4059. 444233</text:p>
        <text:p text:style-name="P1">4060. 444234</text:p>
        <text:p text:style-name="P1">4061. 444241</text:p>
        <text:p text:style-name="P1">4062. 444242</text:p>
        <text:p text:style-name="P1">4063. 444243</text:p>
        <text:p text:style-name="P1">4064. 444244</text:p>
        <text:p text:style-name="P1">4065. 444311</text:p>
        <text:p text:style-name="P1">4066. 444312</text:p>
        <text:p text:style-name="P1">4067. 444313</text:p>
        <text:p text:style-name="P1">4068. 444314</text:p>
        <text:p text:style-name="P1">4069. 444321</text:p>
        <text:p text:style-name="P1">4070. 444322</text:p>
        <text:p text:style-name="P1">4071. 444323</text:p>
        <text:p text:style-name="P1">4072. 444324</text:p>
        <text:p text:style-name="P1">4073. 444331</text:p>
        <text:p text:style-name="P1">4074. 444332</text:p>
        <text:p text:style-name="P1">4075. 444333</text:p>
        <text:p text:style-name="P1">4076. 444334</text:p>
        <text:p text:style-name="P1">4077. 444341</text:p>
        <text:p text:style-name="P1">4078. 444342</text:p>
        <text:p text:style-name="P1">4079. 444343</text:p>
        <text:p text:style-name="P1">4080. 444344</text:p>
        <text:p text:style-name="P1">4081. 444411</text:p>
        <text:p text:style-name="P1">4082. 444412</text:p>
        <text:p text:style-name="P1">4083. 444413</text:p>
        <text:p text:style-name="P1">4084. 444414</text:p>
        <text:p text:style-name="P1">4085. 444421</text:p>
        <text:p text:style-name="P1">4086. 444422</text:p>
        <text:p text:style-name="P1">4087. 444423</text:p>
        <text:p text:style-name="P1">4088. 444424</text:p>
        <text:p text:style-name="P1">4089. 444431</text:p>
        <text:p text:style-name="P1">4090. 444432</text:p>
        <text:p text:style-name="P1">4091. 444433</text:p>
        <text:p text:style-name="P1">4092. 444434</text:p>
        <text:p text:style-name="P1">4093. 444441</text:p>
        <text:p text:style-name="P1">4094. 444442</text:p>
        <text:p text:style-name="P1">4095. 444443</text:p>
        <text:p text:style-name="P1">4096. 444444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1" fo:font-size="10pt" style:font-name-asian="NSimSun" style:font-size-asian="10pt" style:font-name-complex="Courier New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hael Overman</meta:initial-creator>
    <meta:creation-date>2016-09-13T10:51:52.05</meta:creation-date>
    <dc:date>2016-09-13T11:04:27.68</dc:date>
    <dc:creator>Michael Overman</dc:creator>
    <meta:editing-duration>PT7M50S</meta:editing-duration>
    <meta:editing-cycles>2</meta:editing-cycles>
    <meta:generator>OpenOffice/4.1.2$Win32 OpenOffice.org_project/412m3$Build-9782</meta:generator>
    <meta:printed-by>Michael Overman</meta:printed-by>
    <meta:print-date>2016-09-13T10:59:37.92</meta:print-date>
    <meta:document-statistic meta:table-count="0" meta:image-count="0" meta:object-count="0" meta:page-count="21" meta:paragraph-count="4097" meta:word-count="8195" meta:character-count="48064"/>
  </office:meta>
</office:document-meta>
</file>